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scripts/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a" table:style-name="ta1">
        <table:table-row table:style-name="ro1">
          <table:table-cell table:style-name="ce1" office:value-type="string">
            <text:p>Tabela 1737 - IPCA - Série histórica com número-índice, variação mensal e variações acumuladas em 3 meses, em 6 meses, no ano e em 12 meses (a partir de dezembro/1979)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ês</text:p>
          </table:table-cell>
          <table:table-cell table:style-name="ce1" office:value-type="string">
            <text:p>Variável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1" office:value-type="string">
            <text:p>IPCA - Número-índice (base: dezembro de 1993 = 100) (Número-índice)</text:p>
          </table:table-cell>
          <table:table-cell table:style-name="ce1" office:value-type="string">
            <text:p>IPCA - Variação mensal (%)</text:p>
          </table:table-cell>
          <table:table-cell table:style-name="ce1" office:value-type="string">
            <text:p>IPCA - Variação acumulada em 3 meses (%)</text:p>
          </table:table-cell>
          <table:table-cell table:style-name="ce1" office:value-type="string">
            <text:p>IPCA - Variação acumulada em 6 meses (%)</text:p>
          </table:table-cell>
          <table:table-cell table:style-name="ce1" office:value-type="string">
            <text:p>IPCA - Variação acumulada no ano (%)</text:p>
          </table:table-cell>
          <table:table-cell table:style-name="ce1" office:value-type="string">
            <text:p>IPCA - Variação acumulada em 12 meses (%)</text:p>
          </table:table-cell>
        </table:table-row>
        <table:table-row table:style-name="ro1">
          <table:table-cell table:style-name="ce1" office:value-type="string">
            <text:p>Brasil</text:p>
          </table:table-cell>
          <table:table-cell table:style-name="ce1" office:value-type="string">
            <text:p>dezembro 1979</text:p>
          </table:table-cell>
          <table:table-cell table:style-name="ce1" office:value-type="float" office:value="0.0000000076183"/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0</text:p>
          </table:table-cell>
          <table:table-cell table:style-name="ce1" office:value-type="float" office:value="0.0000000081223"/>
          <table:table-cell table:style-name="ce1" office:value-type="float" office:value="6.62"/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ce1" office:value-type="float" office:value="6.62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0</text:p>
          </table:table-cell>
          <table:table-cell table:style-name="ce1" office:value-type="float" office:value="0.0000000084973"/>
          <table:table-cell table:style-name="ce1" office:value-type="float" office:value="4.62"/>
          <table:table-cell table:style-name="ce1" office:value-type="string">
            <text:p>...</text:p>
          </table:table-cell>
          <table:table-cell table:style-name="ce1" office:value-type="string">
            <text:p>...</text:p>
          </table:table-cell>
          <table:table-cell table:style-name="ce1" office:value-type="float" office:value="11.54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0</text:p>
          </table:table-cell>
          <table:table-cell table:style-name="ce1" office:value-type="float" office:value="0.0000000090104"/>
          <table:table-cell table:style-name="ce1" office:value-type="float" office:value="6.04"/>
          <table:table-cell table:style-name="ce1" office:value-type="float" office:value="18.27"/>
          <table:table-cell table:style-name="ce1" office:value-type="string">
            <text:p>...</text:p>
          </table:table-cell>
          <table:table-cell table:style-name="ce1" office:value-type="float" office:value="18.27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0</text:p>
          </table:table-cell>
          <table:table-cell table:style-name="ce1" office:value-type="float" office:value="0.0000000094867"/>
          <table:table-cell table:style-name="ce1" office:value-type="float" office:value="5.29"/>
          <table:table-cell table:style-name="ce1" office:value-type="float" office:value="16.80"/>
          <table:table-cell table:style-name="ce1" office:value-type="string">
            <text:p>...</text:p>
          </table:table-cell>
          <table:table-cell table:style-name="ce1" office:value-type="float" office:value="24.53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0</text:p>
          </table:table-cell>
          <table:table-cell table:style-name="ce1" office:value-type="float" office:value="0.0000000100277"/>
          <table:table-cell table:style-name="ce1" office:value-type="float" office:value="5.70"/>
          <table:table-cell table:style-name="ce1" office:value-type="float" office:value="18.01"/>
          <table:table-cell table:style-name="ce1" office:value-type="string">
            <text:p>...</text:p>
          </table:table-cell>
          <table:table-cell table:style-name="ce1" office:value-type="float" office:value="31.63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0</text:p>
          </table:table-cell>
          <table:table-cell table:style-name="ce1" office:value-type="float" office:value="0.0000000105597"/>
          <table:table-cell table:style-name="ce1" office:value-type="float" office:value="5.31"/>
          <table:table-cell table:style-name="ce1" office:value-type="float" office:value="17.19"/>
          <table:table-cell table:style-name="ce1" office:value-type="float" office:value="38.61"/>
          <table:table-cell table:style-name="ce1" office:value-type="float" office:value="38.61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0</text:p>
          </table:table-cell>
          <table:table-cell table:style-name="ce1" office:value-type="float" office:value="0.0000000111453"/>
          <table:table-cell table:style-name="ce1" office:value-type="float" office:value="5.55"/>
          <table:table-cell table:style-name="ce1" office:value-type="float" office:value="17.48"/>
          <table:table-cell table:style-name="ce1" office:value-type="float" office:value="37.22"/>
          <table:table-cell table:style-name="ce1" office:value-type="float" office:value="46.30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0</text:p>
          </table:table-cell>
          <table:table-cell table:style-name="ce1" office:value-type="float" office:value="0.0000000116965"/>
          <table:table-cell table:style-name="ce1" office:value-type="float" office:value="4.95"/>
          <table:table-cell table:style-name="ce1" office:value-type="float" office:value="16.64"/>
          <table:table-cell table:style-name="ce1" office:value-type="float" office:value="37.65"/>
          <table:table-cell table:style-name="ce1" office:value-type="float" office:value="53.53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0</text:p>
          </table:table-cell>
          <table:table-cell table:style-name="ce1" office:value-type="float" office:value="0.0000000121913"/>
          <table:table-cell table:style-name="ce1" office:value-type="float" office:value="4.23"/>
          <table:table-cell table:style-name="ce1" office:value-type="float" office:value="15.45"/>
          <table:table-cell table:style-name="ce1" office:value-type="float" office:value="35.30"/>
          <table:table-cell table:style-name="ce1" office:value-type="float" office:value="60.03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0</text:p>
          </table:table-cell>
          <table:table-cell table:style-name="ce1" office:value-type="float" office:value="0.0000000133471"/>
          <table:table-cell table:style-name="ce1" office:value-type="float" office:value="9.48"/>
          <table:table-cell table:style-name="ce1" office:value-type="float" office:value="19.76"/>
          <table:table-cell table:style-name="ce1" office:value-type="float" office:value="40.69"/>
          <table:table-cell table:style-name="ce1" office:value-type="float" office:value="75.20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0</text:p>
          </table:table-cell>
          <table:table-cell table:style-name="ce1" office:value-type="float" office:value="0.0000000142378"/>
          <table:table-cell table:style-name="ce1" office:value-type="float" office:value="6.67"/>
          <table:table-cell table:style-name="ce1" office:value-type="float" office:value="21.73"/>
          <table:table-cell table:style-name="ce1" office:value-type="float" office:value="41.98"/>
          <table:table-cell table:style-name="ce1" office:value-type="float" office:value="86.89"/>
          <table:table-cell table:style-name="ce1" office:value-type="string">
            <text:p>...</text:p>
          </table:table-cell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0</text:p>
          </table:table-cell>
          <table:table-cell table:style-name="ce1" office:value-type="float" office:value="0.0000000151795"/>
          <table:table-cell table:style-name="ce1" office:value-type="float" office:value="6.61"/>
          <table:table-cell table:style-name="ce1" office:value-type="float" office:value="24.51"/>
          <table:table-cell table:style-name="ce1" office:value-type="float" office:value="43.75"/>
          <table:table-cell table:style-name="ce1" office:value-type="float" office:value="99.25"/>
          <table:table-cell table:style-name="ce1" office:value-type="float" office:value="99.2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1</text:p>
          </table:table-cell>
          <table:table-cell table:style-name="ce1" office:value-type="float" office:value="0.0000000162174"/>
          <table:table-cell table:style-name="ce1" office:value-type="float" office:value="6.84"/>
          <table:table-cell table:style-name="ce1" office:value-type="float" office:value="21.51"/>
          <table:table-cell table:style-name="ce1" office:value-type="float" office:value="45.51"/>
          <table:table-cell table:style-name="ce1" office:value-type="float" office:value="6.84"/>
          <table:table-cell table:style-name="ce1" office:value-type="float" office:value="99.6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1</text:p>
          </table:table-cell>
          <table:table-cell table:style-name="ce1" office:value-type="float" office:value="0.0000000172555"/>
          <table:table-cell table:style-name="ce1" office:value-type="float" office:value="6.40"/>
          <table:table-cell table:style-name="ce1" office:value-type="float" office:value="21.19"/>
          <table:table-cell table:style-name="ce1" office:value-type="float" office:value="47.53"/>
          <table:table-cell table:style-name="ce1" office:value-type="float" office:value="13.68"/>
          <table:table-cell table:style-name="ce1" office:value-type="float" office:value="103.0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1</text:p>
          </table:table-cell>
          <table:table-cell table:style-name="ce1" office:value-type="float" office:value="0.0000000181134"/>
          <table:table-cell table:style-name="ce1" office:value-type="float" office:value="4.97"/>
          <table:table-cell table:style-name="ce1" office:value-type="float" office:value="19.33"/>
          <table:table-cell table:style-name="ce1" office:value-type="float" office:value="48.58"/>
          <table:table-cell table:style-name="ce1" office:value-type="float" office:value="19.33"/>
          <table:table-cell table:style-name="ce1" office:value-type="float" office:value="101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1</text:p>
          </table:table-cell>
          <table:table-cell table:style-name="ce1" office:value-type="float" office:value="0.0000000192839"/>
          <table:table-cell table:style-name="ce1" office:value-type="float" office:value="6.46"/>
          <table:table-cell table:style-name="ce1" office:value-type="float" office:value="18.91"/>
          <table:table-cell table:style-name="ce1" office:value-type="float" office:value="44.48"/>
          <table:table-cell table:style-name="ce1" office:value-type="float" office:value="27.04"/>
          <table:table-cell table:style-name="ce1" office:value-type="float" office:value="103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1</text:p>
          </table:table-cell>
          <table:table-cell table:style-name="ce1" office:value-type="float" office:value="0.0000000203560"/>
          <table:table-cell table:style-name="ce1" office:value-type="float" office:value="5.56"/>
          <table:table-cell table:style-name="ce1" office:value-type="float" office:value="17.97"/>
          <table:table-cell table:style-name="ce1" office:value-type="float" office:value="42.97"/>
          <table:table-cell table:style-name="ce1" office:value-type="float" office:value="34.10"/>
          <table:table-cell table:style-name="ce1" office:value-type="float" office:value="103.0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1</text:p>
          </table:table-cell>
          <table:table-cell table:style-name="ce1" office:value-type="float" office:value="0.0000000214792"/>
          <table:table-cell table:style-name="ce1" office:value-type="float" office:value="5.52"/>
          <table:table-cell table:style-name="ce1" office:value-type="float" office:value="18.58"/>
          <table:table-cell table:style-name="ce1" office:value-type="float" office:value="41.50"/>
          <table:table-cell table:style-name="ce1" office:value-type="float" office:value="41.50"/>
          <table:table-cell table:style-name="ce1" office:value-type="float" office:value="103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1</text:p>
          </table:table-cell>
          <table:table-cell table:style-name="ce1" office:value-type="float" office:value="0.0000000228229"/>
          <table:table-cell table:style-name="ce1" office:value-type="float" office:value="6.26"/>
          <table:table-cell table:style-name="ce1" office:value-type="float" office:value="18.35"/>
          <table:table-cell table:style-name="ce1" office:value-type="float" office:value="40.73"/>
          <table:table-cell table:style-name="ce1" office:value-type="float" office:value="50.35"/>
          <table:table-cell table:style-name="ce1" office:value-type="float" office:value="104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1</text:p>
          </table:table-cell>
          <table:table-cell table:style-name="ce1" office:value-type="float" office:value="0.0000000240772"/>
          <table:table-cell table:style-name="ce1" office:value-type="float" office:value="5.50"/>
          <table:table-cell table:style-name="ce1" office:value-type="float" office:value="18.28"/>
          <table:table-cell table:style-name="ce1" office:value-type="float" office:value="39.53"/>
          <table:table-cell table:style-name="ce1" office:value-type="float" office:value="58.62"/>
          <table:table-cell table:style-name="ce1" office:value-type="float" office:value="105.8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1</text:p>
          </table:table-cell>
          <table:table-cell table:style-name="ce1" office:value-type="float" office:value="0.0000000253429"/>
          <table:table-cell table:style-name="ce1" office:value-type="float" office:value="5.26"/>
          <table:table-cell table:style-name="ce1" office:value-type="float" office:value="17.99"/>
          <table:table-cell table:style-name="ce1" office:value-type="float" office:value="39.91"/>
          <table:table-cell table:style-name="ce1" office:value-type="float" office:value="66.95"/>
          <table:table-cell table:style-name="ce1" office:value-type="float" office:value="107.8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1</text:p>
          </table:table-cell>
          <table:table-cell table:style-name="ce1" office:value-type="float" office:value="0.0000000266297"/>
          <table:table-cell table:style-name="ce1" office:value-type="float" office:value="5.08"/>
          <table:table-cell table:style-name="ce1" office:value-type="float" office:value="16.68"/>
          <table:table-cell table:style-name="ce1" office:value-type="float" office:value="38.09"/>
          <table:table-cell table:style-name="ce1" office:value-type="float" office:value="75.43"/>
          <table:table-cell table:style-name="ce1" office:value-type="float" office:value="99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1</text:p>
          </table:table-cell>
          <table:table-cell table:style-name="ce1" office:value-type="float" office:value="0.0000000280335"/>
          <table:table-cell table:style-name="ce1" office:value-type="float" office:value="5.27"/>
          <table:table-cell table:style-name="ce1" office:value-type="float" office:value="16.43"/>
          <table:table-cell table:style-name="ce1" office:value-type="float" office:value="37.72"/>
          <table:table-cell table:style-name="ce1" office:value-type="float" office:value="84.68"/>
          <table:table-cell table:style-name="ce1" office:value-type="float" office:value="96.8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1</text:p>
          </table:table-cell>
          <table:table-cell table:style-name="ce1" office:value-type="float" office:value="0.0000000296946"/>
          <table:table-cell table:style-name="ce1" office:value-type="float" office:value="5.93"/>
          <table:table-cell table:style-name="ce1" office:value-type="float" office:value="17.17"/>
          <table:table-cell table:style-name="ce1" office:value-type="float" office:value="38.25"/>
          <table:table-cell table:style-name="ce1" office:value-type="float" office:value="95.62"/>
          <table:table-cell table:style-name="ce1" office:value-type="float" office:value="95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2</text:p>
          </table:table-cell>
          <table:table-cell table:style-name="ce1" office:value-type="float" office:value="0.0000000317628"/>
          <table:table-cell table:style-name="ce1" office:value-type="float" office:value="6.97"/>
          <table:table-cell table:style-name="ce1" office:value-type="float" office:value="19.28"/>
          <table:table-cell table:style-name="ce1" office:value-type="float" office:value="39.17"/>
          <table:table-cell table:style-name="ce1" office:value-type="float" office:value="6.97"/>
          <table:table-cell table:style-name="ce1" office:value-type="float" office:value="95.8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2</text:p>
          </table:table-cell>
          <table:table-cell table:style-name="ce1" office:value-type="float" office:value="0.0000000338708"/>
          <table:table-cell table:style-name="ce1" office:value-type="float" office:value="6.64"/>
          <table:table-cell table:style-name="ce1" office:value-type="float" office:value="20.82"/>
          <table:table-cell table:style-name="ce1" office:value-type="float" office:value="40.68"/>
          <table:table-cell table:style-name="ce1" office:value-type="float" office:value="14.06"/>
          <table:table-cell table:style-name="ce1" office:value-type="float" office:value="96.2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2</text:p>
          </table:table-cell>
          <table:table-cell table:style-name="ce1" office:value-type="float" office:value="0.0000000358057"/>
          <table:table-cell table:style-name="ce1" office:value-type="float" office:value="5.71"/>
          <table:table-cell table:style-name="ce1" office:value-type="float" office:value="20.58"/>
          <table:table-cell table:style-name="ce1" office:value-type="float" office:value="41.28"/>
          <table:table-cell table:style-name="ce1" office:value-type="float" office:value="20.58"/>
          <table:table-cell table:style-name="ce1" office:value-type="float" office:value="97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2</text:p>
          </table:table-cell>
          <table:table-cell table:style-name="ce1" office:value-type="float" office:value="0.0000000379137"/>
          <table:table-cell table:style-name="ce1" office:value-type="float" office:value="5.89"/>
          <table:table-cell table:style-name="ce1" office:value-type="float" office:value="19.37"/>
          <table:table-cell table:style-name="ce1" office:value-type="float" office:value="42.37"/>
          <table:table-cell table:style-name="ce1" office:value-type="float" office:value="27.68"/>
          <table:table-cell table:style-name="ce1" office:value-type="float" office:value="96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2</text:p>
          </table:table-cell>
          <table:table-cell table:style-name="ce1" office:value-type="float" office:value="0.0000000404382"/>
          <table:table-cell table:style-name="ce1" office:value-type="float" office:value="6.66"/>
          <table:table-cell table:style-name="ce1" office:value-type="float" office:value="19.39"/>
          <table:table-cell table:style-name="ce1" office:value-type="float" office:value="44.25"/>
          <table:table-cell table:style-name="ce1" office:value-type="float" office:value="36.18"/>
          <table:table-cell table:style-name="ce1" office:value-type="float" office:value="98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2</text:p>
          </table:table-cell>
          <table:table-cell table:style-name="ce1" office:value-type="float" office:value="0.0000000433113"/>
          <table:table-cell table:style-name="ce1" office:value-type="float" office:value="7.10"/>
          <table:table-cell table:style-name="ce1" office:value-type="float" office:value="20.96"/>
          <table:table-cell table:style-name="ce1" office:value-type="float" office:value="45.86"/>
          <table:table-cell table:style-name="ce1" office:value-type="float" office:value="45.86"/>
          <table:table-cell table:style-name="ce1" office:value-type="float" office:value="101.6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2</text:p>
          </table:table-cell>
          <table:table-cell table:style-name="ce1" office:value-type="float" office:value="0.0000000460650"/>
          <table:table-cell table:style-name="ce1" office:value-type="float" office:value="6.36"/>
          <table:table-cell table:style-name="ce1" office:value-type="float" office:value="21.50"/>
          <table:table-cell table:style-name="ce1" office:value-type="float" office:value="45.03"/>
          <table:table-cell table:style-name="ce1" office:value-type="float" office:value="55.13"/>
          <table:table-cell table:style-name="ce1" office:value-type="float" office:value="101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2</text:p>
          </table:table-cell>
          <table:table-cell table:style-name="ce1" office:value-type="float" office:value="0.0000000488164"/>
          <table:table-cell table:style-name="ce1" office:value-type="float" office:value="5.97"/>
          <table:table-cell table:style-name="ce1" office:value-type="float" office:value="20.72"/>
          <table:table-cell table:style-name="ce1" office:value-type="float" office:value="44.13"/>
          <table:table-cell table:style-name="ce1" office:value-type="float" office:value="64.39"/>
          <table:table-cell table:style-name="ce1" office:value-type="float" office:value="102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2</text:p>
          </table:table-cell>
          <table:table-cell table:style-name="ce1" office:value-type="float" office:value="0.0000000512964"/>
          <table:table-cell table:style-name="ce1" office:value-type="float" office:value="5.08"/>
          <table:table-cell table:style-name="ce1" office:value-type="float" office:value="18.44"/>
          <table:table-cell table:style-name="ce1" office:value-type="float" office:value="43.26"/>
          <table:table-cell table:style-name="ce1" office:value-type="float" office:value="72.75"/>
          <table:table-cell table:style-name="ce1" office:value-type="float" office:value="102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2</text:p>
          </table:table-cell>
          <table:table-cell table:style-name="ce1" office:value-type="float" office:value="0.0000000535752"/>
          <table:table-cell table:style-name="ce1" office:value-type="float" office:value="4.44"/>
          <table:table-cell table:style-name="ce1" office:value-type="float" office:value="16.30"/>
          <table:table-cell table:style-name="ce1" office:value-type="float" office:value="41.31"/>
          <table:table-cell table:style-name="ce1" office:value-type="float" office:value="80.42"/>
          <table:table-cell table:style-name="ce1" office:value-type="float" office:value="101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2</text:p>
          </table:table-cell>
          <table:table-cell table:style-name="ce1" office:value-type="float" office:value="0.0000000564085"/>
          <table:table-cell table:style-name="ce1" office:value-type="float" office:value="5.29"/>
          <table:table-cell table:style-name="ce1" office:value-type="float" office:value="15.55"/>
          <table:table-cell table:style-name="ce1" office:value-type="float" office:value="39.49"/>
          <table:table-cell table:style-name="ce1" office:value-type="float" office:value="89.96"/>
          <table:table-cell table:style-name="ce1" office:value-type="float" office:value="101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2</text:p>
          </table:table-cell>
          <table:table-cell table:style-name="ce1" office:value-type="float" office:value="0.0000000608117"/>
          <table:table-cell table:style-name="ce1" office:value-type="float" office:value="7.81"/>
          <table:table-cell table:style-name="ce1" office:value-type="float" office:value="18.55"/>
          <table:table-cell table:style-name="ce1" office:value-type="float" office:value="40.41"/>
          <table:table-cell table:style-name="ce1" office:value-type="float" office:value="104.79"/>
          <table:table-cell table:style-name="ce1" office:value-type="float" office:value="104.7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3</text:p>
          </table:table-cell>
          <table:table-cell table:style-name="ce1" office:value-type="float" office:value="0.0000000660665"/>
          <table:table-cell table:style-name="ce1" office:value-type="float" office:value="8.64"/>
          <table:table-cell table:style-name="ce1" office:value-type="float" office:value="23.32"/>
          <table:table-cell table:style-name="ce1" office:value-type="float" office:value="43.42"/>
          <table:table-cell table:style-name="ce1" office:value-type="float" office:value="8.64"/>
          <table:table-cell table:style-name="ce1" office:value-type="float" office:value="108.0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3</text:p>
          </table:table-cell>
          <table:table-cell table:style-name="ce1" office:value-type="float" office:value="0.0000000712581"/>
          <table:table-cell table:style-name="ce1" office:value-type="float" office:value="7.86"/>
          <table:table-cell table:style-name="ce1" office:value-type="float" office:value="26.33"/>
          <table:table-cell table:style-name="ce1" office:value-type="float" office:value="45.97"/>
          <table:table-cell table:style-name="ce1" office:value-type="float" office:value="17.18"/>
          <table:table-cell table:style-name="ce1" office:value-type="float" office:value="110.3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3</text:p>
          </table:table-cell>
          <table:table-cell table:style-name="ce1" office:value-type="float" office:value="0.0000000764919"/>
          <table:table-cell table:style-name="ce1" office:value-type="float" office:value="7.34"/>
          <table:table-cell table:style-name="ce1" office:value-type="float" office:value="25.78"/>
          <table:table-cell table:style-name="ce1" office:value-type="float" office:value="49.12"/>
          <table:table-cell table:style-name="ce1" office:value-type="float" office:value="25.78"/>
          <table:table-cell table:style-name="ce1" office:value-type="float" office:value="113.6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3</text:p>
          </table:table-cell>
          <table:table-cell table:style-name="ce1" office:value-type="float" office:value="0.0000000815245"/>
          <table:table-cell table:style-name="ce1" office:value-type="float" office:value="6.58"/>
          <table:table-cell table:style-name="ce1" office:value-type="float" office:value="23.40"/>
          <table:table-cell table:style-name="ce1" office:value-type="float" office:value="52.17"/>
          <table:table-cell table:style-name="ce1" office:value-type="float" office:value="34.06"/>
          <table:table-cell table:style-name="ce1" office:value-type="float" office:value="115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3</text:p>
          </table:table-cell>
          <table:table-cell table:style-name="ce1" office:value-type="float" office:value="0.0000000868097"/>
          <table:table-cell table:style-name="ce1" office:value-type="float" office:value="6.48"/>
          <table:table-cell table:style-name="ce1" office:value-type="float" office:value="21.82"/>
          <table:table-cell table:style-name="ce1" office:value-type="float" office:value="53.89"/>
          <table:table-cell table:style-name="ce1" office:value-type="float" office:value="42.75"/>
          <table:table-cell table:style-name="ce1" office:value-type="float" office:value="114.6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3</text:p>
          </table:table-cell>
          <table:table-cell table:style-name="ce1" office:value-type="float" office:value="0.0000000953868"/>
          <table:table-cell table:style-name="ce1" office:value-type="float" office:value="9.88"/>
          <table:table-cell table:style-name="ce1" office:value-type="float" office:value="24.70"/>
          <table:table-cell table:style-name="ce1" office:value-type="float" office:value="56.86"/>
          <table:table-cell table:style-name="ce1" office:value-type="float" office:value="56.86"/>
          <table:table-cell table:style-name="ce1" office:value-type="float" office:value="120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3</text:p>
          </table:table-cell>
          <table:table-cell table:style-name="ce1" office:value-type="float" office:value="0.0000001050003"/>
          <table:table-cell table:style-name="ce1" office:value-type="float" office:value="10.08"/>
          <table:table-cell table:style-name="ce1" office:value-type="float" office:value="28.80"/>
          <table:table-cell table:style-name="ce1" office:value-type="float" office:value="58.93"/>
          <table:table-cell table:style-name="ce1" office:value-type="float" office:value="72.66"/>
          <table:table-cell table:style-name="ce1" office:value-type="float" office:value="127.9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3</text:p>
          </table:table-cell>
          <table:table-cell table:style-name="ce1" office:value-type="float" office:value="0.0000001145671"/>
          <table:table-cell table:style-name="ce1" office:value-type="float" office:value="9.11"/>
          <table:table-cell table:style-name="ce1" office:value-type="float" office:value="31.97"/>
          <table:table-cell table:style-name="ce1" office:value-type="float" office:value="60.78"/>
          <table:table-cell table:style-name="ce1" office:value-type="float" office:value="88.40"/>
          <table:table-cell table:style-name="ce1" office:value-type="float" office:value="134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3</text:p>
          </table:table-cell>
          <table:table-cell table:style-name="ce1" office:value-type="float" office:value="0.0000001263682"/>
          <table:table-cell table:style-name="ce1" office:value-type="float" office:value="10.30"/>
          <table:table-cell table:style-name="ce1" office:value-type="float" office:value="32.48"/>
          <table:table-cell table:style-name="ce1" office:value-type="float" office:value="65.20"/>
          <table:table-cell table:style-name="ce1" office:value-type="float" office:value="107.80"/>
          <table:table-cell table:style-name="ce1" office:value-type="float" office:value="146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3</text:p>
          </table:table-cell>
          <table:table-cell table:style-name="ce1" office:value-type="float" office:value="0.0000001375727"/>
          <table:table-cell table:style-name="ce1" office:value-type="float" office:value="8.87"/>
          <table:table-cell table:style-name="ce1" office:value-type="float" office:value="31.02"/>
          <table:table-cell table:style-name="ce1" office:value-type="float" office:value="68.75"/>
          <table:table-cell table:style-name="ce1" office:value-type="float" office:value="126.23"/>
          <table:table-cell table:style-name="ce1" office:value-type="float" office:value="156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3</text:p>
          </table:table-cell>
          <table:table-cell table:style-name="ce1" office:value-type="float" office:value="0.0000001477314"/>
          <table:table-cell table:style-name="ce1" office:value-type="float" office:value="7.38"/>
          <table:table-cell table:style-name="ce1" office:value-type="float" office:value="28.95"/>
          <table:table-cell table:style-name="ce1" office:value-type="float" office:value="70.18"/>
          <table:table-cell table:style-name="ce1" office:value-type="float" office:value="142.93"/>
          <table:table-cell table:style-name="ce1" office:value-type="float" office:value="161.9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3</text:p>
          </table:table-cell>
          <table:table-cell table:style-name="ce1" office:value-type="float" office:value="0.0000001605502"/>
          <table:table-cell table:style-name="ce1" office:value-type="float" office:value="8.68"/>
          <table:table-cell table:style-name="ce1" office:value-type="float" office:value="27.05"/>
          <table:table-cell table:style-name="ce1" office:value-type="float" office:value="68.31"/>
          <table:table-cell table:style-name="ce1" office:value-type="float" office:value="164.01"/>
          <table:table-cell table:style-name="ce1" office:value-type="float" office:value="164.0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4</text:p>
          </table:table-cell>
          <table:table-cell table:style-name="ce1" office:value-type="float" office:value="0.0000001760737"/>
          <table:table-cell table:style-name="ce1" office:value-type="float" office:value="9.67"/>
          <table:table-cell table:style-name="ce1" office:value-type="float" office:value="27.99"/>
          <table:table-cell table:style-name="ce1" office:value-type="float" office:value="67.69"/>
          <table:table-cell table:style-name="ce1" office:value-type="float" office:value="9.67"/>
          <table:table-cell table:style-name="ce1" office:value-type="float" office:value="166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4</text:p>
          </table:table-cell>
          <table:table-cell table:style-name="ce1" office:value-type="float" office:value="0.0000001928020"/>
          <table:table-cell table:style-name="ce1" office:value-type="float" office:value="9.50"/>
          <table:table-cell table:style-name="ce1" office:value-type="float" office:value="30.51"/>
          <table:table-cell table:style-name="ce1" office:value-type="float" office:value="68.29"/>
          <table:table-cell table:style-name="ce1" office:value-type="float" office:value="20.09"/>
          <table:table-cell table:style-name="ce1" office:value-type="float" office:value="170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4</text:p>
          </table:table-cell>
          <table:table-cell table:style-name="ce1" office:value-type="float" office:value="0.0000002100357"/>
          <table:table-cell table:style-name="ce1" office:value-type="float" office:value="8.94"/>
          <table:table-cell table:style-name="ce1" office:value-type="float" office:value="30.82"/>
          <table:table-cell table:style-name="ce1" office:value-type="float" office:value="66.21"/>
          <table:table-cell table:style-name="ce1" office:value-type="float" office:value="30.82"/>
          <table:table-cell table:style-name="ce1" office:value-type="float" office:value="174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4</text:p>
          </table:table-cell>
          <table:table-cell table:style-name="ce1" office:value-type="float" office:value="0.0000002300794"/>
          <table:table-cell table:style-name="ce1" office:value-type="float" office:value="9.54"/>
          <table:table-cell table:style-name="ce1" office:value-type="float" office:value="30.67"/>
          <table:table-cell table:style-name="ce1" office:value-type="float" office:value="67.24"/>
          <table:table-cell table:style-name="ce1" office:value-type="float" office:value="43.31"/>
          <table:table-cell table:style-name="ce1" office:value-type="float" office:value="182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4</text:p>
          </table:table-cell>
          <table:table-cell table:style-name="ce1" office:value-type="float" office:value="0.0000002509021"/>
          <table:table-cell table:style-name="ce1" office:value-type="float" office:value="9.05"/>
          <table:table-cell table:style-name="ce1" office:value-type="float" office:value="30.13"/>
          <table:table-cell table:style-name="ce1" office:value-type="float" office:value="69.84"/>
          <table:table-cell table:style-name="ce1" office:value-type="float" office:value="56.28"/>
          <table:table-cell table:style-name="ce1" office:value-type="float" office:value="189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4</text:p>
          </table:table-cell>
          <table:table-cell table:style-name="ce1" office:value-type="float" office:value="0.0000002761935"/>
          <table:table-cell table:style-name="ce1" office:value-type="float" office:value="10.08"/>
          <table:table-cell table:style-name="ce1" office:value-type="float" office:value="31.50"/>
          <table:table-cell table:style-name="ce1" office:value-type="float" office:value="72.03"/>
          <table:table-cell table:style-name="ce1" office:value-type="float" office:value="72.03"/>
          <table:table-cell table:style-name="ce1" office:value-type="float" office:value="189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4</text:p>
          </table:table-cell>
          <table:table-cell table:style-name="ce1" office:value-type="float" office:value="0.0000003030524"/>
          <table:table-cell table:style-name="ce1" office:value-type="float" office:value="9.72"/>
          <table:table-cell table:style-name="ce1" office:value-type="float" office:value="31.72"/>
          <table:table-cell table:style-name="ce1" office:value-type="float" office:value="72.12"/>
          <table:table-cell table:style-name="ce1" office:value-type="float" office:value="88.76"/>
          <table:table-cell table:style-name="ce1" office:value-type="float" office:value="188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4</text:p>
          </table:table-cell>
          <table:table-cell table:style-name="ce1" office:value-type="float" office:value="0.0000003313854"/>
          <table:table-cell table:style-name="ce1" office:value-type="float" office:value="9.35"/>
          <table:table-cell table:style-name="ce1" office:value-type="float" office:value="32.08"/>
          <table:table-cell table:style-name="ce1" office:value-type="float" office:value="71.88"/>
          <table:table-cell table:style-name="ce1" office:value-type="float" office:value="106.41"/>
          <table:table-cell table:style-name="ce1" office:value-type="float" office:value="189.2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4</text:p>
          </table:table-cell>
          <table:table-cell table:style-name="ce1" office:value-type="float" office:value="0.0000003703168"/>
          <table:table-cell table:style-name="ce1" office:value-type="float" office:value="11.75"/>
          <table:table-cell table:style-name="ce1" office:value-type="float" office:value="34.08"/>
          <table:table-cell table:style-name="ce1" office:value-type="float" office:value="76.31"/>
          <table:table-cell table:style-name="ce1" office:value-type="float" office:value="130.65"/>
          <table:table-cell table:style-name="ce1" office:value-type="float" office:value="193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4</text:p>
          </table:table-cell>
          <table:table-cell table:style-name="ce1" office:value-type="float" office:value="0.0000004089675"/>
          <table:table-cell table:style-name="ce1" office:value-type="float" office:value="10.44"/>
          <table:table-cell table:style-name="ce1" office:value-type="float" office:value="34.95"/>
          <table:table-cell table:style-name="ce1" office:value-type="float" office:value="77.75"/>
          <table:table-cell table:style-name="ce1" office:value-type="float" office:value="154.73"/>
          <table:table-cell table:style-name="ce1" office:value-type="float" office:value="197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4</text:p>
          </table:table-cell>
          <table:table-cell table:style-name="ce1" office:value-type="float" office:value="0.0000004520168"/>
          <table:table-cell table:style-name="ce1" office:value-type="float" office:value="10.53"/>
          <table:table-cell table:style-name="ce1" office:value-type="float" office:value="36.40"/>
          <table:table-cell table:style-name="ce1" office:value-type="float" office:value="80.16"/>
          <table:table-cell table:style-name="ce1" office:value-type="float" office:value="181.54"/>
          <table:table-cell table:style-name="ce1" office:value-type="float" office:value="205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4</text:p>
          </table:table-cell>
          <table:table-cell table:style-name="ce1" office:value-type="float" office:value="0.0000005061559"/>
          <table:table-cell table:style-name="ce1" office:value-type="float" office:value="11.98"/>
          <table:table-cell table:style-name="ce1" office:value-type="float" office:value="36.68"/>
          <table:table-cell table:style-name="ce1" office:value-type="float" office:value="83.26"/>
          <table:table-cell table:style-name="ce1" office:value-type="float" office:value="215.26"/>
          <table:table-cell table:style-name="ce1" office:value-type="float" office:value="215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5</text:p>
          </table:table-cell>
          <table:table-cell table:style-name="ce1" office:value-type="float" office:value="0.0000005656761"/>
          <table:table-cell table:style-name="ce1" office:value-type="float" office:value="11.76"/>
          <table:table-cell table:style-name="ce1" office:value-type="float" office:value="38.32"/>
          <table:table-cell table:style-name="ce1" office:value-type="float" office:value="86.66"/>
          <table:table-cell table:style-name="ce1" office:value-type="float" office:value="11.76"/>
          <table:table-cell table:style-name="ce1" office:value-type="float" office:value="221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5</text:p>
          </table:table-cell>
          <table:table-cell table:style-name="ce1" office:value-type="float" office:value="0.0000006271382"/>
          <table:table-cell table:style-name="ce1" office:value-type="float" office:value="10.87"/>
          <table:table-cell table:style-name="ce1" office:value-type="float" office:value="38.74"/>
          <table:table-cell table:style-name="ce1" office:value-type="float" office:value="89.25"/>
          <table:table-cell table:style-name="ce1" office:value-type="float" office:value="23.90"/>
          <table:table-cell table:style-name="ce1" office:value-type="float" office:value="225.2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5</text:p>
          </table:table-cell>
          <table:table-cell table:style-name="ce1" office:value-type="float" office:value="0.0000006908698"/>
          <table:table-cell table:style-name="ce1" office:value-type="float" office:value="10.16"/>
          <table:table-cell table:style-name="ce1" office:value-type="float" office:value="36.49"/>
          <table:table-cell table:style-name="ce1" office:value-type="float" office:value="86.56"/>
          <table:table-cell table:style-name="ce1" office:value-type="float" office:value="36.49"/>
          <table:table-cell table:style-name="ce1" office:value-type="float" office:value="228.9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5</text:p>
          </table:table-cell>
          <table:table-cell table:style-name="ce1" office:value-type="float" office:value="0.0000007474889"/>
          <table:table-cell table:style-name="ce1" office:value-type="float" office:value="8.20"/>
          <table:table-cell table:style-name="ce1" office:value-type="float" office:value="32.14"/>
          <table:table-cell table:style-name="ce1" office:value-type="float" office:value="82.77"/>
          <table:table-cell table:style-name="ce1" office:value-type="float" office:value="47.68"/>
          <table:table-cell table:style-name="ce1" office:value-type="float" office:value="224.8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5</text:p>
          </table:table-cell>
          <table:table-cell table:style-name="ce1" office:value-type="float" office:value="0.0000008012770"/>
          <table:table-cell table:style-name="ce1" office:value-type="float" office:value="7.20"/>
          <table:table-cell table:style-name="ce1" office:value-type="float" office:value="27.77"/>
          <table:table-cell table:style-name="ce1" office:value-type="float" office:value="77.27"/>
          <table:table-cell table:style-name="ce1" office:value-type="float" office:value="58.31"/>
          <table:table-cell table:style-name="ce1" office:value-type="float" office:value="219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5</text:p>
          </table:table-cell>
          <table:table-cell table:style-name="ce1" office:value-type="float" office:value="0.0000008693369"/>
          <table:table-cell table:style-name="ce1" office:value-type="float" office:value="8.49"/>
          <table:table-cell table:style-name="ce1" office:value-type="float" office:value="25.83"/>
          <table:table-cell table:style-name="ce1" office:value-type="float" office:value="71.75"/>
          <table:table-cell table:style-name="ce1" office:value-type="float" office:value="71.75"/>
          <table:table-cell table:style-name="ce1" office:value-type="float" office:value="214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5</text:p>
          </table:table-cell>
          <table:table-cell table:style-name="ce1" office:value-type="float" office:value="0.0000009589916"/>
          <table:table-cell table:style-name="ce1" office:value-type="float" office:value="10.31"/>
          <table:table-cell table:style-name="ce1" office:value-type="float" office:value="28.30"/>
          <table:table-cell table:style-name="ce1" office:value-type="float" office:value="69.53"/>
          <table:table-cell table:style-name="ce1" office:value-type="float" office:value="89.47"/>
          <table:table-cell table:style-name="ce1" office:value-type="float" office:value="216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5</text:p>
          </table:table-cell>
          <table:table-cell table:style-name="ce1" office:value-type="float" office:value="0.0000010745459"/>
          <table:table-cell table:style-name="ce1" office:value-type="float" office:value="12.05"/>
          <table:table-cell table:style-name="ce1" office:value-type="float" office:value="34.10"/>
          <table:table-cell table:style-name="ce1" office:value-type="float" office:value="71.34"/>
          <table:table-cell table:style-name="ce1" office:value-type="float" office:value="112.30"/>
          <table:table-cell table:style-name="ce1" office:value-type="float" office:value="224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5</text:p>
          </table:table-cell>
          <table:table-cell table:style-name="ce1" office:value-type="float" office:value="0.0000011940075"/>
          <table:table-cell table:style-name="ce1" office:value-type="float" office:value="11.12"/>
          <table:table-cell table:style-name="ce1" office:value-type="float" office:value="37.35"/>
          <table:table-cell table:style-name="ce1" office:value-type="float" office:value="72.83"/>
          <table:table-cell table:style-name="ce1" office:value-type="float" office:value="135.90"/>
          <table:table-cell table:style-name="ce1" office:value-type="float" office:value="222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5</text:p>
          </table:table-cell>
          <table:table-cell table:style-name="ce1" office:value-type="float" office:value="0.0000013207687"/>
          <table:table-cell table:style-name="ce1" office:value-type="float" office:value="10.62"/>
          <table:table-cell table:style-name="ce1" office:value-type="float" office:value="37.72"/>
          <table:table-cell table:style-name="ce1" office:value-type="float" office:value="76.69"/>
          <table:table-cell table:style-name="ce1" office:value-type="float" office:value="160.94"/>
          <table:table-cell table:style-name="ce1" office:value-type="float" office:value="222.9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5</text:p>
          </table:table-cell>
          <table:table-cell table:style-name="ce1" office:value-type="float" office:value="0.0000015053189"/>
          <table:table-cell table:style-name="ce1" office:value-type="float" office:value="13.97"/>
          <table:table-cell table:style-name="ce1" office:value-type="float" office:value="40.09"/>
          <table:table-cell table:style-name="ce1" office:value-type="float" office:value="87.86"/>
          <table:table-cell table:style-name="ce1" office:value-type="float" office:value="197.40"/>
          <table:table-cell table:style-name="ce1" office:value-type="float" office:value="233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5</text:p>
          </table:table-cell>
          <table:table-cell table:style-name="ce1" office:value-type="float" office:value="0.0000017322163"/>
          <table:table-cell table:style-name="ce1" office:value-type="float" office:value="15.07"/>
          <table:table-cell table:style-name="ce1" office:value-type="float" office:value="45.08"/>
          <table:table-cell table:style-name="ce1" office:value-type="float" office:value="99.26"/>
          <table:table-cell table:style-name="ce1" office:value-type="float" office:value="242.23"/>
          <table:table-cell table:style-name="ce1" office:value-type="float" office:value="242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6</text:p>
          </table:table-cell>
          <table:table-cell table:style-name="ce1" office:value-type="float" office:value="0.0000019811765"/>
          <table:table-cell table:style-name="ce1" office:value-type="float" office:value="14.37"/>
          <table:table-cell table:style-name="ce1" office:value-type="float" office:value="50.00"/>
          <table:table-cell table:style-name="ce1" office:value-type="float" office:value="106.59"/>
          <table:table-cell table:style-name="ce1" office:value-type="float" office:value="14.37"/>
          <table:table-cell table:style-name="ce1" office:value-type="float" office:value="250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6</text:p>
          </table:table-cell>
          <table:table-cell table:style-name="ce1" office:value-type="float" office:value="0.0000022331080"/>
          <table:table-cell table:style-name="ce1" office:value-type="float" office:value="12.72"/>
          <table:table-cell table:style-name="ce1" office:value-type="float" office:value="48.35"/>
          <table:table-cell table:style-name="ce1" office:value-type="float" office:value="107.82"/>
          <table:table-cell table:style-name="ce1" office:value-type="float" office:value="28.92"/>
          <table:table-cell table:style-name="ce1" office:value-type="float" office:value="256.0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6</text:p>
          </table:table-cell>
          <table:table-cell table:style-name="ce1" office:value-type="float" office:value="0.0000023396314"/>
          <table:table-cell table:style-name="ce1" office:value-type="float" office:value="4.77"/>
          <table:table-cell table:style-name="ce1" office:value-type="float" office:value="35.07"/>
          <table:table-cell table:style-name="ce1" office:value-type="float" office:value="95.95"/>
          <table:table-cell table:style-name="ce1" office:value-type="float" office:value="35.07"/>
          <table:table-cell table:style-name="ce1" office:value-type="float" office:value="238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6</text:p>
          </table:table-cell>
          <table:table-cell table:style-name="ce1" office:value-type="float" office:value="0.0000023578806"/>
          <table:table-cell table:style-name="ce1" office:value-type="float" office:value="0.78"/>
          <table:table-cell table:style-name="ce1" office:value-type="float" office:value="19.01"/>
          <table:table-cell table:style-name="ce1" office:value-type="float" office:value="78.52"/>
          <table:table-cell table:style-name="ce1" office:value-type="float" office:value="36.12"/>
          <table:table-cell table:style-name="ce1" office:value-type="float" office:value="215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6</text:p>
          </table:table-cell>
          <table:table-cell table:style-name="ce1" office:value-type="float" office:value="0.0000023908694"/>
          <table:table-cell table:style-name="ce1" office:value-type="float" office:value="1.40"/>
          <table:table-cell table:style-name="ce1" office:value-type="float" office:value="7.06"/>
          <table:table-cell table:style-name="ce1" office:value-type="float" office:value="58.83"/>
          <table:table-cell table:style-name="ce1" office:value-type="float" office:value="38.02"/>
          <table:table-cell table:style-name="ce1" office:value-type="float" office:value="198.3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6</text:p>
          </table:table-cell>
          <table:table-cell table:style-name="ce1" office:value-type="float" office:value="0.0000024212846"/>
          <table:table-cell table:style-name="ce1" office:value-type="float" office:value="1.27"/>
          <table:table-cell table:style-name="ce1" office:value-type="float" office:value="3.49"/>
          <table:table-cell table:style-name="ce1" office:value-type="float" office:value="39.78"/>
          <table:table-cell table:style-name="ce1" office:value-type="float" office:value="39.78"/>
          <table:table-cell table:style-name="ce1" office:value-type="float" office:value="178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6</text:p>
          </table:table-cell>
          <table:table-cell table:style-name="ce1" office:value-type="float" office:value="0.0000024626960"/>
          <table:table-cell table:style-name="ce1" office:value-type="float" office:value="1.71"/>
          <table:table-cell table:style-name="ce1" office:value-type="float" office:value="4.45"/>
          <table:table-cell table:style-name="ce1" office:value-type="float" office:value="24.30"/>
          <table:table-cell table:style-name="ce1" office:value-type="float" office:value="42.17"/>
          <table:table-cell table:style-name="ce1" office:value-type="float" office:value="156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6</text:p>
          </table:table-cell>
          <table:table-cell table:style-name="ce1" office:value-type="float" office:value="0.0000025501983"/>
          <table:table-cell table:style-name="ce1" office:value-type="float" office:value="3.55"/>
          <table:table-cell table:style-name="ce1" office:value-type="float" office:value="6.66"/>
          <table:table-cell table:style-name="ce1" office:value-type="float" office:value="14.20"/>
          <table:table-cell table:style-name="ce1" office:value-type="float" office:value="47.22"/>
          <table:table-cell table:style-name="ce1" office:value-type="float" office:value="137.3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6</text:p>
          </table:table-cell>
          <table:table-cell table:style-name="ce1" office:value-type="float" office:value="0.0000025939494"/>
          <table:table-cell table:style-name="ce1" office:value-type="float" office:value="1.72"/>
          <table:table-cell table:style-name="ce1" office:value-type="float" office:value="7.13"/>
          <table:table-cell table:style-name="ce1" office:value-type="float" office:value="10.87"/>
          <table:table-cell table:style-name="ce1" office:value-type="float" office:value="49.75"/>
          <table:table-cell table:style-name="ce1" office:value-type="float" office:value="117.2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6</text:p>
          </table:table-cell>
          <table:table-cell table:style-name="ce1" office:value-type="float" office:value="0.0000026433156"/>
          <table:table-cell table:style-name="ce1" office:value-type="float" office:value="1.90"/>
          <table:table-cell table:style-name="ce1" office:value-type="float" office:value="7.33"/>
          <table:table-cell table:style-name="ce1" office:value-type="float" office:value="12.11"/>
          <table:table-cell table:style-name="ce1" office:value-type="float" office:value="52.60"/>
          <table:table-cell table:style-name="ce1" office:value-type="float" office:value="100.1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6</text:p>
          </table:table-cell>
          <table:table-cell table:style-name="ce1" office:value-type="float" office:value="0.0000027874369"/>
          <table:table-cell table:style-name="ce1" office:value-type="float" office:value="5.45"/>
          <table:table-cell table:style-name="ce1" office:value-type="float" office:value="9.30"/>
          <table:table-cell table:style-name="ce1" office:value-type="float" office:value="16.59"/>
          <table:table-cell table:style-name="ce1" office:value-type="float" office:value="60.92"/>
          <table:table-cell table:style-name="ce1" office:value-type="float" office:value="85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6</text:p>
          </table:table-cell>
          <table:table-cell table:style-name="ce1" office:value-type="float" office:value="0.0000031121777"/>
          <table:table-cell table:style-name="ce1" office:value-type="float" office:value="11.65"/>
          <table:table-cell table:style-name="ce1" office:value-type="float" office:value="19.98"/>
          <table:table-cell table:style-name="ce1" office:value-type="float" office:value="28.53"/>
          <table:table-cell table:style-name="ce1" office:value-type="float" office:value="79.66"/>
          <table:table-cell table:style-name="ce1" office:value-type="float" office:value="79.6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7</text:p>
          </table:table-cell>
          <table:table-cell table:style-name="ce1" office:value-type="float" office:value="0.0000035232510"/>
          <table:table-cell table:style-name="ce1" office:value-type="float" office:value="13.21"/>
          <table:table-cell table:style-name="ce1" office:value-type="float" office:value="33.29"/>
          <table:table-cell table:style-name="ce1" office:value-type="float" office:value="43.06"/>
          <table:table-cell table:style-name="ce1" office:value-type="float" office:value="13.21"/>
          <table:table-cell table:style-name="ce1" office:value-type="float" office:value="77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7</text:p>
          </table:table-cell>
          <table:table-cell table:style-name="ce1" office:value-type="float" office:value="0.0000039684829"/>
          <table:table-cell table:style-name="ce1" office:value-type="float" office:value="12.64"/>
          <table:table-cell table:style-name="ce1" office:value-type="float" office:value="42.37"/>
          <table:table-cell table:style-name="ce1" office:value-type="float" office:value="55.61"/>
          <table:table-cell table:style-name="ce1" office:value-type="float" office:value="27.51"/>
          <table:table-cell table:style-name="ce1" office:value-type="float" office:value="77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7</text:p>
          </table:table-cell>
          <table:table-cell table:style-name="ce1" office:value-type="float" office:value="0.0000046181985"/>
          <table:table-cell table:style-name="ce1" office:value-type="float" office:value="16.37"/>
          <table:table-cell table:style-name="ce1" office:value-type="float" office:value="48.39"/>
          <table:table-cell table:style-name="ce1" office:value-type="float" office:value="78.04"/>
          <table:table-cell table:style-name="ce1" office:value-type="float" office:value="48.39"/>
          <table:table-cell table:style-name="ce1" office:value-type="float" office:value="97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7</text:p>
          </table:table-cell>
          <table:table-cell table:style-name="ce1" office:value-type="float" office:value="0.0000055002395"/>
          <table:table-cell table:style-name="ce1" office:value-type="float" office:value="19.10"/>
          <table:table-cell table:style-name="ce1" office:value-type="float" office:value="56.11"/>
          <table:table-cell table:style-name="ce1" office:value-type="float" office:value="108.08"/>
          <table:table-cell table:style-name="ce1" office:value-type="float" office:value="76.73"/>
          <table:table-cell table:style-name="ce1" office:value-type="float" office:value="133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7</text:p>
          </table:table-cell>
          <table:table-cell table:style-name="ce1" office:value-type="float" office:value="0.0000066801157"/>
          <table:table-cell table:style-name="ce1" office:value-type="float" office:value="21.45"/>
          <table:table-cell table:style-name="ce1" office:value-type="float" office:value="68.33"/>
          <table:table-cell table:style-name="ce1" office:value-type="float" office:value="139.65"/>
          <table:table-cell table:style-name="ce1" office:value-type="float" office:value="114.64"/>
          <table:table-cell table:style-name="ce1" office:value-type="float" office:value="179.4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7</text:p>
          </table:table-cell>
          <table:table-cell table:style-name="ce1" office:value-type="float" office:value="0.0000079968603"/>
          <table:table-cell table:style-name="ce1" office:value-type="float" office:value="19.71"/>
          <table:table-cell table:style-name="ce1" office:value-type="float" office:value="73.16"/>
          <table:table-cell table:style-name="ce1" office:value-type="float" office:value="156.95"/>
          <table:table-cell table:style-name="ce1" office:value-type="float" office:value="156.95"/>
          <table:table-cell table:style-name="ce1" office:value-type="float" office:value="230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7</text:p>
          </table:table-cell>
          <table:table-cell table:style-name="ce1" office:value-type="float" office:value="0.0000087333762"/>
          <table:table-cell table:style-name="ce1" office:value-type="float" office:value="9.21"/>
          <table:table-cell table:style-name="ce1" office:value-type="float" office:value="58.78"/>
          <table:table-cell table:style-name="ce1" office:value-type="float" office:value="147.88"/>
          <table:table-cell table:style-name="ce1" office:value-type="float" office:value="180.62"/>
          <table:table-cell table:style-name="ce1" office:value-type="float" office:value="254.6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7</text:p>
          </table:table-cell>
          <table:table-cell table:style-name="ce1" office:value-type="float" office:value="0.0000091587212"/>
          <table:table-cell table:style-name="ce1" office:value-type="float" office:value="4.87"/>
          <table:table-cell table:style-name="ce1" office:value-type="float" office:value="37.10"/>
          <table:table-cell table:style-name="ce1" office:value-type="float" office:value="130.79"/>
          <table:table-cell table:style-name="ce1" office:value-type="float" office:value="194.29"/>
          <table:table-cell table:style-name="ce1" office:value-type="float" office:value="259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7</text:p>
          </table:table-cell>
          <table:table-cell table:style-name="ce1" office:value-type="float" office:value="0.0000098713730"/>
          <table:table-cell table:style-name="ce1" office:value-type="float" office:value="7.78"/>
          <table:table-cell table:style-name="ce1" office:value-type="float" office:value="23.44"/>
          <table:table-cell table:style-name="ce1" office:value-type="float" office:value="113.75"/>
          <table:table-cell table:style-name="ce1" office:value-type="float" office:value="217.19"/>
          <table:table-cell table:style-name="ce1" office:value-type="float" office:value="280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7</text:p>
          </table:table-cell>
          <table:table-cell table:style-name="ce1" office:value-type="float" office:value="0.0000109789545"/>
          <table:table-cell table:style-name="ce1" office:value-type="float" office:value="11.22"/>
          <table:table-cell table:style-name="ce1" office:value-type="float" office:value="25.71"/>
          <table:table-cell table:style-name="ce1" office:value-type="float" office:value="99.61"/>
          <table:table-cell table:style-name="ce1" office:value-type="float" office:value="252.77"/>
          <table:table-cell table:style-name="ce1" office:value-type="float" office:value="315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7</text:p>
          </table:table-cell>
          <table:table-cell table:style-name="ce1" office:value-type="float" office:value="0.0000126344777"/>
          <table:table-cell table:style-name="ce1" office:value-type="float" office:value="15.08"/>
          <table:table-cell table:style-name="ce1" office:value-type="float" office:value="37.95"/>
          <table:table-cell table:style-name="ce1" office:value-type="float" office:value="89.14"/>
          <table:table-cell table:style-name="ce1" office:value-type="float" office:value="305.97"/>
          <table:table-cell table:style-name="ce1" office:value-type="float" office:value="353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7</text:p>
          </table:table-cell>
          <table:table-cell table:style-name="ce1" office:value-type="float" office:value="0.0000144221901"/>
          <table:table-cell table:style-name="ce1" office:value-type="float" office:value="14.15"/>
          <table:table-cell table:style-name="ce1" office:value-type="float" office:value="46.10"/>
          <table:table-cell table:style-name="ce1" office:value-type="float" office:value="80.35"/>
          <table:table-cell table:style-name="ce1" office:value-type="float" office:value="363.41"/>
          <table:table-cell table:style-name="ce1" office:value-type="float" office:value="363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8</text:p>
          </table:table-cell>
          <table:table-cell table:style-name="ce1" office:value-type="float" office:value="0.0000171464570"/>
          <table:table-cell table:style-name="ce1" office:value-type="float" office:value="18.89"/>
          <table:table-cell table:style-name="ce1" office:value-type="float" office:value="56.18"/>
          <table:table-cell table:style-name="ce1" office:value-type="float" office:value="96.33"/>
          <table:table-cell table:style-name="ce1" office:value-type="float" office:value="18.89"/>
          <table:table-cell table:style-name="ce1" office:value-type="float" office:value="386.6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8</text:p>
          </table:table-cell>
          <table:table-cell table:style-name="ce1" office:value-type="float" office:value="0.0000198384369"/>
          <table:table-cell table:style-name="ce1" office:value-type="float" office:value="15.70"/>
          <table:table-cell table:style-name="ce1" office:value-type="float" office:value="57.02"/>
          <table:table-cell table:style-name="ce1" office:value-type="float" office:value="116.61"/>
          <table:table-cell table:style-name="ce1" office:value-type="float" office:value="37.55"/>
          <table:table-cell table:style-name="ce1" office:value-type="float" office:value="399.9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8</text:p>
          </table:table-cell>
          <table:table-cell table:style-name="ce1" office:value-type="float" office:value="0.0000233301029"/>
          <table:table-cell table:style-name="ce1" office:value-type="float" office:value="17.60"/>
          <table:table-cell table:style-name="ce1" office:value-type="float" office:value="61.77"/>
          <table:table-cell table:style-name="ce1" office:value-type="float" office:value="136.34"/>
          <table:table-cell table:style-name="ce1" office:value-type="float" office:value="61.77"/>
          <table:table-cell table:style-name="ce1" office:value-type="float" office:value="405.1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8</text:p>
          </table:table-cell>
          <table:table-cell table:style-name="ce1" office:value-type="float" office:value="0.0000278303890"/>
          <table:table-cell table:style-name="ce1" office:value-type="float" office:value="19.29"/>
          <table:table-cell table:style-name="ce1" office:value-type="float" office:value="62.31"/>
          <table:table-cell table:style-name="ce1" office:value-type="float" office:value="153.49"/>
          <table:table-cell table:style-name="ce1" office:value-type="float" office:value="92.97"/>
          <table:table-cell table:style-name="ce1" office:value-type="float" office:value="405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8</text:p>
          </table:table-cell>
          <table:table-cell table:style-name="ce1" office:value-type="float" office:value="0.0000326783343"/>
          <table:table-cell table:style-name="ce1" office:value-type="float" office:value="17.42"/>
          <table:table-cell table:style-name="ce1" office:value-type="float" office:value="64.72"/>
          <table:table-cell table:style-name="ce1" office:value-type="float" office:value="158.64"/>
          <table:table-cell table:style-name="ce1" office:value-type="float" office:value="126.58"/>
          <table:table-cell table:style-name="ce1" office:value-type="float" office:value="389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8</text:p>
          </table:table-cell>
          <table:table-cell table:style-name="ce1" office:value-type="float" office:value="0.0000398675537"/>
          <table:table-cell table:style-name="ce1" office:value-type="float" office:value="22.00"/>
          <table:table-cell table:style-name="ce1" office:value-type="float" office:value="70.88"/>
          <table:table-cell table:style-name="ce1" office:value-type="float" office:value="176.43"/>
          <table:table-cell table:style-name="ce1" office:value-type="float" office:value="176.43"/>
          <table:table-cell table:style-name="ce1" office:value-type="float" office:value="398.5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8</text:p>
          </table:table-cell>
          <table:table-cell table:style-name="ce1" office:value-type="float" office:value="0.0000486025677"/>
          <table:table-cell table:style-name="ce1" office:value-type="float" office:value="21.91"/>
          <table:table-cell table:style-name="ce1" office:value-type="float" office:value="74.64"/>
          <table:table-cell table:style-name="ce1" office:value-type="float" office:value="183.46"/>
          <table:table-cell table:style-name="ce1" office:value-type="float" office:value="237.00"/>
          <table:table-cell table:style-name="ce1" office:value-type="float" office:value="456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8</text:p>
          </table:table-cell>
          <table:table-cell table:style-name="ce1" office:value-type="float" office:value="0.0000590958147"/>
          <table:table-cell table:style-name="ce1" office:value-type="float" office:value="21.59"/>
          <table:table-cell table:style-name="ce1" office:value-type="float" office:value="80.84"/>
          <table:table-cell table:style-name="ce1" office:value-type="float" office:value="197.89"/>
          <table:table-cell table:style-name="ce1" office:value-type="float" office:value="309.76"/>
          <table:table-cell table:style-name="ce1" office:value-type="float" office:value="545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8</text:p>
          </table:table-cell>
          <table:table-cell table:style-name="ce1" office:value-type="float" office:value="0.0000753176493"/>
          <table:table-cell table:style-name="ce1" office:value-type="float" office:value="27.45"/>
          <table:table-cell table:style-name="ce1" office:value-type="float" office:value="88.92"/>
          <table:table-cell table:style-name="ce1" office:value-type="float" office:value="222.83"/>
          <table:table-cell table:style-name="ce1" office:value-type="float" office:value="422.23"/>
          <table:table-cell table:style-name="ce1" office:value-type="float" office:value="662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8</text:p>
          </table:table-cell>
          <table:table-cell table:style-name="ce1" office:value-type="float" office:value="0.0000946139936"/>
          <table:table-cell table:style-name="ce1" office:value-type="float" office:value="25.62"/>
          <table:table-cell table:style-name="ce1" office:value-type="float" office:value="94.67"/>
          <table:table-cell table:style-name="ce1" office:value-type="float" office:value="239.97"/>
          <table:table-cell table:style-name="ce1" office:value-type="float" office:value="556.03"/>
          <table:table-cell table:style-name="ce1" office:value-type="float" office:value="761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8</text:p>
          </table:table-cell>
          <table:table-cell table:style-name="ce1" office:value-type="float" office:value="0.0001210492553"/>
          <table:table-cell table:style-name="ce1" office:value-type="float" office:value="27.94"/>
          <table:table-cell table:style-name="ce1" office:value-type="float" office:value="104.84"/>
          <table:table-cell table:style-name="ce1" office:value-type="float" office:value="270.43"/>
          <table:table-cell table:style-name="ce1" office:value-type="float" office:value="739.33"/>
          <table:table-cell table:style-name="ce1" office:value-type="float" office:value="858.0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8</text:p>
          </table:table-cell>
          <table:table-cell table:style-name="ce1" office:value-type="float" office:value="0.0001557904426"/>
          <table:table-cell table:style-name="ce1" office:value-type="float" office:value="28.70"/>
          <table:table-cell table:style-name="ce1" office:value-type="float" office:value="106.84"/>
          <table:table-cell table:style-name="ce1" office:value-type="float" office:value="290.77"/>
          <table:table-cell table:style-name="ce1" office:value-type="float" office:value="980.21"/>
          <table:table-cell table:style-name="ce1" office:value-type="float" office:value="980.2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89</text:p>
          </table:table-cell>
          <table:table-cell table:style-name="ce1" office:value-type="float" office:value="0.0002141963000"/>
          <table:table-cell table:style-name="ce1" office:value-type="float" office:value="37.49"/>
          <table:table-cell table:style-name="ce1" office:value-type="float" office:value="126.39"/>
          <table:table-cell table:style-name="ce1" office:value-type="float" office:value="340.71"/>
          <table:table-cell table:style-name="ce1" office:value-type="float" office:value="37.49"/>
          <table:table-cell table:style-name="ce1" office:value-type="float" office:value="1149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89</text:p>
          </table:table-cell>
          <table:table-cell table:style-name="ce1" office:value-type="float" office:value="0.0002501384201"/>
          <table:table-cell table:style-name="ce1" office:value-type="float" office:value="16.78"/>
          <table:table-cell table:style-name="ce1" office:value-type="float" office:value="106.64"/>
          <table:table-cell table:style-name="ce1" office:value-type="float" office:value="323.28"/>
          <table:table-cell table:style-name="ce1" office:value-type="float" office:value="60.56"/>
          <table:table-cell table:style-name="ce1" office:value-type="float" office:value="1160.8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89</text:p>
          </table:table-cell>
          <table:table-cell table:style-name="ce1" office:value-type="float" office:value="0.0002671978428"/>
          <table:table-cell table:style-name="ce1" office:value-type="float" office:value="6.82"/>
          <table:table-cell table:style-name="ce1" office:value-type="float" office:value="71.51"/>
          <table:table-cell table:style-name="ce1" office:value-type="float" office:value="254.76"/>
          <table:table-cell table:style-name="ce1" office:value-type="float" office:value="71.51"/>
          <table:table-cell table:style-name="ce1" office:value-type="float" office:value="1045.2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89</text:p>
          </table:table-cell>
          <table:table-cell table:style-name="ce1" office:value-type="float" office:value="0.0002894554586"/>
          <table:table-cell table:style-name="ce1" office:value-type="float" office:value="8.33"/>
          <table:table-cell table:style-name="ce1" office:value-type="float" office:value="35.14"/>
          <table:table-cell table:style-name="ce1" office:value-type="float" office:value="205.93"/>
          <table:table-cell table:style-name="ce1" office:value-type="float" office:value="85.80"/>
          <table:table-cell table:style-name="ce1" office:value-type="float" office:value="940.0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89</text:p>
          </table:table-cell>
          <table:table-cell table:style-name="ce1" office:value-type="float" office:value="0.0003413257896"/>
          <table:table-cell table:style-name="ce1" office:value-type="float" office:value="17.92"/>
          <table:table-cell table:style-name="ce1" office:value-type="float" office:value="36.45"/>
          <table:table-cell table:style-name="ce1" office:value-type="float" office:value="181.97"/>
          <table:table-cell table:style-name="ce1" office:value-type="float" office:value="119.09"/>
          <table:table-cell table:style-name="ce1" office:value-type="float" office:value="944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89</text:p>
          </table:table-cell>
          <table:table-cell table:style-name="ce1" office:value-type="float" office:value="0.0004391155989"/>
          <table:table-cell table:style-name="ce1" office:value-type="float" office:value="28.65"/>
          <table:table-cell table:style-name="ce1" office:value-type="float" office:value="64.34"/>
          <table:table-cell table:style-name="ce1" office:value-type="float" office:value="181.86"/>
          <table:table-cell table:style-name="ce1" office:value-type="float" office:value="181.86"/>
          <table:table-cell table:style-name="ce1" office:value-type="float" office:value="1001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89</text:p>
          </table:table-cell>
          <table:table-cell table:style-name="ce1" office:value-type="float" office:value="0.0005609261703"/>
          <table:table-cell table:style-name="ce1" office:value-type="float" office:value="27.74"/>
          <table:table-cell table:style-name="ce1" office:value-type="float" office:value="93.79"/>
          <table:table-cell table:style-name="ce1" office:value-type="float" office:value="161.87"/>
          <table:table-cell table:style-name="ce1" office:value-type="float" office:value="260.05"/>
          <table:table-cell table:style-name="ce1" office:value-type="float" office:value="1054.1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89</text:p>
          </table:table-cell>
          <table:table-cell table:style-name="ce1" office:value-type="float" office:value="0.0007500144816"/>
          <table:table-cell table:style-name="ce1" office:value-type="float" office:value="33.71"/>
          <table:table-cell table:style-name="ce1" office:value-type="float" office:value="119.74"/>
          <table:table-cell table:style-name="ce1" office:value-type="float" office:value="199.84"/>
          <table:table-cell table:style-name="ce1" office:value-type="float" office:value="381.43"/>
          <table:table-cell table:style-name="ce1" office:value-type="float" office:value="1169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89</text:p>
          </table:table-cell>
          <table:table-cell table:style-name="ce1" office:value-type="float" office:value="0.0010317199110"/>
          <table:table-cell table:style-name="ce1" office:value-type="float" office:value="37.56"/>
          <table:table-cell table:style-name="ce1" office:value-type="float" office:value="134.95"/>
          <table:table-cell table:style-name="ce1" office:value-type="float" office:value="286.13"/>
          <table:table-cell table:style-name="ce1" office:value-type="float" office:value="562.25"/>
          <table:table-cell table:style-name="ce1" office:value-type="float" office:value="1269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89</text:p>
          </table:table-cell>
          <table:table-cell table:style-name="ce1" office:value-type="float" office:value="0.0014420348808"/>
          <table:table-cell table:style-name="ce1" office:value-type="float" office:value="39.77"/>
          <table:table-cell table:style-name="ce1" office:value-type="float" office:value="157.08"/>
          <table:table-cell table:style-name="ce1" office:value-type="float" office:value="398.19"/>
          <table:table-cell table:style-name="ce1" office:value-type="float" office:value="825.62"/>
          <table:table-cell table:style-name="ce1" office:value-type="float" office:value="1424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89</text:p>
          </table:table-cell>
          <table:table-cell table:style-name="ce1" office:value-type="float" office:value="0.0021316159803"/>
          <table:table-cell table:style-name="ce1" office:value-type="float" office:value="47.82"/>
          <table:table-cell table:style-name="ce1" office:value-type="float" office:value="184.21"/>
          <table:table-cell table:style-name="ce1" office:value-type="float" office:value="524.51"/>
          <table:table-cell table:style-name="ce1" office:value-type="float" office:value="1268.26"/>
          <table:table-cell table:style-name="ce1" office:value-type="float" office:value="1660.9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89</text:p>
          </table:table-cell>
          <table:table-cell table:style-name="ce1" office:value-type="float" office:value="0.0032293981927"/>
          <table:table-cell table:style-name="ce1" office:value-type="float" office:value="51.50"/>
          <table:table-cell table:style-name="ce1" office:value-type="float" office:value="213.01"/>
          <table:table-cell table:style-name="ce1" office:value-type="float" office:value="635.43"/>
          <table:table-cell table:style-name="ce1" office:value-type="float" office:value="1972.91"/>
          <table:table-cell table:style-name="ce1" office:value-type="float" office:value="1972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0</text:p>
          </table:table-cell>
          <table:table-cell table:style-name="ce1" office:value-type="float" office:value="0.0054108567454"/>
          <table:table-cell table:style-name="ce1" office:value-type="float" office:value="67.55"/>
          <table:table-cell table:style-name="ce1" office:value-type="float" office:value="275.22"/>
          <table:table-cell table:style-name="ce1" office:value-type="float" office:value="864.63"/>
          <table:table-cell table:style-name="ce1" office:value-type="float" office:value="67.55"/>
          <table:table-cell table:style-name="ce1" office:value-type="float" office:value="2426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0</text:p>
          </table:table-cell>
          <table:table-cell table:style-name="ce1" office:value-type="float" office:value="0.0095084984833"/>
          <table:table-cell table:style-name="ce1" office:value-type="float" office:value="75.73"/>
          <table:table-cell table:style-name="ce1" office:value-type="float" office:value="346.07"/>
          <table:table-cell table:style-name="ce1" office:value-type="float" office:value="1167.78"/>
          <table:table-cell table:style-name="ce1" office:value-type="float" office:value="194.44"/>
          <table:table-cell table:style-name="ce1" office:value-type="float" office:value="3701.2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0</text:p>
          </table:table-cell>
          <table:table-cell table:style-name="ce1" office:value-type="float" office:value="0.0173425503510"/>
          <table:table-cell table:style-name="ce1" office:value-type="float" office:value="82.39"/>
          <table:table-cell table:style-name="ce1" office:value-type="float" office:value="437.02"/>
          <table:table-cell table:style-name="ce1" office:value-type="float" office:value="1580.94"/>
          <table:table-cell table:style-name="ce1" office:value-type="float" office:value="437.02"/>
          <table:table-cell table:style-name="ce1" office:value-type="float" office:value="6390.5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0</text:p>
          </table:table-cell>
          <table:table-cell table:style-name="ce1" office:value-type="float" office:value="0.0200341140678"/>
          <table:table-cell table:style-name="ce1" office:value-type="float" office:value="15.52"/>
          <table:table-cell table:style-name="ce1" office:value-type="float" office:value="270.26"/>
          <table:table-cell table:style-name="ce1" office:value-type="float" office:value="1289.29"/>
          <table:table-cell table:style-name="ce1" office:value-type="float" office:value="520.37"/>
          <table:table-cell table:style-name="ce1" office:value-type="float" office:value="6821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0</text:p>
          </table:table-cell>
          <table:table-cell table:style-name="ce1" office:value-type="float" office:value="0.0215547032441"/>
          <table:table-cell table:style-name="ce1" office:value-type="float" office:value="7.59"/>
          <table:table-cell table:style-name="ce1" office:value-type="float" office:value="126.69"/>
          <table:table-cell table:style-name="ce1" office:value-type="float" office:value="911.19"/>
          <table:table-cell table:style-name="ce1" office:value-type="float" office:value="567.45"/>
          <table:table-cell table:style-name="ce1" office:value-type="float" office:value="6214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0</text:p>
          </table:table-cell>
          <table:table-cell table:style-name="ce1" office:value-type="float" office:value="0.0240873809519"/>
          <table:table-cell table:style-name="ce1" office:value-type="float" office:value="11.75"/>
          <table:table-cell table:style-name="ce1" office:value-type="float" office:value="38.89"/>
          <table:table-cell table:style-name="ce1" office:value-type="float" office:value="645.88"/>
          <table:table-cell table:style-name="ce1" office:value-type="float" office:value="645.88"/>
          <table:table-cell table:style-name="ce1" office:value-type="float" office:value="5385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0</text:p>
          </table:table-cell>
          <table:table-cell table:style-name="ce1" office:value-type="float" office:value="0.0271994704920"/>
          <table:table-cell table:style-name="ce1" office:value-type="float" office:value="12.92"/>
          <table:table-cell table:style-name="ce1" office:value-type="float" office:value="35.77"/>
          <table:table-cell table:style-name="ce1" office:value-type="float" office:value="402.68"/>
          <table:table-cell table:style-name="ce1" office:value-type="float" office:value="742.25"/>
          <table:table-cell table:style-name="ce1" office:value-type="float" office:value="4749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0</text:p>
          </table:table-cell>
          <table:table-cell table:style-name="ce1" office:value-type="float" office:value="0.0307027623187"/>
          <table:table-cell table:style-name="ce1" office:value-type="float" office:value="12.88"/>
          <table:table-cell table:style-name="ce1" office:value-type="float" office:value="42.44"/>
          <table:table-cell table:style-name="ce1" office:value-type="float" office:value="222.90"/>
          <table:table-cell table:style-name="ce1" office:value-type="float" office:value="850.73"/>
          <table:table-cell table:style-name="ce1" office:value-type="float" office:value="3993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0</text:p>
          </table:table-cell>
          <table:table-cell table:style-name="ce1" office:value-type="float" office:value="0.0351270304097"/>
          <table:table-cell table:style-name="ce1" office:value-type="float" office:value="14.41"/>
          <table:table-cell table:style-name="ce1" office:value-type="float" office:value="45.83"/>
          <table:table-cell table:style-name="ce1" office:value-type="float" office:value="102.55"/>
          <table:table-cell table:style-name="ce1" office:value-type="float" office:value="987.73"/>
          <table:table-cell table:style-name="ce1" office:value-type="float" office:value="3304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0</text:p>
          </table:table-cell>
          <table:table-cell table:style-name="ce1" office:value-type="float" office:value="0.0401712720553"/>
          <table:table-cell table:style-name="ce1" office:value-type="float" office:value="14.36"/>
          <table:table-cell table:style-name="ce1" office:value-type="float" office:value="47.69"/>
          <table:table-cell table:style-name="ce1" office:value-type="float" office:value="100.51"/>
          <table:table-cell table:style-name="ce1" office:value-type="float" office:value="1143.92"/>
          <table:table-cell table:style-name="ce1" office:value-type="float" office:value="2685.7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0</text:p>
          </table:table-cell>
          <table:table-cell table:style-name="ce1" office:value-type="float" office:value="0.0469240627842"/>
          <table:table-cell table:style-name="ce1" office:value-type="float" office:value="16.81"/>
          <table:table-cell table:style-name="ce1" office:value-type="float" office:value="52.83"/>
          <table:table-cell table:style-name="ce1" office:value-type="float" office:value="117.70"/>
          <table:table-cell table:style-name="ce1" office:value-type="float" office:value="1353.03"/>
          <table:table-cell table:style-name="ce1" office:value-type="float" office:value="2101.3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0</text:p>
          </table:table-cell>
          <table:table-cell table:style-name="ce1" office:value-type="float" office:value="0.0555768600186"/>
          <table:table-cell table:style-name="ce1" office:value-type="float" office:value="18.44"/>
          <table:table-cell table:style-name="ce1" office:value-type="float" office:value="58.22"/>
          <table:table-cell table:style-name="ce1" office:value-type="float" office:value="130.73"/>
          <table:table-cell table:style-name="ce1" office:value-type="float" office:value="1620.97"/>
          <table:table-cell table:style-name="ce1" office:value-type="float" office:value="1620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1</text:p>
          </table:table-cell>
          <table:table-cell table:style-name="ce1" office:value-type="float" office:value="0.0671090584724"/>
          <table:table-cell table:style-name="ce1" office:value-type="float" office:value="20.75"/>
          <table:table-cell table:style-name="ce1" office:value-type="float" office:value="67.06"/>
          <table:table-cell table:style-name="ce1" office:value-type="float" office:value="146.73"/>
          <table:table-cell table:style-name="ce1" office:value-type="float" office:value="20.75"/>
          <table:table-cell table:style-name="ce1" office:value-type="float" office:value="1140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1</text:p>
          </table:table-cell>
          <table:table-cell table:style-name="ce1" office:value-type="float" office:value="0.0810143888491"/>
          <table:table-cell table:style-name="ce1" office:value-type="float" office:value="20.72"/>
          <table:table-cell table:style-name="ce1" office:value-type="float" office:value="72.65"/>
          <table:table-cell table:style-name="ce1" office:value-type="float" office:value="163.87"/>
          <table:table-cell table:style-name="ce1" office:value-type="float" office:value="45.77"/>
          <table:table-cell table:style-name="ce1" office:value-type="float" office:value="752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1</text:p>
          </table:table-cell>
          <table:table-cell table:style-name="ce1" office:value-type="float" office:value="0.0906736471203"/>
          <table:table-cell table:style-name="ce1" office:value-type="float" office:value="11.92"/>
          <table:table-cell table:style-name="ce1" office:value-type="float" office:value="63.15"/>
          <table:table-cell table:style-name="ce1" office:value-type="float" office:value="158.13"/>
          <table:table-cell table:style-name="ce1" office:value-type="float" office:value="63.15"/>
          <table:table-cell table:style-name="ce1" office:value-type="float" office:value="422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1</text:p>
          </table:table-cell>
          <table:table-cell table:style-name="ce1" office:value-type="float" office:value="0.0951976035258"/>
          <table:table-cell table:style-name="ce1" office:value-type="float" office:value="4.99"/>
          <table:table-cell table:style-name="ce1" office:value-type="float" office:value="41.86"/>
          <table:table-cell table:style-name="ce1" office:value-type="float" office:value="136.98"/>
          <table:table-cell table:style-name="ce1" office:value-type="float" office:value="71.29"/>
          <table:table-cell table:style-name="ce1" office:value-type="float" office:value="375.1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1</text:p>
          </table:table-cell>
          <table:table-cell table:style-name="ce1" office:value-type="float" office:value="0.1022725378062"/>
          <table:table-cell table:style-name="ce1" office:value-type="float" office:value="7.43"/>
          <table:table-cell table:style-name="ce1" office:value-type="float" office:value="26.24"/>
          <table:table-cell table:style-name="ce1" office:value-type="float" office:value="117.95"/>
          <table:table-cell table:style-name="ce1" office:value-type="float" office:value="84.02"/>
          <table:table-cell table:style-name="ce1" office:value-type="float" office:value="374.4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1</text:p>
          </table:table-cell>
          <table:table-cell table:style-name="ce1" office:value-type="float" office:value="0.1137158132840"/>
          <table:table-cell table:style-name="ce1" office:value-type="float" office:value="11.19"/>
          <table:table-cell table:style-name="ce1" office:value-type="float" office:value="25.41"/>
          <table:table-cell table:style-name="ce1" office:value-type="float" office:value="104.61"/>
          <table:table-cell table:style-name="ce1" office:value-type="float" office:value="104.61"/>
          <table:table-cell table:style-name="ce1" office:value-type="float" office:value="372.1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1</text:p>
          </table:table-cell>
          <table:table-cell table:style-name="ce1" office:value-type="float" office:value="0.1278267780427"/>
          <table:table-cell table:style-name="ce1" office:value-type="float" office:value="12.41"/>
          <table:table-cell table:style-name="ce1" office:value-type="float" office:value="34.28"/>
          <table:table-cell table:style-name="ce1" office:value-type="float" office:value="90.48"/>
          <table:table-cell table:style-name="ce1" office:value-type="float" office:value="130.00"/>
          <table:table-cell table:style-name="ce1" office:value-type="float" office:value="369.9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1</text:p>
          </table:table-cell>
          <table:table-cell table:style-name="ce1" office:value-type="float" office:value="0.1478066592194"/>
          <table:table-cell table:style-name="ce1" office:value-type="float" office:value="15.63"/>
          <table:table-cell table:style-name="ce1" office:value-type="float" office:value="44.52"/>
          <table:table-cell table:style-name="ce1" office:value-type="float" office:value="82.44"/>
          <table:table-cell table:style-name="ce1" office:value-type="float" office:value="165.95"/>
          <table:table-cell table:style-name="ce1" office:value-type="float" office:value="381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1</text:p>
          </table:table-cell>
          <table:table-cell table:style-name="ce1" office:value-type="float" office:value="0.1709099599291"/>
          <table:table-cell table:style-name="ce1" office:value-type="float" office:value="15.63"/>
          <table:table-cell table:style-name="ce1" office:value-type="float" office:value="50.30"/>
          <table:table-cell table:style-name="ce1" office:value-type="float" office:value="88.49"/>
          <table:table-cell table:style-name="ce1" office:value-type="float" office:value="207.52"/>
          <table:table-cell table:style-name="ce1" office:value-type="float" office:value="386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1</text:p>
          </table:table-cell>
          <table:table-cell table:style-name="ce1" office:value-type="float" office:value="0.2054843245466"/>
          <table:table-cell table:style-name="ce1" office:value-type="float" office:value="20.23"/>
          <table:table-cell table:style-name="ce1" office:value-type="float" office:value="60.75"/>
          <table:table-cell table:style-name="ce1" office:value-type="float" office:value="115.85"/>
          <table:table-cell table:style-name="ce1" office:value-type="float" office:value="269.73"/>
          <table:table-cell table:style-name="ce1" office:value-type="float" office:value="411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1</text:p>
          </table:table-cell>
          <table:table-cell table:style-name="ce1" office:value-type="float" office:value="0.2572875157699"/>
          <table:table-cell table:style-name="ce1" office:value-type="float" office:value="25.21"/>
          <table:table-cell table:style-name="ce1" office:value-type="float" office:value="74.07"/>
          <table:table-cell table:style-name="ce1" office:value-type="float" office:value="151.57"/>
          <table:table-cell table:style-name="ce1" office:value-type="float" office:value="362.94"/>
          <table:table-cell table:style-name="ce1" office:value-type="float" office:value="448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1</text:p>
          </table:table-cell>
          <table:table-cell table:style-name="ce1" office:value-type="float" office:value="0.3182886773263"/>
          <table:table-cell table:style-name="ce1" office:value-type="float" office:value="23.71"/>
          <table:table-cell table:style-name="ce1" office:value-type="float" office:value="86.23"/>
          <table:table-cell table:style-name="ce1" office:value-type="float" office:value="179.90"/>
          <table:table-cell table:style-name="ce1" office:value-type="float" office:value="472.70"/>
          <table:table-cell table:style-name="ce1" office:value-type="float" office:value="472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2</text:p>
          </table:table-cell>
          <table:table-cell table:style-name="ce1" office:value-type="float" office:value="0.4008536605699"/>
          <table:table-cell table:style-name="ce1" office:value-type="float" office:value="25.94"/>
          <table:table-cell table:style-name="ce1" office:value-type="float" office:value="95.08"/>
          <table:table-cell table:style-name="ce1" office:value-type="float" office:value="213.59"/>
          <table:table-cell table:style-name="ce1" office:value-type="float" office:value="25.94"/>
          <table:table-cell table:style-name="ce1" office:value-type="float" office:value="497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2</text:p>
          </table:table-cell>
          <table:table-cell table:style-name="ce1" office:value-type="float" office:value="0.4983410307284"/>
          <table:table-cell table:style-name="ce1" office:value-type="float" office:value="24.32"/>
          <table:table-cell table:style-name="ce1" office:value-type="float" office:value="93.69"/>
          <table:table-cell table:style-name="ce1" office:value-type="float" office:value="237.16"/>
          <table:table-cell table:style-name="ce1" office:value-type="float" office:value="56.57"/>
          <table:table-cell table:style-name="ce1" office:value-type="float" office:value="515.1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2</text:p>
          </table:table-cell>
          <table:table-cell table:style-name="ce1" office:value-type="float" office:value="0.6049874674181"/>
          <table:table-cell table:style-name="ce1" office:value-type="float" office:value="21.40"/>
          <table:table-cell table:style-name="ce1" office:value-type="float" office:value="90.08"/>
          <table:table-cell table:style-name="ce1" office:value-type="float" office:value="253.98"/>
          <table:table-cell table:style-name="ce1" office:value-type="float" office:value="90.08"/>
          <table:table-cell table:style-name="ce1" office:value-type="float" office:value="567.2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2</text:p>
          </table:table-cell>
          <table:table-cell table:style-name="ce1" office:value-type="float" office:value="0.7255614652283"/>
          <table:table-cell table:style-name="ce1" office:value-type="float" office:value="19.93"/>
          <table:table-cell table:style-name="ce1" office:value-type="float" office:value="81.00"/>
          <table:table-cell table:style-name="ce1" office:value-type="float" office:value="253.10"/>
          <table:table-cell table:style-name="ce1" office:value-type="float" office:value="127.96"/>
          <table:table-cell table:style-name="ce1" office:value-type="float" office:value="662.1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2</text:p>
          </table:table-cell>
          <table:table-cell table:style-name="ce1" office:value-type="float" office:value="0.9059361644186"/>
          <table:table-cell table:style-name="ce1" office:value-type="float" office:value="24.86"/>
          <table:table-cell table:style-name="ce1" office:value-type="float" office:value="81.79"/>
          <table:table-cell table:style-name="ce1" office:value-type="float" office:value="252.11"/>
          <table:table-cell table:style-name="ce1" office:value-type="float" office:value="184.63"/>
          <table:table-cell table:style-name="ce1" office:value-type="float" office:value="785.8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2</text:p>
          </table:table-cell>
          <table:table-cell table:style-name="ce1" office:value-type="float" office:value="1.0890285720637"/>
          <table:table-cell table:style-name="ce1" office:value-type="float" office:value="20.21"/>
          <table:table-cell table:style-name="ce1" office:value-type="float" office:value="80.01"/>
          <table:table-cell table:style-name="ce1" office:value-type="float" office:value="242.15"/>
          <table:table-cell table:style-name="ce1" office:value-type="float" office:value="242.15"/>
          <table:table-cell table:style-name="ce1" office:value-type="float" office:value="857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2</text:p>
          </table:table-cell>
          <table:table-cell table:style-name="ce1" office:value-type="float" office:value="1.3267641484791"/>
          <table:table-cell table:style-name="ce1" office:value-type="float" office:value="21.83"/>
          <table:table-cell table:style-name="ce1" office:value-type="float" office:value="82.86"/>
          <table:table-cell table:style-name="ce1" office:value-type="float" office:value="230.98"/>
          <table:table-cell table:style-name="ce1" office:value-type="float" office:value="316.84"/>
          <table:table-cell table:style-name="ce1" office:value-type="float" office:value="937.9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2</text:p>
          </table:table-cell>
          <table:table-cell table:style-name="ce1" office:value-type="float" office:value="1.6205100844213"/>
          <table:table-cell table:style-name="ce1" office:value-type="float" office:value="22.14"/>
          <table:table-cell table:style-name="ce1" office:value-type="float" office:value="78.88"/>
          <table:table-cell table:style-name="ce1" office:value-type="float" office:value="225.18"/>
          <table:table-cell table:style-name="ce1" office:value-type="float" office:value="409.13"/>
          <table:table-cell table:style-name="ce1" office:value-type="float" office:value="996.3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2</text:p>
          </table:table-cell>
          <table:table-cell table:style-name="ce1" office:value-type="float" office:value="2.0196408623306"/>
          <table:table-cell table:style-name="ce1" office:value-type="float" office:value="24.63"/>
          <table:table-cell table:style-name="ce1" office:value-type="float" office:value="85.45"/>
          <table:table-cell table:style-name="ce1" office:value-type="float" office:value="233.83"/>
          <table:table-cell table:style-name="ce1" office:value-type="float" office:value="534.53"/>
          <table:table-cell table:style-name="ce1" office:value-type="float" office:value="1081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2</text:p>
          </table:table-cell>
          <table:table-cell table:style-name="ce1" office:value-type="float" office:value="2.5293973801068"/>
          <table:table-cell table:style-name="ce1" office:value-type="float" office:value="25.24"/>
          <table:table-cell table:style-name="ce1" office:value-type="float" office:value="90.64"/>
          <table:table-cell table:style-name="ce1" office:value-type="float" office:value="248.61"/>
          <table:table-cell table:style-name="ce1" office:value-type="float" office:value="694.69"/>
          <table:table-cell table:style-name="ce1" office:value-type="float" office:value="1130.9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2</text:p>
          </table:table-cell>
          <table:table-cell table:style-name="ce1" office:value-type="float" office:value="3.0982598885128"/>
          <table:table-cell table:style-name="ce1" office:value-type="float" office:value="22.49"/>
          <table:table-cell table:style-name="ce1" office:value-type="float" office:value="91.19"/>
          <table:table-cell table:style-name="ce1" office:value-type="float" office:value="242.00"/>
          <table:table-cell table:style-name="ce1" office:value-type="float" office:value="873.41"/>
          <table:table-cell table:style-name="ce1" office:value-type="float" office:value="1104.2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2</text:p>
          </table:table-cell>
          <table:table-cell table:style-name="ce1" office:value-type="float" office:value="3.8802596550900"/>
          <table:table-cell table:style-name="ce1" office:value-type="float" office:value="25.24"/>
          <table:table-cell table:style-name="ce1" office:value-type="float" office:value="92.13"/>
          <table:table-cell table:style-name="ce1" office:value-type="float" office:value="256.30"/>
          <table:table-cell table:style-name="ce1" office:value-type="float" office:value="1119.10"/>
          <table:table-cell table:style-name="ce1" office:value-type="float" office:value="1119.1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3</text:p>
          </table:table-cell>
          <table:table-cell table:style-name="ce1" office:value-type="float" office:value="5.0579166458253"/>
          <table:table-cell table:style-name="ce1" office:value-type="float" office:value="30.35"/>
          <table:table-cell table:style-name="ce1" office:value-type="float" office:value="99.97"/>
          <table:table-cell table:style-name="ce1" office:value-type="float" office:value="281.22"/>
          <table:table-cell table:style-name="ce1" office:value-type="float" office:value="30.35"/>
          <table:table-cell table:style-name="ce1" office:value-type="float" office:value="1161.7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3</text:p>
          </table:table-cell>
          <table:table-cell table:style-name="ce1" office:value-type="float" office:value="6.3213843084293"/>
          <table:table-cell table:style-name="ce1" office:value-type="float" office:value="24.98"/>
          <table:table-cell table:style-name="ce1" office:value-type="float" office:value="104.03"/>
          <table:table-cell table:style-name="ce1" office:value-type="float" office:value="290.09"/>
          <table:table-cell table:style-name="ce1" office:value-type="float" office:value="62.91"/>
          <table:table-cell table:style-name="ce1" office:value-type="float" office:value="1168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3</text:p>
          </table:table-cell>
          <table:table-cell table:style-name="ce1" office:value-type="float" office:value="8.0445948724789"/>
          <table:table-cell table:style-name="ce1" office:value-type="float" office:value="27.26"/>
          <table:table-cell table:style-name="ce1" office:value-type="float" office:value="107.32"/>
          <table:table-cell table:style-name="ce1" office:value-type="float" office:value="298.32"/>
          <table:table-cell table:style-name="ce1" office:value-type="float" office:value="107.32"/>
          <table:table-cell table:style-name="ce1" office:value-type="float" office:value="1229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3</text:p>
          </table:table-cell>
          <table:table-cell table:style-name="ce1" office:value-type="float" office:value="10.2769672819025"/>
          <table:table-cell table:style-name="ce1" office:value-type="float" office:value="27.75"/>
          <table:table-cell table:style-name="ce1" office:value-type="float" office:value="103.19"/>
          <table:table-cell table:style-name="ce1" office:value-type="float" office:value="306.30"/>
          <table:table-cell table:style-name="ce1" office:value-type="float" office:value="164.85"/>
          <table:table-cell table:style-name="ce1" office:value-type="float" office:value="1316.4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3</text:p>
          </table:table-cell>
          <table:table-cell table:style-name="ce1" office:value-type="float" office:value="13.1226581300609"/>
          <table:table-cell table:style-name="ce1" office:value-type="float" office:value="27.69"/>
          <table:table-cell table:style-name="ce1" office:value-type="float" office:value="107.59"/>
          <table:table-cell table:style-name="ce1" office:value-type="float" office:value="323.55"/>
          <table:table-cell table:style-name="ce1" office:value-type="float" office:value="238.19"/>
          <table:table-cell table:style-name="ce1" office:value-type="float" office:value="1348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3</text:p>
          </table:table-cell>
          <table:table-cell table:style-name="ce1" office:value-type="float" office:value="17.0686429798089"/>
          <table:table-cell table:style-name="ce1" office:value-type="float" office:value="30.07"/>
          <table:table-cell table:style-name="ce1" office:value-type="float" office:value="112.18"/>
          <table:table-cell table:style-name="ce1" office:value-type="float" office:value="339.88"/>
          <table:table-cell table:style-name="ce1" office:value-type="float" office:value="339.88"/>
          <table:table-cell table:style-name="ce1" office:value-type="float" office:value="1467.3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3</text:p>
          </table:table-cell>
          <table:table-cell table:style-name="ce1" office:value-type="float" office:value="22.3121307612362"/>
          <table:table-cell table:style-name="ce1" office:value-type="float" office:value="30.72"/>
          <table:table-cell table:style-name="ce1" office:value-type="float" office:value="117.11"/>
          <table:table-cell table:style-name="ce1" office:value-type="float" office:value="341.13"/>
          <table:table-cell table:style-name="ce1" office:value-type="float" office:value="475.02"/>
          <table:table-cell table:style-name="ce1" office:value-type="float" office:value="1581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3</text:p>
          </table:table-cell>
          <table:table-cell table:style-name="ce1" office:value-type="float" office:value="29.6662109364145"/>
          <table:table-cell table:style-name="ce1" office:value-type="float" office:value="32.96"/>
          <table:table-cell table:style-name="ce1" office:value-type="float" office:value="126.07"/>
          <table:table-cell table:style-name="ce1" office:value-type="float" office:value="369.30"/>
          <table:table-cell table:style-name="ce1" office:value-type="float" office:value="664.54"/>
          <table:table-cell table:style-name="ce1" office:value-type="float" office:value="1730.6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3</text:p>
          </table:table-cell>
          <table:table-cell table:style-name="ce1" office:value-type="float" office:value="40.2540807309468"/>
          <table:table-cell table:style-name="ce1" office:value-type="float" office:value="35.69"/>
          <table:table-cell table:style-name="ce1" office:value-type="float" office:value="135.84"/>
          <table:table-cell table:style-name="ce1" office:value-type="float" office:value="400.39"/>
          <table:table-cell table:style-name="ce1" office:value-type="float" office:value="937.41"/>
          <table:table-cell table:style-name="ce1" office:value-type="float" office:value="1893.1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3</text:p>
          </table:table-cell>
          <table:table-cell table:style-name="ce1" office:value-type="float" office:value="53.9082648348533"/>
          <table:table-cell table:style-name="ce1" office:value-type="float" office:value="33.92"/>
          <table:table-cell table:style-name="ce1" office:value-type="float" office:value="141.61"/>
          <table:table-cell table:style-name="ce1" office:value-type="float" office:value="424.55"/>
          <table:table-cell table:style-name="ce1" office:value-type="float" office:value="1289.30"/>
          <table:table-cell table:style-name="ce1" office:value-type="float" office:value="2031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3</text:p>
          </table:table-cell>
          <table:table-cell table:style-name="ce1" office:value-type="float" office:value="73.0780465845240"/>
          <table:table-cell table:style-name="ce1" office:value-type="float" office:value="35.56"/>
          <table:table-cell table:style-name="ce1" office:value-type="float" office:value="146.33"/>
          <table:table-cell table:style-name="ce1" office:value-type="float" office:value="456.88"/>
          <table:table-cell table:style-name="ce1" office:value-type="float" office:value="1783.33"/>
          <table:table-cell table:style-name="ce1" office:value-type="float" office:value="2258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3</text:p>
          </table:table-cell>
          <table:table-cell table:style-name="ce1" office:value-type="float" office:value="100.0000000000000"/>
          <table:table-cell table:style-name="ce1" office:value-type="float" office:value="36.84"/>
          <table:table-cell table:style-name="ce1" office:value-type="float" office:value="148.42"/>
          <table:table-cell table:style-name="ce1" office:value-type="float" office:value="485.87"/>
          <table:table-cell table:style-name="ce1" office:value-type="float" office:value="2477.15"/>
          <table:table-cell table:style-name="ce1" office:value-type="float" office:value="2477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4</text:p>
          </table:table-cell>
          <table:table-cell table:style-name="ce1" office:value-type="float" office:value="141.3100000000000"/>
          <table:table-cell table:style-name="ce1" office:value-type="float" office:value="41.31"/>
          <table:table-cell table:style-name="ce1" office:value-type="float" office:value="162.13"/>
          <table:table-cell table:style-name="ce1" office:value-type="float" office:value="533.33"/>
          <table:table-cell table:style-name="ce1" office:value-type="float" office:value="41.31"/>
          <table:table-cell table:style-name="ce1" office:value-type="float" office:value="2693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4</text:p>
          </table:table-cell>
          <table:table-cell table:style-name="ce1" office:value-type="float" office:value="198.2200000000000"/>
          <table:table-cell table:style-name="ce1" office:value-type="float" office:value="40.27"/>
          <table:table-cell table:style-name="ce1" office:value-type="float" office:value="171.24"/>
          <table:table-cell table:style-name="ce1" office:value-type="float" office:value="568.17"/>
          <table:table-cell table:style-name="ce1" office:value-type="float" office:value="98.22"/>
          <table:table-cell table:style-name="ce1" office:value-type="float" office:value="3035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4</text:p>
          </table:table-cell>
          <table:table-cell table:style-name="ce1" office:value-type="float" office:value="282.9600000000000"/>
          <table:table-cell table:style-name="ce1" office:value-type="float" office:value="42.75"/>
          <table:table-cell table:style-name="ce1" office:value-type="float" office:value="182.96"/>
          <table:table-cell table:style-name="ce1" office:value-type="float" office:value="602.93"/>
          <table:table-cell table:style-name="ce1" office:value-type="float" office:value="182.96"/>
          <table:table-cell table:style-name="ce1" office:value-type="float" office:value="3417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4</text:p>
          </table:table-cell>
          <table:table-cell table:style-name="ce1" office:value-type="float" office:value="403.7300000000000"/>
          <table:table-cell table:style-name="ce1" office:value-type="float" office:value="42.68"/>
          <table:table-cell table:style-name="ce1" office:value-type="float" office:value="185.71"/>
          <table:table-cell table:style-name="ce1" office:value-type="float" office:value="648.92"/>
          <table:table-cell table:style-name="ce1" office:value-type="float" office:value="303.73"/>
          <table:table-cell table:style-name="ce1" office:value-type="float" office:value="3828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4</text:p>
          </table:table-cell>
          <table:table-cell table:style-name="ce1" office:value-type="float" office:value="581.4900000000000"/>
          <table:table-cell table:style-name="ce1" office:value-type="float" office:value="44.03"/>
          <table:table-cell table:style-name="ce1" office:value-type="float" office:value="193.36"/>
          <table:table-cell table:style-name="ce1" office:value-type="float" office:value="695.71"/>
          <table:table-cell table:style-name="ce1" office:value-type="float" office:value="481.49"/>
          <table:table-cell table:style-name="ce1" office:value-type="float" office:value="4331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4</text:p>
          </table:table-cell>
          <table:table-cell table:style-name="ce1" office:value-type="float" office:value="857.2900000000000"/>
          <table:table-cell table:style-name="ce1" office:value-type="float" office:value="47.43"/>
          <table:table-cell table:style-name="ce1" office:value-type="float" office:value="202.97"/>
          <table:table-cell table:style-name="ce1" office:value-type="float" office:value="757.29"/>
          <table:table-cell table:style-name="ce1" office:value-type="float" office:value="757.29"/>
          <table:table-cell table:style-name="ce1" office:value-type="float" office:value="4922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4</text:p>
          </table:table-cell>
          <table:table-cell table:style-name="ce1" office:value-type="float" office:value="915.9300000000000"/>
          <table:table-cell table:style-name="ce1" office:value-type="float" office:value="6.84"/>
          <table:table-cell table:style-name="ce1" office:value-type="float" office:value="126.87"/>
          <table:table-cell table:style-name="ce1" office:value-type="float" office:value="548.17"/>
          <table:table-cell table:style-name="ce1" office:value-type="float" office:value="815.93"/>
          <table:table-cell table:style-name="ce1" office:value-type="float" office:value="4005.0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4</text:p>
          </table:table-cell>
          <table:table-cell table:style-name="ce1" office:value-type="float" office:value="932.9700000000000"/>
          <table:table-cell table:style-name="ce1" office:value-type="float" office:value="1.86"/>
          <table:table-cell table:style-name="ce1" office:value-type="float" office:value="60.44"/>
          <table:table-cell table:style-name="ce1" office:value-type="float" office:value="370.67"/>
          <table:table-cell table:style-name="ce1" office:value-type="float" office:value="832.97"/>
          <table:table-cell table:style-name="ce1" office:value-type="float" office:value="3044.8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4</text:p>
          </table:table-cell>
          <table:table-cell table:style-name="ce1" office:value-type="float" office:value="947.2400000000000"/>
          <table:table-cell table:style-name="ce1" office:value-type="float" office:value="1.53"/>
          <table:table-cell table:style-name="ce1" office:value-type="float" office:value="10.49"/>
          <table:table-cell table:style-name="ce1" office:value-type="float" office:value="234.76"/>
          <table:table-cell table:style-name="ce1" office:value-type="float" office:value="847.24"/>
          <table:table-cell table:style-name="ce1" office:value-type="float" office:value="2253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4</text:p>
          </table:table-cell>
          <table:table-cell table:style-name="ce1" office:value-type="float" office:value="972.0600000000000"/>
          <table:table-cell table:style-name="ce1" office:value-type="float" office:value="2.62"/>
          <table:table-cell table:style-name="ce1" office:value-type="float" office:value="6.13"/>
          <table:table-cell table:style-name="ce1" office:value-type="float" office:value="140.77"/>
          <table:table-cell table:style-name="ce1" office:value-type="float" office:value="872.06"/>
          <table:table-cell table:style-name="ce1" office:value-type="float" office:value="1703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4</text:p>
          </table:table-cell>
          <table:table-cell table:style-name="ce1" office:value-type="float" office:value="999.3700000000000"/>
          <table:table-cell table:style-name="ce1" office:value-type="float" office:value="2.81"/>
          <table:table-cell table:style-name="ce1" office:value-type="float" office:value="7.12"/>
          <table:table-cell table:style-name="ce1" office:value-type="float" office:value="71.86"/>
          <table:table-cell table:style-name="ce1" office:value-type="float" office:value="899.37"/>
          <table:table-cell table:style-name="ce1" office:value-type="float" office:value="1267.5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4</text:p>
          </table:table-cell>
          <table:table-cell table:style-name="ce1" office:value-type="float" office:value="1016.4600000000000"/>
          <table:table-cell table:style-name="ce1" office:value-type="float" office:value="1.71"/>
          <table:table-cell table:style-name="ce1" office:value-type="float" office:value="7.31"/>
          <table:table-cell table:style-name="ce1" office:value-type="float" office:value="18.57"/>
          <table:table-cell table:style-name="ce1" office:value-type="float" office:value="916.46"/>
          <table:table-cell table:style-name="ce1" office:value-type="float" office:value="916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5</text:p>
          </table:table-cell>
          <table:table-cell table:style-name="ce1" office:value-type="float" office:value="1033.7400000000000"/>
          <table:table-cell table:style-name="ce1" office:value-type="float" office:value="1.70"/>
          <table:table-cell table:style-name="ce1" office:value-type="float" office:value="6.35"/>
          <table:table-cell table:style-name="ce1" office:value-type="float" office:value="12.86"/>
          <table:table-cell table:style-name="ce1" office:value-type="float" office:value="1.70"/>
          <table:table-cell table:style-name="ce1" office:value-type="float" office:value="631.5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5</text:p>
          </table:table-cell>
          <table:table-cell table:style-name="ce1" office:value-type="float" office:value="1044.2800000000000"/>
          <table:table-cell table:style-name="ce1" office:value-type="float" office:value="1.02"/>
          <table:table-cell table:style-name="ce1" office:value-type="float" office:value="4.49"/>
          <table:table-cell table:style-name="ce1" office:value-type="float" office:value="11.93"/>
          <table:table-cell table:style-name="ce1" office:value-type="float" office:value="2.74"/>
          <table:table-cell table:style-name="ce1" office:value-type="float" office:value="426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5</text:p>
          </table:table-cell>
          <table:table-cell table:style-name="ce1" office:value-type="float" office:value="1060.4700000000000"/>
          <table:table-cell table:style-name="ce1" office:value-type="float" office:value="1.55"/>
          <table:table-cell table:style-name="ce1" office:value-type="float" office:value="4.33"/>
          <table:table-cell table:style-name="ce1" office:value-type="float" office:value="11.95"/>
          <table:table-cell table:style-name="ce1" office:value-type="float" office:value="4.33"/>
          <table:table-cell table:style-name="ce1" office:value-type="float" office:value="274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5</text:p>
          </table:table-cell>
          <table:table-cell table:style-name="ce1" office:value-type="float" office:value="1086.2400000000000"/>
          <table:table-cell table:style-name="ce1" office:value-type="float" office:value="2.43"/>
          <table:table-cell table:style-name="ce1" office:value-type="float" office:value="5.08"/>
          <table:table-cell table:style-name="ce1" office:value-type="float" office:value="11.75"/>
          <table:table-cell table:style-name="ce1" office:value-type="float" office:value="6.87"/>
          <table:table-cell table:style-name="ce1" office:value-type="float" office:value="169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5</text:p>
          </table:table-cell>
          <table:table-cell table:style-name="ce1" office:value-type="float" office:value="1115.2400000000000"/>
          <table:table-cell table:style-name="ce1" office:value-type="float" office:value="2.67"/>
          <table:table-cell table:style-name="ce1" office:value-type="float" office:value="6.80"/>
          <table:table-cell table:style-name="ce1" office:value-type="float" office:value="11.59"/>
          <table:table-cell table:style-name="ce1" office:value-type="float" office:value="9.72"/>
          <table:table-cell table:style-name="ce1" office:value-type="float" office:value="91.7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5</text:p>
          </table:table-cell>
          <table:table-cell table:style-name="ce1" office:value-type="float" office:value="1140.4400000000000"/>
          <table:table-cell table:style-name="ce1" office:value-type="float" office:value="2.26"/>
          <table:table-cell table:style-name="ce1" office:value-type="float" office:value="7.54"/>
          <table:table-cell table:style-name="ce1" office:value-type="float" office:value="12.20"/>
          <table:table-cell table:style-name="ce1" office:value-type="float" office:value="12.20"/>
          <table:table-cell table:style-name="ce1" office:value-type="float" office:value="33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5</text:p>
          </table:table-cell>
          <table:table-cell table:style-name="ce1" office:value-type="float" office:value="1167.3500000000000"/>
          <table:table-cell table:style-name="ce1" office:value-type="float" office:value="2.36"/>
          <table:table-cell table:style-name="ce1" office:value-type="float" office:value="7.47"/>
          <table:table-cell table:style-name="ce1" office:value-type="float" office:value="12.92"/>
          <table:table-cell table:style-name="ce1" office:value-type="float" office:value="14.84"/>
          <table:table-cell table:style-name="ce1" office:value-type="float" office:value="27.4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5</text:p>
          </table:table-cell>
          <table:table-cell table:style-name="ce1" office:value-type="float" office:value="1178.9100000000000"/>
          <table:table-cell table:style-name="ce1" office:value-type="float" office:value="0.99"/>
          <table:table-cell table:style-name="ce1" office:value-type="float" office:value="5.71"/>
          <table:table-cell table:style-name="ce1" office:value-type="float" office:value="12.89"/>
          <table:table-cell table:style-name="ce1" office:value-type="float" office:value="15.98"/>
          <table:table-cell table:style-name="ce1" office:value-type="float" office:value="26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5</text:p>
          </table:table-cell>
          <table:table-cell table:style-name="ce1" office:value-type="float" office:value="1190.5800000000000"/>
          <table:table-cell table:style-name="ce1" office:value-type="float" office:value="0.99"/>
          <table:table-cell table:style-name="ce1" office:value-type="float" office:value="4.40"/>
          <table:table-cell table:style-name="ce1" office:value-type="float" office:value="12.27"/>
          <table:table-cell table:style-name="ce1" office:value-type="float" office:value="17.13"/>
          <table:table-cell table:style-name="ce1" office:value-type="float" office:value="25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5</text:p>
          </table:table-cell>
          <table:table-cell table:style-name="ce1" office:value-type="float" office:value="1207.3700000000000"/>
          <table:table-cell table:style-name="ce1" office:value-type="float" office:value="1.41"/>
          <table:table-cell table:style-name="ce1" office:value-type="float" office:value="3.43"/>
          <table:table-cell table:style-name="ce1" office:value-type="float" office:value="11.15"/>
          <table:table-cell table:style-name="ce1" office:value-type="float" office:value="18.78"/>
          <table:table-cell table:style-name="ce1" office:value-type="float" office:value="24.2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5</text:p>
          </table:table-cell>
          <table:table-cell table:style-name="ce1" office:value-type="float" office:value="1225.1200000000000"/>
          <table:table-cell table:style-name="ce1" office:value-type="float" office:value="1.47"/>
          <table:table-cell table:style-name="ce1" office:value-type="float" office:value="3.92"/>
          <table:table-cell table:style-name="ce1" office:value-type="float" office:value="9.85"/>
          <table:table-cell table:style-name="ce1" office:value-type="float" office:value="20.53"/>
          <table:table-cell table:style-name="ce1" office:value-type="float" office:value="22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5</text:p>
          </table:table-cell>
          <table:table-cell table:style-name="ce1" office:value-type="float" office:value="1244.2300000000000"/>
          <table:table-cell table:style-name="ce1" office:value-type="float" office:value="1.56"/>
          <table:table-cell table:style-name="ce1" office:value-type="float" office:value="4.51"/>
          <table:table-cell table:style-name="ce1" office:value-type="float" office:value="9.10"/>
          <table:table-cell table:style-name="ce1" office:value-type="float" office:value="22.41"/>
          <table:table-cell table:style-name="ce1" office:value-type="float" office:value="22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6</text:p>
          </table:table-cell>
          <table:table-cell table:style-name="ce1" office:value-type="float" office:value="1260.9000000000000"/>
          <table:table-cell table:style-name="ce1" office:value-type="float" office:value="1.34"/>
          <table:table-cell table:style-name="ce1" office:value-type="float" office:value="4.43"/>
          <table:table-cell table:style-name="ce1" office:value-type="float" office:value="8.01"/>
          <table:table-cell table:style-name="ce1" office:value-type="float" office:value="1.34"/>
          <table:table-cell table:style-name="ce1" office:value-type="float" office:value="21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6</text:p>
          </table:table-cell>
          <table:table-cell table:style-name="ce1" office:value-type="float" office:value="1273.8900000000000"/>
          <table:table-cell table:style-name="ce1" office:value-type="float" office:value="1.03"/>
          <table:table-cell table:style-name="ce1" office:value-type="float" office:value="3.98"/>
          <table:table-cell table:style-name="ce1" office:value-type="float" office:value="8.06"/>
          <table:table-cell table:style-name="ce1" office:value-type="float" office:value="2.38"/>
          <table:table-cell table:style-name="ce1" office:value-type="float" office:value="21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6</text:p>
          </table:table-cell>
          <table:table-cell table:style-name="ce1" office:value-type="float" office:value="1278.3500000000000"/>
          <table:table-cell table:style-name="ce1" office:value-type="float" office:value="0.35"/>
          <table:table-cell table:style-name="ce1" office:value-type="float" office:value="2.74"/>
          <table:table-cell table:style-name="ce1" office:value-type="float" office:value="7.37"/>
          <table:table-cell table:style-name="ce1" office:value-type="float" office:value="2.74"/>
          <table:table-cell table:style-name="ce1" office:value-type="float" office:value="20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6</text:p>
          </table:table-cell>
          <table:table-cell table:style-name="ce1" office:value-type="float" office:value="1294.4600000000000"/>
          <table:table-cell table:style-name="ce1" office:value-type="float" office:value="1.26"/>
          <table:table-cell table:style-name="ce1" office:value-type="float" office:value="2.66"/>
          <table:table-cell table:style-name="ce1" office:value-type="float" office:value="7.21"/>
          <table:table-cell table:style-name="ce1" office:value-type="float" office:value="4.04"/>
          <table:table-cell table:style-name="ce1" office:value-type="float" office:value="19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6</text:p>
          </table:table-cell>
          <table:table-cell table:style-name="ce1" office:value-type="float" office:value="1310.2500000000000"/>
          <table:table-cell table:style-name="ce1" office:value-type="float" office:value="1.22"/>
          <table:table-cell table:style-name="ce1" office:value-type="float" office:value="2.85"/>
          <table:table-cell table:style-name="ce1" office:value-type="float" office:value="6.95"/>
          <table:table-cell table:style-name="ce1" office:value-type="float" office:value="5.31"/>
          <table:table-cell table:style-name="ce1" office:value-type="float" office:value="17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6</text:p>
          </table:table-cell>
          <table:table-cell table:style-name="ce1" office:value-type="float" office:value="1325.8400000000000"/>
          <table:table-cell table:style-name="ce1" office:value-type="float" office:value="1.19"/>
          <table:table-cell table:style-name="ce1" office:value-type="float" office:value="3.71"/>
          <table:table-cell table:style-name="ce1" office:value-type="float" office:value="6.56"/>
          <table:table-cell table:style-name="ce1" office:value-type="float" office:value="6.56"/>
          <table:table-cell table:style-name="ce1" office:value-type="float" office:value="16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6</text:p>
          </table:table-cell>
          <table:table-cell table:style-name="ce1" office:value-type="float" office:value="1340.5600000000000"/>
          <table:table-cell table:style-name="ce1" office:value-type="float" office:value="1.11"/>
          <table:table-cell table:style-name="ce1" office:value-type="float" office:value="3.56"/>
          <table:table-cell table:style-name="ce1" office:value-type="float" office:value="6.32"/>
          <table:table-cell table:style-name="ce1" office:value-type="float" office:value="7.74"/>
          <table:table-cell table:style-name="ce1" office:value-type="float" office:value="14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6</text:p>
          </table:table-cell>
          <table:table-cell table:style-name="ce1" office:value-type="float" office:value="1346.4600000000000"/>
          <table:table-cell table:style-name="ce1" office:value-type="float" office:value="0.44"/>
          <table:table-cell table:style-name="ce1" office:value-type="float" office:value="2.76"/>
          <table:table-cell table:style-name="ce1" office:value-type="float" office:value="5.70"/>
          <table:table-cell table:style-name="ce1" office:value-type="float" office:value="8.22"/>
          <table:table-cell table:style-name="ce1" office:value-type="float" office:value="14.2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6</text:p>
          </table:table-cell>
          <table:table-cell table:style-name="ce1" office:value-type="float" office:value="1348.4800000000000"/>
          <table:table-cell table:style-name="ce1" office:value-type="float" office:value="0.15"/>
          <table:table-cell table:style-name="ce1" office:value-type="float" office:value="1.71"/>
          <table:table-cell table:style-name="ce1" office:value-type="float" office:value="5.49"/>
          <table:table-cell table:style-name="ce1" office:value-type="float" office:value="8.38"/>
          <table:table-cell table:style-name="ce1" office:value-type="float" office:value="13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6</text:p>
          </table:table-cell>
          <table:table-cell table:style-name="ce1" office:value-type="float" office:value="1352.5300000000000"/>
          <table:table-cell table:style-name="ce1" office:value-type="float" office:value="0.30"/>
          <table:table-cell table:style-name="ce1" office:value-type="float" office:value="0.89"/>
          <table:table-cell table:style-name="ce1" office:value-type="float" office:value="4.49"/>
          <table:table-cell table:style-name="ce1" office:value-type="float" office:value="8.70"/>
          <table:table-cell table:style-name="ce1" office:value-type="float" office:value="12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6</text:p>
          </table:table-cell>
          <table:table-cell table:style-name="ce1" office:value-type="float" office:value="1356.8600000000000"/>
          <table:table-cell table:style-name="ce1" office:value-type="float" office:value="0.32"/>
          <table:table-cell table:style-name="ce1" office:value-type="float" office:value="0.77"/>
          <table:table-cell table:style-name="ce1" office:value-type="float" office:value="3.56"/>
          <table:table-cell table:style-name="ce1" office:value-type="float" office:value="9.05"/>
          <table:table-cell table:style-name="ce1" office:value-type="float" office:value="10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6</text:p>
          </table:table-cell>
          <table:table-cell table:style-name="ce1" office:value-type="float" office:value="1363.2400000000000"/>
          <table:table-cell table:style-name="ce1" office:value-type="float" office:value="0.47"/>
          <table:table-cell table:style-name="ce1" office:value-type="float" office:value="1.09"/>
          <table:table-cell table:style-name="ce1" office:value-type="float" office:value="2.82"/>
          <table:table-cell table:style-name="ce1" office:value-type="float" office:value="9.56"/>
          <table:table-cell table:style-name="ce1" office:value-type="float" office:value="9.5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7</text:p>
          </table:table-cell>
          <table:table-cell table:style-name="ce1" office:value-type="float" office:value="1379.3300000000000"/>
          <table:table-cell table:style-name="ce1" office:value-type="float" office:value="1.18"/>
          <table:table-cell table:style-name="ce1" office:value-type="float" office:value="1.98"/>
          <table:table-cell table:style-name="ce1" office:value-type="float" office:value="2.89"/>
          <table:table-cell table:style-name="ce1" office:value-type="float" office:value="1.18"/>
          <table:table-cell table:style-name="ce1" office:value-type="float" office:value="9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7</text:p>
          </table:table-cell>
          <table:table-cell table:style-name="ce1" office:value-type="float" office:value="1386.2300000000000"/>
          <table:table-cell table:style-name="ce1" office:value-type="float" office:value="0.50"/>
          <table:table-cell table:style-name="ce1" office:value-type="float" office:value="2.16"/>
          <table:table-cell table:style-name="ce1" office:value-type="float" office:value="2.95"/>
          <table:table-cell table:style-name="ce1" office:value-type="float" office:value="1.69"/>
          <table:table-cell table:style-name="ce1" office:value-type="float" office:value="8.8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7</text:p>
          </table:table-cell>
          <table:table-cell table:style-name="ce1" office:value-type="float" office:value="1393.3000000000000"/>
          <table:table-cell table:style-name="ce1" office:value-type="float" office:value="0.51"/>
          <table:table-cell table:style-name="ce1" office:value-type="float" office:value="2.21"/>
          <table:table-cell table:style-name="ce1" office:value-type="float" office:value="3.32"/>
          <table:table-cell table:style-name="ce1" office:value-type="float" office:value="2.21"/>
          <table:table-cell table:style-name="ce1" office:value-type="float" office:value="8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7</text:p>
          </table:table-cell>
          <table:table-cell table:style-name="ce1" office:value-type="float" office:value="1405.5600000000000"/>
          <table:table-cell table:style-name="ce1" office:value-type="float" office:value="0.88"/>
          <table:table-cell table:style-name="ce1" office:value-type="float" office:value="1.90"/>
          <table:table-cell table:style-name="ce1" office:value-type="float" office:value="3.92"/>
          <table:table-cell table:style-name="ce1" office:value-type="float" office:value="3.10"/>
          <table:table-cell table:style-name="ce1" office:value-type="float" office:value="8.5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7</text:p>
          </table:table-cell>
          <table:table-cell table:style-name="ce1" office:value-type="float" office:value="1411.3200000000000"/>
          <table:table-cell table:style-name="ce1" office:value-type="float" office:value="0.41"/>
          <table:table-cell table:style-name="ce1" office:value-type="float" office:value="1.81"/>
          <table:table-cell table:style-name="ce1" office:value-type="float" office:value="4.01"/>
          <table:table-cell table:style-name="ce1" office:value-type="float" office:value="3.53"/>
          <table:table-cell table:style-name="ce1" office:value-type="float" office:value="7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7</text:p>
          </table:table-cell>
          <table:table-cell table:style-name="ce1" office:value-type="float" office:value="1418.9400000000000"/>
          <table:table-cell table:style-name="ce1" office:value-type="float" office:value="0.54"/>
          <table:table-cell table:style-name="ce1" office:value-type="float" office:value="1.84"/>
          <table:table-cell table:style-name="ce1" office:value-type="float" office:value="4.09"/>
          <table:table-cell table:style-name="ce1" office:value-type="float" office:value="4.09"/>
          <table:table-cell table:style-name="ce1" office:value-type="float" office:value="7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7</text:p>
          </table:table-cell>
          <table:table-cell table:style-name="ce1" office:value-type="float" office:value="1422.0600000000000"/>
          <table:table-cell table:style-name="ce1" office:value-type="float" office:value="0.22"/>
          <table:table-cell table:style-name="ce1" office:value-type="float" office:value="1.17"/>
          <table:table-cell table:style-name="ce1" office:value-type="float" office:value="3.10"/>
          <table:table-cell table:style-name="ce1" office:value-type="float" office:value="4.31"/>
          <table:table-cell table:style-name="ce1" office:value-type="float" office:value="6.0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7</text:p>
          </table:table-cell>
          <table:table-cell table:style-name="ce1" office:value-type="float" office:value="1421.7800000000000"/>
          <table:table-cell table:style-name="ce1" office:value-type="float" office:value="-0.02"/>
          <table:table-cell table:style-name="ce1" office:value-type="float" office:value="0.74"/>
          <table:table-cell table:style-name="ce1" office:value-type="float" office:value="2.56"/>
          <table:table-cell table:style-name="ce1" office:value-type="float" office:value="4.29"/>
          <table:table-cell table:style-name="ce1" office:value-type="float" office:value="5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7</text:p>
          </table:table-cell>
          <table:table-cell table:style-name="ce1" office:value-type="float" office:value="1422.6300000000000"/>
          <table:table-cell table:style-name="ce1" office:value-type="float" office:value="0.06"/>
          <table:table-cell table:style-name="ce1" office:value-type="float" office:value="0.26"/>
          <table:table-cell table:style-name="ce1" office:value-type="float" office:value="2.11"/>
          <table:table-cell table:style-name="ce1" office:value-type="float" office:value="4.36"/>
          <table:table-cell table:style-name="ce1" office:value-type="float" office:value="5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7</text:p>
          </table:table-cell>
          <table:table-cell table:style-name="ce1" office:value-type="float" office:value="1425.9000000000000"/>
          <table:table-cell table:style-name="ce1" office:value-type="float" office:value="0.23"/>
          <table:table-cell table:style-name="ce1" office:value-type="float" office:value="0.27"/>
          <table:table-cell table:style-name="ce1" office:value-type="float" office:value="1.45"/>
          <table:table-cell table:style-name="ce1" office:value-type="float" office:value="4.60"/>
          <table:table-cell table:style-name="ce1" office:value-type="float" office:value="5.4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7</text:p>
          </table:table-cell>
          <table:table-cell table:style-name="ce1" office:value-type="float" office:value="1428.3200000000000"/>
          <table:table-cell table:style-name="ce1" office:value-type="float" office:value="0.17"/>
          <table:table-cell table:style-name="ce1" office:value-type="float" office:value="0.46"/>
          <table:table-cell table:style-name="ce1" office:value-type="float" office:value="1.20"/>
          <table:table-cell table:style-name="ce1" office:value-type="float" office:value="4.77"/>
          <table:table-cell table:style-name="ce1" office:value-type="float" office:value="5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7</text:p>
          </table:table-cell>
          <table:table-cell table:style-name="ce1" office:value-type="float" office:value="1434.4600000000000"/>
          <table:table-cell table:style-name="ce1" office:value-type="float" office:value="0.43"/>
          <table:table-cell table:style-name="ce1" office:value-type="float" office:value="0.83"/>
          <table:table-cell table:style-name="ce1" office:value-type="float" office:value="1.09"/>
          <table:table-cell table:style-name="ce1" office:value-type="float" office:value="5.22"/>
          <table:table-cell table:style-name="ce1" office:value-type="float" office:value="5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8</text:p>
          </table:table-cell>
          <table:table-cell table:style-name="ce1" office:value-type="float" office:value="1444.6400000000000"/>
          <table:table-cell table:style-name="ce1" office:value-type="float" office:value="0.71"/>
          <table:table-cell table:style-name="ce1" office:value-type="float" office:value="1.31"/>
          <table:table-cell table:style-name="ce1" office:value-type="float" office:value="1.59"/>
          <table:table-cell table:style-name="ce1" office:value-type="float" office:value="0.71"/>
          <table:table-cell table:style-name="ce1" office:value-type="float" office:value="4.7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8</text:p>
          </table:table-cell>
          <table:table-cell table:style-name="ce1" office:value-type="float" office:value="1451.2900000000000"/>
          <table:table-cell table:style-name="ce1" office:value-type="float" office:value="0.46"/>
          <table:table-cell table:style-name="ce1" office:value-type="float" office:value="1.61"/>
          <table:table-cell table:style-name="ce1" office:value-type="float" office:value="2.08"/>
          <table:table-cell table:style-name="ce1" office:value-type="float" office:value="1.17"/>
          <table:table-cell table:style-name="ce1" office:value-type="float" office:value="4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8</text:p>
          </table:table-cell>
          <table:table-cell table:style-name="ce1" office:value-type="float" office:value="1456.2200000000000"/>
          <table:table-cell table:style-name="ce1" office:value-type="float" office:value="0.34"/>
          <table:table-cell table:style-name="ce1" office:value-type="float" office:value="1.52"/>
          <table:table-cell table:style-name="ce1" office:value-type="float" office:value="2.36"/>
          <table:table-cell table:style-name="ce1" office:value-type="float" office:value="1.52"/>
          <table:table-cell table:style-name="ce1" office:value-type="float" office:value="4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8</text:p>
          </table:table-cell>
          <table:table-cell table:style-name="ce1" office:value-type="float" office:value="1459.7100000000000"/>
          <table:table-cell table:style-name="ce1" office:value-type="float" office:value="0.24"/>
          <table:table-cell table:style-name="ce1" office:value-type="float" office:value="1.04"/>
          <table:table-cell table:style-name="ce1" office:value-type="float" office:value="2.37"/>
          <table:table-cell table:style-name="ce1" office:value-type="float" office:value="1.76"/>
          <table:table-cell table:style-name="ce1" office:value-type="float" office:value="3.8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8</text:p>
          </table:table-cell>
          <table:table-cell table:style-name="ce1" office:value-type="float" office:value="1467.0100000000000"/>
          <table:table-cell table:style-name="ce1" office:value-type="float" office:value="0.50"/>
          <table:table-cell table:style-name="ce1" office:value-type="float" office:value="1.08"/>
          <table:table-cell table:style-name="ce1" office:value-type="float" office:value="2.71"/>
          <table:table-cell table:style-name="ce1" office:value-type="float" office:value="2.27"/>
          <table:table-cell table:style-name="ce1" office:value-type="float" office:value="3.9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8</text:p>
          </table:table-cell>
          <table:table-cell table:style-name="ce1" office:value-type="float" office:value="1467.3000000000000"/>
          <table:table-cell table:style-name="ce1" office:value-type="float" office:value="0.02"/>
          <table:table-cell table:style-name="ce1" office:value-type="float" office:value="0.76"/>
          <table:table-cell table:style-name="ce1" office:value-type="float" office:value="2.29"/>
          <table:table-cell table:style-name="ce1" office:value-type="float" office:value="2.29"/>
          <table:table-cell table:style-name="ce1" office:value-type="float" office:value="3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8</text:p>
          </table:table-cell>
          <table:table-cell table:style-name="ce1" office:value-type="float" office:value="1465.5400000000000"/>
          <table:table-cell table:style-name="ce1" office:value-type="float" office:value="-0.12"/>
          <table:table-cell table:style-name="ce1" office:value-type="float" office:value="0.40"/>
          <table:table-cell table:style-name="ce1" office:value-type="float" office:value="1.45"/>
          <table:table-cell table:style-name="ce1" office:value-type="float" office:value="2.17"/>
          <table:table-cell table:style-name="ce1" office:value-type="float" office:value="3.0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8</text:p>
          </table:table-cell>
          <table:table-cell table:style-name="ce1" office:value-type="float" office:value="1458.0700000000000"/>
          <table:table-cell table:style-name="ce1" office:value-type="float" office:value="-0.51"/>
          <table:table-cell table:style-name="ce1" office:value-type="float" office:value="-0.61"/>
          <table:table-cell table:style-name="ce1" office:value-type="float" office:value="0.47"/>
          <table:table-cell table:style-name="ce1" office:value-type="float" office:value="1.65"/>
          <table:table-cell table:style-name="ce1" office:value-type="float" office:value="2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8</text:p>
          </table:table-cell>
          <table:table-cell table:style-name="ce1" office:value-type="float" office:value="1454.8600000000000"/>
          <table:table-cell table:style-name="ce1" office:value-type="float" office:value="-0.22"/>
          <table:table-cell table:style-name="ce1" office:value-type="float" office:value="-0.85"/>
          <table:table-cell table:style-name="ce1" office:value-type="float" office:value="-0.09"/>
          <table:table-cell table:style-name="ce1" office:value-type="float" office:value="1.42"/>
          <table:table-cell table:style-name="ce1" office:value-type="float" office:value="2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8</text:p>
          </table:table-cell>
          <table:table-cell table:style-name="ce1" office:value-type="float" office:value="1455.1500000000000"/>
          <table:table-cell table:style-name="ce1" office:value-type="float" office:value="0.02"/>
          <table:table-cell table:style-name="ce1" office:value-type="float" office:value="-0.71"/>
          <table:table-cell table:style-name="ce1" office:value-type="float" office:value="-0.31"/>
          <table:table-cell table:style-name="ce1" office:value-type="float" office:value="1.44"/>
          <table:table-cell table:style-name="ce1" office:value-type="float" office:value="2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8</text:p>
          </table:table-cell>
          <table:table-cell table:style-name="ce1" office:value-type="float" office:value="1453.4000000000000"/>
          <table:table-cell table:style-name="ce1" office:value-type="float" office:value="-0.12"/>
          <table:table-cell table:style-name="ce1" office:value-type="float" office:value="-0.32"/>
          <table:table-cell table:style-name="ce1" office:value-type="float" office:value="-0.93"/>
          <table:table-cell table:style-name="ce1" office:value-type="float" office:value="1.32"/>
          <table:table-cell table:style-name="ce1" office:value-type="float" office:value="1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8</text:p>
          </table:table-cell>
          <table:table-cell table:style-name="ce1" office:value-type="float" office:value="1458.2000000000000"/>
          <table:table-cell table:style-name="ce1" office:value-type="float" office:value="0.33"/>
          <table:table-cell table:style-name="ce1" office:value-type="float" office:value="0.23"/>
          <table:table-cell table:style-name="ce1" office:value-type="float" office:value="-0.62"/>
          <table:table-cell table:style-name="ce1" office:value-type="float" office:value="1.65"/>
          <table:table-cell table:style-name="ce1" office:value-type="float" office:value="1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1999</text:p>
          </table:table-cell>
          <table:table-cell table:style-name="ce1" office:value-type="float" office:value="1468.4100000000000"/>
          <table:table-cell table:style-name="ce1" office:value-type="float" office:value="0.70"/>
          <table:table-cell table:style-name="ce1" office:value-type="float" office:value="0.91"/>
          <table:table-cell table:style-name="ce1" office:value-type="float" office:value="0.20"/>
          <table:table-cell table:style-name="ce1" office:value-type="float" office:value="0.70"/>
          <table:table-cell table:style-name="ce1" office:value-type="float" office:value="1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1999</text:p>
          </table:table-cell>
          <table:table-cell table:style-name="ce1" office:value-type="float" office:value="1483.8300000000000"/>
          <table:table-cell table:style-name="ce1" office:value-type="float" office:value="1.05"/>
          <table:table-cell table:style-name="ce1" office:value-type="float" office:value="2.09"/>
          <table:table-cell table:style-name="ce1" office:value-type="float" office:value="1.77"/>
          <table:table-cell table:style-name="ce1" office:value-type="float" office:value="1.76"/>
          <table:table-cell table:style-name="ce1" office:value-type="float" office:value="2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1999</text:p>
          </table:table-cell>
          <table:table-cell table:style-name="ce1" office:value-type="float" office:value="1500.1500000000000"/>
          <table:table-cell table:style-name="ce1" office:value-type="float" office:value="1.10"/>
          <table:table-cell table:style-name="ce1" office:value-type="float" office:value="2.88"/>
          <table:table-cell table:style-name="ce1" office:value-type="float" office:value="3.11"/>
          <table:table-cell table:style-name="ce1" office:value-type="float" office:value="2.88"/>
          <table:table-cell table:style-name="ce1" office:value-type="float" office:value="3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1999</text:p>
          </table:table-cell>
          <table:table-cell table:style-name="ce1" office:value-type="float" office:value="1508.5500000000000"/>
          <table:table-cell table:style-name="ce1" office:value-type="float" office:value="0.56"/>
          <table:table-cell table:style-name="ce1" office:value-type="float" office:value="2.73"/>
          <table:table-cell table:style-name="ce1" office:value-type="float" office:value="3.67"/>
          <table:table-cell table:style-name="ce1" office:value-type="float" office:value="3.45"/>
          <table:table-cell table:style-name="ce1" office:value-type="float" office:value="3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1999</text:p>
          </table:table-cell>
          <table:table-cell table:style-name="ce1" office:value-type="float" office:value="1513.0800000000000"/>
          <table:table-cell table:style-name="ce1" office:value-type="float" office:value="0.30"/>
          <table:table-cell table:style-name="ce1" office:value-type="float" office:value="1.97"/>
          <table:table-cell table:style-name="ce1" office:value-type="float" office:value="4.11"/>
          <table:table-cell table:style-name="ce1" office:value-type="float" office:value="3.76"/>
          <table:table-cell table:style-name="ce1" office:value-type="float" office:value="3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1999</text:p>
          </table:table-cell>
          <table:table-cell table:style-name="ce1" office:value-type="float" office:value="1515.9500000000000"/>
          <table:table-cell table:style-name="ce1" office:value-type="float" office:value="0.19"/>
          <table:table-cell table:style-name="ce1" office:value-type="float" office:value="1.05"/>
          <table:table-cell table:style-name="ce1" office:value-type="float" office:value="3.96"/>
          <table:table-cell table:style-name="ce1" office:value-type="float" office:value="3.96"/>
          <table:table-cell table:style-name="ce1" office:value-type="float" office:value="3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1999</text:p>
          </table:table-cell>
          <table:table-cell table:style-name="ce1" office:value-type="float" office:value="1532.4700000000000"/>
          <table:table-cell table:style-name="ce1" office:value-type="float" office:value="1.09"/>
          <table:table-cell table:style-name="ce1" office:value-type="float" office:value="1.59"/>
          <table:table-cell table:style-name="ce1" office:value-type="float" office:value="4.36"/>
          <table:table-cell table:style-name="ce1" office:value-type="float" office:value="5.09"/>
          <table:table-cell table:style-name="ce1" office:value-type="float" office:value="4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1999</text:p>
          </table:table-cell>
          <table:table-cell table:style-name="ce1" office:value-type="float" office:value="1541.0500000000000"/>
          <table:table-cell table:style-name="ce1" office:value-type="float" office:value="0.56"/>
          <table:table-cell table:style-name="ce1" office:value-type="float" office:value="1.85"/>
          <table:table-cell table:style-name="ce1" office:value-type="float" office:value="3.86"/>
          <table:table-cell table:style-name="ce1" office:value-type="float" office:value="5.68"/>
          <table:table-cell table:style-name="ce1" office:value-type="float" office:value="5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1999</text:p>
          </table:table-cell>
          <table:table-cell table:style-name="ce1" office:value-type="float" office:value="1545.8300000000000"/>
          <table:table-cell table:style-name="ce1" office:value-type="float" office:value="0.31"/>
          <table:table-cell table:style-name="ce1" office:value-type="float" office:value="1.97"/>
          <table:table-cell table:style-name="ce1" office:value-type="float" office:value="3.05"/>
          <table:table-cell table:style-name="ce1" office:value-type="float" office:value="6.01"/>
          <table:table-cell table:style-name="ce1" office:value-type="float" office:value="6.2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1999</text:p>
          </table:table-cell>
          <table:table-cell table:style-name="ce1" office:value-type="float" office:value="1564.2300000000000"/>
          <table:table-cell table:style-name="ce1" office:value-type="float" office:value="1.19"/>
          <table:table-cell table:style-name="ce1" office:value-type="float" office:value="2.07"/>
          <table:table-cell table:style-name="ce1" office:value-type="float" office:value="3.69"/>
          <table:table-cell table:style-name="ce1" office:value-type="float" office:value="7.27"/>
          <table:table-cell table:style-name="ce1" office:value-type="float" office:value="7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1999</text:p>
          </table:table-cell>
          <table:table-cell table:style-name="ce1" office:value-type="float" office:value="1579.0900000000000"/>
          <table:table-cell table:style-name="ce1" office:value-type="float" office:value="0.95"/>
          <table:table-cell table:style-name="ce1" office:value-type="float" office:value="2.47"/>
          <table:table-cell table:style-name="ce1" office:value-type="float" office:value="4.36"/>
          <table:table-cell table:style-name="ce1" office:value-type="float" office:value="8.29"/>
          <table:table-cell table:style-name="ce1" office:value-type="float" office:value="8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1999</text:p>
          </table:table-cell>
          <table:table-cell table:style-name="ce1" office:value-type="float" office:value="1588.5600000000000"/>
          <table:table-cell table:style-name="ce1" office:value-type="float" office:value="0.60"/>
          <table:table-cell table:style-name="ce1" office:value-type="float" office:value="2.76"/>
          <table:table-cell table:style-name="ce1" office:value-type="float" office:value="4.79"/>
          <table:table-cell table:style-name="ce1" office:value-type="float" office:value="8.94"/>
          <table:table-cell table:style-name="ce1" office:value-type="float" office:value="8.9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0</text:p>
          </table:table-cell>
          <table:table-cell table:style-name="ce1" office:value-type="float" office:value="1598.4100000000000"/>
          <table:table-cell table:style-name="ce1" office:value-type="float" office:value="0.62"/>
          <table:table-cell table:style-name="ce1" office:value-type="float" office:value="2.19"/>
          <table:table-cell table:style-name="ce1" office:value-type="float" office:value="4.30"/>
          <table:table-cell table:style-name="ce1" office:value-type="float" office:value="0.62"/>
          <table:table-cell table:style-name="ce1" office:value-type="float" office:value="8.8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0</text:p>
          </table:table-cell>
          <table:table-cell table:style-name="ce1" office:value-type="float" office:value="1600.4900000000000"/>
          <table:table-cell table:style-name="ce1" office:value-type="float" office:value="0.13"/>
          <table:table-cell table:style-name="ce1" office:value-type="float" office:value="1.36"/>
          <table:table-cell table:style-name="ce1" office:value-type="float" office:value="3.86"/>
          <table:table-cell table:style-name="ce1" office:value-type="float" office:value="0.75"/>
          <table:table-cell table:style-name="ce1" office:value-type="float" office:value="7.8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0</text:p>
          </table:table-cell>
          <table:table-cell table:style-name="ce1" office:value-type="float" office:value="1604.0100000000000"/>
          <table:table-cell table:style-name="ce1" office:value-type="float" office:value="0.22"/>
          <table:table-cell table:style-name="ce1" office:value-type="float" office:value="0.97"/>
          <table:table-cell table:style-name="ce1" office:value-type="float" office:value="3.76"/>
          <table:table-cell table:style-name="ce1" office:value-type="float" office:value="0.97"/>
          <table:table-cell table:style-name="ce1" office:value-type="float" office:value="6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0</text:p>
          </table:table-cell>
          <table:table-cell table:style-name="ce1" office:value-type="float" office:value="1610.7500000000000"/>
          <table:table-cell table:style-name="ce1" office:value-type="float" office:value="0.42"/>
          <table:table-cell table:style-name="ce1" office:value-type="float" office:value="0.77"/>
          <table:table-cell table:style-name="ce1" office:value-type="float" office:value="2.97"/>
          <table:table-cell table:style-name="ce1" office:value-type="float" office:value="1.40"/>
          <table:table-cell table:style-name="ce1" office:value-type="float" office:value="6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0</text:p>
          </table:table-cell>
          <table:table-cell table:style-name="ce1" office:value-type="float" office:value="1610.9100000000000"/>
          <table:table-cell table:style-name="ce1" office:value-type="float" office:value="0.01"/>
          <table:table-cell table:style-name="ce1" office:value-type="float" office:value="0.65"/>
          <table:table-cell table:style-name="ce1" office:value-type="float" office:value="2.02"/>
          <table:table-cell table:style-name="ce1" office:value-type="float" office:value="1.41"/>
          <table:table-cell table:style-name="ce1" office:value-type="float" office:value="6.4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0</text:p>
          </table:table-cell>
          <table:table-cell table:style-name="ce1" office:value-type="float" office:value="1614.6200000000000"/>
          <table:table-cell table:style-name="ce1" office:value-type="float" office:value="0.23"/>
          <table:table-cell table:style-name="ce1" office:value-type="float" office:value="0.66"/>
          <table:table-cell table:style-name="ce1" office:value-type="float" office:value="1.64"/>
          <table:table-cell table:style-name="ce1" office:value-type="float" office:value="1.64"/>
          <table:table-cell table:style-name="ce1" office:value-type="float" office:value="6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0</text:p>
          </table:table-cell>
          <table:table-cell table:style-name="ce1" office:value-type="float" office:value="1640.6200000000000"/>
          <table:table-cell table:style-name="ce1" office:value-type="float" office:value="1.61"/>
          <table:table-cell table:style-name="ce1" office:value-type="float" office:value="1.85"/>
          <table:table-cell table:style-name="ce1" office:value-type="float" office:value="2.64"/>
          <table:table-cell table:style-name="ce1" office:value-type="float" office:value="3.28"/>
          <table:table-cell table:style-name="ce1" office:value-type="float" office:value="7.0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0</text:p>
          </table:table-cell>
          <table:table-cell table:style-name="ce1" office:value-type="float" office:value="1662.1100000000000"/>
          <table:table-cell table:style-name="ce1" office:value-type="float" office:value="1.31"/>
          <table:table-cell table:style-name="ce1" office:value-type="float" office:value="3.18"/>
          <table:table-cell table:style-name="ce1" office:value-type="float" office:value="3.85"/>
          <table:table-cell table:style-name="ce1" office:value-type="float" office:value="4.63"/>
          <table:table-cell table:style-name="ce1" office:value-type="float" office:value="7.8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0</text:p>
          </table:table-cell>
          <table:table-cell table:style-name="ce1" office:value-type="float" office:value="1665.9300000000000"/>
          <table:table-cell table:style-name="ce1" office:value-type="float" office:value="0.23"/>
          <table:table-cell table:style-name="ce1" office:value-type="float" office:value="3.18"/>
          <table:table-cell table:style-name="ce1" office:value-type="float" office:value="3.86"/>
          <table:table-cell table:style-name="ce1" office:value-type="float" office:value="4.87"/>
          <table:table-cell table:style-name="ce1" office:value-type="float" office:value="7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0</text:p>
          </table:table-cell>
          <table:table-cell table:style-name="ce1" office:value-type="float" office:value="1668.2600000000000"/>
          <table:table-cell table:style-name="ce1" office:value-type="float" office:value="0.14"/>
          <table:table-cell table:style-name="ce1" office:value-type="float" office:value="1.68"/>
          <table:table-cell table:style-name="ce1" office:value-type="float" office:value="3.57"/>
          <table:table-cell table:style-name="ce1" office:value-type="float" office:value="5.02"/>
          <table:table-cell table:style-name="ce1" office:value-type="float" office:value="6.6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0</text:p>
          </table:table-cell>
          <table:table-cell table:style-name="ce1" office:value-type="float" office:value="1673.6000000000000"/>
          <table:table-cell table:style-name="ce1" office:value-type="float" office:value="0.32"/>
          <table:table-cell table:style-name="ce1" office:value-type="float" office:value="0.69"/>
          <table:table-cell table:style-name="ce1" office:value-type="float" office:value="3.89"/>
          <table:table-cell table:style-name="ce1" office:value-type="float" office:value="5.35"/>
          <table:table-cell table:style-name="ce1" office:value-type="float" office:value="5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0</text:p>
          </table:table-cell>
          <table:table-cell table:style-name="ce1" office:value-type="float" office:value="1683.4700000000000"/>
          <table:table-cell table:style-name="ce1" office:value-type="float" office:value="0.59"/>
          <table:table-cell table:style-name="ce1" office:value-type="float" office:value="1.05"/>
          <table:table-cell table:style-name="ce1" office:value-type="float" office:value="4.26"/>
          <table:table-cell table:style-name="ce1" office:value-type="float" office:value="5.97"/>
          <table:table-cell table:style-name="ce1" office:value-type="float" office:value="5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1</text:p>
          </table:table-cell>
          <table:table-cell table:style-name="ce1" office:value-type="float" office:value="1693.0700000000000"/>
          <table:table-cell table:style-name="ce1" office:value-type="float" office:value="0.57"/>
          <table:table-cell table:style-name="ce1" office:value-type="float" office:value="1.49"/>
          <table:table-cell table:style-name="ce1" office:value-type="float" office:value="3.20"/>
          <table:table-cell table:style-name="ce1" office:value-type="float" office:value="0.57"/>
          <table:table-cell table:style-name="ce1" office:value-type="float" office:value="5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1</text:p>
          </table:table-cell>
          <table:table-cell table:style-name="ce1" office:value-type="float" office:value="1700.8600000000000"/>
          <table:table-cell table:style-name="ce1" office:value-type="float" office:value="0.46"/>
          <table:table-cell table:style-name="ce1" office:value-type="float" office:value="1.63"/>
          <table:table-cell table:style-name="ce1" office:value-type="float" office:value="2.33"/>
          <table:table-cell table:style-name="ce1" office:value-type="float" office:value="1.03"/>
          <table:table-cell table:style-name="ce1" office:value-type="float" office:value="6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1</text:p>
          </table:table-cell>
          <table:table-cell table:style-name="ce1" office:value-type="float" office:value="1707.3200000000000"/>
          <table:table-cell table:style-name="ce1" office:value-type="float" office:value="0.38"/>
          <table:table-cell table:style-name="ce1" office:value-type="float" office:value="1.42"/>
          <table:table-cell table:style-name="ce1" office:value-type="float" office:value="2.48"/>
          <table:table-cell table:style-name="ce1" office:value-type="float" office:value="1.42"/>
          <table:table-cell table:style-name="ce1" office:value-type="float" office:value="6.4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1</text:p>
          </table:table-cell>
          <table:table-cell table:style-name="ce1" office:value-type="float" office:value="1717.2200000000000"/>
          <table:table-cell table:style-name="ce1" office:value-type="float" office:value="0.58"/>
          <table:table-cell table:style-name="ce1" office:value-type="float" office:value="1.43"/>
          <table:table-cell table:style-name="ce1" office:value-type="float" office:value="2.93"/>
          <table:table-cell table:style-name="ce1" office:value-type="float" office:value="2.00"/>
          <table:table-cell table:style-name="ce1" office:value-type="float" office:value="6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1</text:p>
          </table:table-cell>
          <table:table-cell table:style-name="ce1" office:value-type="float" office:value="1724.2600000000000"/>
          <table:table-cell table:style-name="ce1" office:value-type="float" office:value="0.41"/>
          <table:table-cell table:style-name="ce1" office:value-type="float" office:value="1.38"/>
          <table:table-cell table:style-name="ce1" office:value-type="float" office:value="3.03"/>
          <table:table-cell table:style-name="ce1" office:value-type="float" office:value="2.42"/>
          <table:table-cell table:style-name="ce1" office:value-type="float" office:value="7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1</text:p>
          </table:table-cell>
          <table:table-cell table:style-name="ce1" office:value-type="float" office:value="1733.2300000000000"/>
          <table:table-cell table:style-name="ce1" office:value-type="float" office:value="0.52"/>
          <table:table-cell table:style-name="ce1" office:value-type="float" office:value="1.52"/>
          <table:table-cell table:style-name="ce1" office:value-type="float" office:value="2.96"/>
          <table:table-cell table:style-name="ce1" office:value-type="float" office:value="2.96"/>
          <table:table-cell table:style-name="ce1" office:value-type="float" office:value="7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1</text:p>
          </table:table-cell>
          <table:table-cell table:style-name="ce1" office:value-type="float" office:value="1756.2800000000000"/>
          <table:table-cell table:style-name="ce1" office:value-type="float" office:value="1.33"/>
          <table:table-cell table:style-name="ce1" office:value-type="float" office:value="2.27"/>
          <table:table-cell table:style-name="ce1" office:value-type="float" office:value="3.73"/>
          <table:table-cell table:style-name="ce1" office:value-type="float" office:value="4.32"/>
          <table:table-cell table:style-name="ce1" office:value-type="float" office:value="7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1</text:p>
          </table:table-cell>
          <table:table-cell table:style-name="ce1" office:value-type="float" office:value="1768.5700000000000"/>
          <table:table-cell table:style-name="ce1" office:value-type="float" office:value="0.70"/>
          <table:table-cell table:style-name="ce1" office:value-type="float" office:value="2.57"/>
          <table:table-cell table:style-name="ce1" office:value-type="float" office:value="3.98"/>
          <table:table-cell table:style-name="ce1" office:value-type="float" office:value="5.06"/>
          <table:table-cell table:style-name="ce1" office:value-type="float" office:value="6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1</text:p>
          </table:table-cell>
          <table:table-cell table:style-name="ce1" office:value-type="float" office:value="1773.5200000000000"/>
          <table:table-cell table:style-name="ce1" office:value-type="float" office:value="0.28"/>
          <table:table-cell table:style-name="ce1" office:value-type="float" office:value="2.32"/>
          <table:table-cell table:style-name="ce1" office:value-type="float" office:value="3.88"/>
          <table:table-cell table:style-name="ce1" office:value-type="float" office:value="5.35"/>
          <table:table-cell table:style-name="ce1" office:value-type="float" office:value="6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1</text:p>
          </table:table-cell>
          <table:table-cell table:style-name="ce1" office:value-type="float" office:value="1788.2400000000000"/>
          <table:table-cell table:style-name="ce1" office:value-type="float" office:value="0.83"/>
          <table:table-cell table:style-name="ce1" office:value-type="float" office:value="1.82"/>
          <table:table-cell table:style-name="ce1" office:value-type="float" office:value="4.14"/>
          <table:table-cell table:style-name="ce1" office:value-type="float" office:value="6.22"/>
          <table:table-cell table:style-name="ce1" office:value-type="float" office:value="7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1</text:p>
          </table:table-cell>
          <table:table-cell table:style-name="ce1" office:value-type="float" office:value="1800.9400000000000"/>
          <table:table-cell table:style-name="ce1" office:value-type="float" office:value="0.71"/>
          <table:table-cell table:style-name="ce1" office:value-type="float" office:value="1.83"/>
          <table:table-cell table:style-name="ce1" office:value-type="float" office:value="4.45"/>
          <table:table-cell table:style-name="ce1" office:value-type="float" office:value="6.98"/>
          <table:table-cell table:style-name="ce1" office:value-type="float" office:value="7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1</text:p>
          </table:table-cell>
          <table:table-cell table:style-name="ce1" office:value-type="float" office:value="1812.6500000000000"/>
          <table:table-cell table:style-name="ce1" office:value-type="float" office:value="0.65"/>
          <table:table-cell table:style-name="ce1" office:value-type="float" office:value="2.21"/>
          <table:table-cell table:style-name="ce1" office:value-type="float" office:value="4.58"/>
          <table:table-cell table:style-name="ce1" office:value-type="float" office:value="7.67"/>
          <table:table-cell table:style-name="ce1" office:value-type="float" office:value="7.6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2</text:p>
          </table:table-cell>
          <table:table-cell table:style-name="ce1" office:value-type="float" office:value="1822.0800000000000"/>
          <table:table-cell table:style-name="ce1" office:value-type="float" office:value="0.52"/>
          <table:table-cell table:style-name="ce1" office:value-type="float" office:value="1.89"/>
          <table:table-cell table:style-name="ce1" office:value-type="float" office:value="3.75"/>
          <table:table-cell table:style-name="ce1" office:value-type="float" office:value="0.52"/>
          <table:table-cell table:style-name="ce1" office:value-type="float" office:value="7.6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2</text:p>
          </table:table-cell>
          <table:table-cell table:style-name="ce1" office:value-type="float" office:value="1828.6400000000000"/>
          <table:table-cell table:style-name="ce1" office:value-type="float" office:value="0.36"/>
          <table:table-cell table:style-name="ce1" office:value-type="float" office:value="1.54"/>
          <table:table-cell table:style-name="ce1" office:value-type="float" office:value="3.40"/>
          <table:table-cell table:style-name="ce1" office:value-type="float" office:value="0.88"/>
          <table:table-cell table:style-name="ce1" office:value-type="float" office:value="7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2</text:p>
          </table:table-cell>
          <table:table-cell table:style-name="ce1" office:value-type="float" office:value="1839.6100000000000"/>
          <table:table-cell table:style-name="ce1" office:value-type="float" office:value="0.60"/>
          <table:table-cell table:style-name="ce1" office:value-type="float" office:value="1.49"/>
          <table:table-cell table:style-name="ce1" office:value-type="float" office:value="3.73"/>
          <table:table-cell table:style-name="ce1" office:value-type="float" office:value="1.49"/>
          <table:table-cell table:style-name="ce1" office:value-type="float" office:value="7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2</text:p>
          </table:table-cell>
          <table:table-cell table:style-name="ce1" office:value-type="float" office:value="1854.3300000000000"/>
          <table:table-cell table:style-name="ce1" office:value-type="float" office:value="0.80"/>
          <table:table-cell table:style-name="ce1" office:value-type="float" office:value="1.77"/>
          <table:table-cell table:style-name="ce1" office:value-type="float" office:value="3.70"/>
          <table:table-cell table:style-name="ce1" office:value-type="float" office:value="2.30"/>
          <table:table-cell table:style-name="ce1" office:value-type="float" office:value="7.9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2</text:p>
          </table:table-cell>
          <table:table-cell table:style-name="ce1" office:value-type="float" office:value="1858.2200000000000"/>
          <table:table-cell table:style-name="ce1" office:value-type="float" office:value="0.21"/>
          <table:table-cell table:style-name="ce1" office:value-type="float" office:value="1.62"/>
          <table:table-cell table:style-name="ce1" office:value-type="float" office:value="3.18"/>
          <table:table-cell table:style-name="ce1" office:value-type="float" office:value="2.51"/>
          <table:table-cell table:style-name="ce1" office:value-type="float" office:value="7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2</text:p>
          </table:table-cell>
          <table:table-cell table:style-name="ce1" office:value-type="float" office:value="1866.0200000000000"/>
          <table:table-cell table:style-name="ce1" office:value-type="float" office:value="0.42"/>
          <table:table-cell table:style-name="ce1" office:value-type="float" office:value="1.44"/>
          <table:table-cell table:style-name="ce1" office:value-type="float" office:value="2.94"/>
          <table:table-cell table:style-name="ce1" office:value-type="float" office:value="2.94"/>
          <table:table-cell table:style-name="ce1" office:value-type="float" office:value="7.6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2</text:p>
          </table:table-cell>
          <table:table-cell table:style-name="ce1" office:value-type="float" office:value="1888.2300000000000"/>
          <table:table-cell table:style-name="ce1" office:value-type="float" office:value="1.19"/>
          <table:table-cell table:style-name="ce1" office:value-type="float" office:value="1.83"/>
          <table:table-cell table:style-name="ce1" office:value-type="float" office:value="3.63"/>
          <table:table-cell table:style-name="ce1" office:value-type="float" office:value="4.17"/>
          <table:table-cell table:style-name="ce1" office:value-type="float" office:value="7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2</text:p>
          </table:table-cell>
          <table:table-cell table:style-name="ce1" office:value-type="float" office:value="1900.5000000000000"/>
          <table:table-cell table:style-name="ce1" office:value-type="float" office:value="0.65"/>
          <table:table-cell table:style-name="ce1" office:value-type="float" office:value="2.28"/>
          <table:table-cell table:style-name="ce1" office:value-type="float" office:value="3.93"/>
          <table:table-cell table:style-name="ce1" office:value-type="float" office:value="4.85"/>
          <table:table-cell table:style-name="ce1" office:value-type="float" office:value="7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2</text:p>
          </table:table-cell>
          <table:table-cell table:style-name="ce1" office:value-type="float" office:value="1914.1800000000000"/>
          <table:table-cell table:style-name="ce1" office:value-type="float" office:value="0.72"/>
          <table:table-cell table:style-name="ce1" office:value-type="float" office:value="2.58"/>
          <table:table-cell table:style-name="ce1" office:value-type="float" office:value="4.05"/>
          <table:table-cell table:style-name="ce1" office:value-type="float" office:value="5.60"/>
          <table:table-cell table:style-name="ce1" office:value-type="float" office:value="7.9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2</text:p>
          </table:table-cell>
          <table:table-cell table:style-name="ce1" office:value-type="float" office:value="1939.2600000000000"/>
          <table:table-cell table:style-name="ce1" office:value-type="float" office:value="1.31"/>
          <table:table-cell table:style-name="ce1" office:value-type="float" office:value="2.70"/>
          <table:table-cell table:style-name="ce1" office:value-type="float" office:value="4.58"/>
          <table:table-cell table:style-name="ce1" office:value-type="float" office:value="6.98"/>
          <table:table-cell table:style-name="ce1" office:value-type="float" office:value="8.4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2</text:p>
          </table:table-cell>
          <table:table-cell table:style-name="ce1" office:value-type="float" office:value="1997.8300000000000"/>
          <table:table-cell table:style-name="ce1" office:value-type="float" office:value="3.02"/>
          <table:table-cell table:style-name="ce1" office:value-type="float" office:value="5.12"/>
          <table:table-cell table:style-name="ce1" office:value-type="float" office:value="7.51"/>
          <table:table-cell table:style-name="ce1" office:value-type="float" office:value="10.22"/>
          <table:table-cell table:style-name="ce1" office:value-type="float" office:value="10.9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2</text:p>
          </table:table-cell>
          <table:table-cell table:style-name="ce1" office:value-type="float" office:value="2039.7800000000000"/>
          <table:table-cell table:style-name="ce1" office:value-type="float" office:value="2.10"/>
          <table:table-cell table:style-name="ce1" office:value-type="float" office:value="6.56"/>
          <table:table-cell table:style-name="ce1" office:value-type="float" office:value="9.31"/>
          <table:table-cell table:style-name="ce1" office:value-type="float" office:value="12.53"/>
          <table:table-cell table:style-name="ce1" office:value-type="float" office:value="12.5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3</text:p>
          </table:table-cell>
          <table:table-cell table:style-name="ce1" office:value-type="float" office:value="2085.6800000000000"/>
          <table:table-cell table:style-name="ce1" office:value-type="float" office:value="2.25"/>
          <table:table-cell table:style-name="ce1" office:value-type="float" office:value="7.55"/>
          <table:table-cell table:style-name="ce1" office:value-type="float" office:value="10.46"/>
          <table:table-cell table:style-name="ce1" office:value-type="float" office:value="2.25"/>
          <table:table-cell table:style-name="ce1" office:value-type="float" office:value="14.4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3</text:p>
          </table:table-cell>
          <table:table-cell table:style-name="ce1" office:value-type="float" office:value="2118.4300000000000"/>
          <table:table-cell table:style-name="ce1" office:value-type="float" office:value="1.57"/>
          <table:table-cell table:style-name="ce1" office:value-type="float" office:value="6.04"/>
          <table:table-cell table:style-name="ce1" office:value-type="float" office:value="11.47"/>
          <table:table-cell table:style-name="ce1" office:value-type="float" office:value="3.86"/>
          <table:table-cell table:style-name="ce1" office:value-type="float" office:value="15.8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3</text:p>
          </table:table-cell>
          <table:table-cell table:style-name="ce1" office:value-type="float" office:value="2144.4900000000000"/>
          <table:table-cell table:style-name="ce1" office:value-type="float" office:value="1.23"/>
          <table:table-cell table:style-name="ce1" office:value-type="float" office:value="5.13"/>
          <table:table-cell table:style-name="ce1" office:value-type="float" office:value="12.03"/>
          <table:table-cell table:style-name="ce1" office:value-type="float" office:value="5.13"/>
          <table:table-cell table:style-name="ce1" office:value-type="float" office:value="16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3</text:p>
          </table:table-cell>
          <table:table-cell table:style-name="ce1" office:value-type="float" office:value="2165.2900000000000"/>
          <table:table-cell table:style-name="ce1" office:value-type="float" office:value="0.97"/>
          <table:table-cell table:style-name="ce1" office:value-type="float" office:value="3.82"/>
          <table:table-cell table:style-name="ce1" office:value-type="float" office:value="11.66"/>
          <table:table-cell table:style-name="ce1" office:value-type="float" office:value="6.15"/>
          <table:table-cell table:style-name="ce1" office:value-type="float" office:value="16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3</text:p>
          </table:table-cell>
          <table:table-cell table:style-name="ce1" office:value-type="float" office:value="2178.5000000000000"/>
          <table:table-cell table:style-name="ce1" office:value-type="float" office:value="0.61"/>
          <table:table-cell table:style-name="ce1" office:value-type="float" office:value="2.84"/>
          <table:table-cell table:style-name="ce1" office:value-type="float" office:value="9.04"/>
          <table:table-cell table:style-name="ce1" office:value-type="float" office:value="6.80"/>
          <table:table-cell table:style-name="ce1" office:value-type="float" office:value="17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3</text:p>
          </table:table-cell>
          <table:table-cell table:style-name="ce1" office:value-type="float" office:value="2175.2300000000000"/>
          <table:table-cell table:style-name="ce1" office:value-type="float" office:value="-0.15"/>
          <table:table-cell table:style-name="ce1" office:value-type="float" office:value="1.43"/>
          <table:table-cell table:style-name="ce1" office:value-type="float" office:value="6.64"/>
          <table:table-cell table:style-name="ce1" office:value-type="float" office:value="6.64"/>
          <table:table-cell table:style-name="ce1" office:value-type="float" office:value="16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3</text:p>
          </table:table-cell>
          <table:table-cell table:style-name="ce1" office:value-type="float" office:value="2179.5800000000000"/>
          <table:table-cell table:style-name="ce1" office:value-type="float" office:value="0.20"/>
          <table:table-cell table:style-name="ce1" office:value-type="float" office:value="0.66"/>
          <table:table-cell table:style-name="ce1" office:value-type="float" office:value="4.50"/>
          <table:table-cell table:style-name="ce1" office:value-type="float" office:value="6.85"/>
          <table:table-cell table:style-name="ce1" office:value-type="float" office:value="15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3</text:p>
          </table:table-cell>
          <table:table-cell table:style-name="ce1" office:value-type="float" office:value="2186.9900000000000"/>
          <table:table-cell table:style-name="ce1" office:value-type="float" office:value="0.34"/>
          <table:table-cell table:style-name="ce1" office:value-type="float" office:value="0.39"/>
          <table:table-cell table:style-name="ce1" office:value-type="float" office:value="3.24"/>
          <table:table-cell table:style-name="ce1" office:value-type="float" office:value="7.22"/>
          <table:table-cell table:style-name="ce1" office:value-type="float" office:value="15.0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3</text:p>
          </table:table-cell>
          <table:table-cell table:style-name="ce1" office:value-type="float" office:value="2204.0500000000000"/>
          <table:table-cell table:style-name="ce1" office:value-type="float" office:value="0.78"/>
          <table:table-cell table:style-name="ce1" office:value-type="float" office:value="1.32"/>
          <table:table-cell table:style-name="ce1" office:value-type="float" office:value="2.78"/>
          <table:table-cell table:style-name="ce1" office:value-type="float" office:value="8.05"/>
          <table:table-cell table:style-name="ce1" office:value-type="float" office:value="15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3</text:p>
          </table:table-cell>
          <table:table-cell table:style-name="ce1" office:value-type="float" office:value="2210.4400000000000"/>
          <table:table-cell table:style-name="ce1" office:value-type="float" office:value="0.29"/>
          <table:table-cell table:style-name="ce1" office:value-type="float" office:value="1.42"/>
          <table:table-cell table:style-name="ce1" office:value-type="float" office:value="2.09"/>
          <table:table-cell table:style-name="ce1" office:value-type="float" office:value="8.37"/>
          <table:table-cell table:style-name="ce1" office:value-type="float" office:value="13.9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3</text:p>
          </table:table-cell>
          <table:table-cell table:style-name="ce1" office:value-type="float" office:value="2217.9600000000000"/>
          <table:table-cell table:style-name="ce1" office:value-type="float" office:value="0.34"/>
          <table:table-cell table:style-name="ce1" office:value-type="float" office:value="1.42"/>
          <table:table-cell table:style-name="ce1" office:value-type="float" office:value="1.81"/>
          <table:table-cell table:style-name="ce1" office:value-type="float" office:value="8.74"/>
          <table:table-cell table:style-name="ce1" office:value-type="float" office:value="11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3</text:p>
          </table:table-cell>
          <table:table-cell table:style-name="ce1" office:value-type="float" office:value="2229.4900000000000"/>
          <table:table-cell table:style-name="ce1" office:value-type="float" office:value="0.52"/>
          <table:table-cell table:style-name="ce1" office:value-type="float" office:value="1.15"/>
          <table:table-cell table:style-name="ce1" office:value-type="float" office:value="2.49"/>
          <table:table-cell table:style-name="ce1" office:value-type="float" office:value="9.30"/>
          <table:table-cell table:style-name="ce1" office:value-type="float" office:value="9.3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4</text:p>
          </table:table-cell>
          <table:table-cell table:style-name="ce1" office:value-type="float" office:value="2246.4300000000000"/>
          <table:table-cell table:style-name="ce1" office:value-type="float" office:value="0.76"/>
          <table:table-cell table:style-name="ce1" office:value-type="float" office:value="1.63"/>
          <table:table-cell table:style-name="ce1" office:value-type="float" office:value="3.07"/>
          <table:table-cell table:style-name="ce1" office:value-type="float" office:value="0.76"/>
          <table:table-cell table:style-name="ce1" office:value-type="float" office:value="7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4</text:p>
          </table:table-cell>
          <table:table-cell table:style-name="ce1" office:value-type="float" office:value="2260.1300000000000"/>
          <table:table-cell table:style-name="ce1" office:value-type="float" office:value="0.61"/>
          <table:table-cell table:style-name="ce1" office:value-type="float" office:value="1.90"/>
          <table:table-cell table:style-name="ce1" office:value-type="float" office:value="3.34"/>
          <table:table-cell table:style-name="ce1" office:value-type="float" office:value="1.37"/>
          <table:table-cell table:style-name="ce1" office:value-type="float" office:value="6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4</text:p>
          </table:table-cell>
          <table:table-cell table:style-name="ce1" office:value-type="float" office:value="2270.7500000000000"/>
          <table:table-cell table:style-name="ce1" office:value-type="float" office:value="0.47"/>
          <table:table-cell table:style-name="ce1" office:value-type="float" office:value="1.85"/>
          <table:table-cell table:style-name="ce1" office:value-type="float" office:value="3.03"/>
          <table:table-cell table:style-name="ce1" office:value-type="float" office:value="1.85"/>
          <table:table-cell table:style-name="ce1" office:value-type="float" office:value="5.8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4</text:p>
          </table:table-cell>
          <table:table-cell table:style-name="ce1" office:value-type="float" office:value="2279.1500000000000"/>
          <table:table-cell table:style-name="ce1" office:value-type="float" office:value="0.37"/>
          <table:table-cell table:style-name="ce1" office:value-type="float" office:value="1.46"/>
          <table:table-cell table:style-name="ce1" office:value-type="float" office:value="3.11"/>
          <table:table-cell table:style-name="ce1" office:value-type="float" office:value="2.23"/>
          <table:table-cell table:style-name="ce1" office:value-type="float" office:value="5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4</text:p>
          </table:table-cell>
          <table:table-cell table:style-name="ce1" office:value-type="float" office:value="2290.7700000000000"/>
          <table:table-cell table:style-name="ce1" office:value-type="float" office:value="0.51"/>
          <table:table-cell table:style-name="ce1" office:value-type="float" office:value="1.36"/>
          <table:table-cell table:style-name="ce1" office:value-type="float" office:value="3.28"/>
          <table:table-cell table:style-name="ce1" office:value-type="float" office:value="2.75"/>
          <table:table-cell table:style-name="ce1" office:value-type="float" office:value="5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4</text:p>
          </table:table-cell>
          <table:table-cell table:style-name="ce1" office:value-type="float" office:value="2307.0300000000000"/>
          <table:table-cell table:style-name="ce1" office:value-type="float" office:value="0.71"/>
          <table:table-cell table:style-name="ce1" office:value-type="float" office:value="1.60"/>
          <table:table-cell table:style-name="ce1" office:value-type="float" office:value="3.48"/>
          <table:table-cell table:style-name="ce1" office:value-type="float" office:value="3.48"/>
          <table:table-cell table:style-name="ce1" office:value-type="float" office:value="6.0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4</text:p>
          </table:table-cell>
          <table:table-cell table:style-name="ce1" office:value-type="float" office:value="2328.0200000000000"/>
          <table:table-cell table:style-name="ce1" office:value-type="float" office:value="0.91"/>
          <table:table-cell table:style-name="ce1" office:value-type="float" office:value="2.14"/>
          <table:table-cell table:style-name="ce1" office:value-type="float" office:value="3.63"/>
          <table:table-cell table:style-name="ce1" office:value-type="float" office:value="4.42"/>
          <table:table-cell table:style-name="ce1" office:value-type="float" office:value="6.8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4</text:p>
          </table:table-cell>
          <table:table-cell table:style-name="ce1" office:value-type="float" office:value="2344.0800000000000"/>
          <table:table-cell table:style-name="ce1" office:value-type="float" office:value="0.69"/>
          <table:table-cell table:style-name="ce1" office:value-type="float" office:value="2.33"/>
          <table:table-cell table:style-name="ce1" office:value-type="float" office:value="3.71"/>
          <table:table-cell table:style-name="ce1" office:value-type="float" office:value="5.14"/>
          <table:table-cell table:style-name="ce1" office:value-type="float" office:value="7.1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4</text:p>
          </table:table-cell>
          <table:table-cell table:style-name="ce1" office:value-type="float" office:value="2351.8200000000000"/>
          <table:table-cell table:style-name="ce1" office:value-type="float" office:value="0.33"/>
          <table:table-cell table:style-name="ce1" office:value-type="float" office:value="1.94"/>
          <table:table-cell table:style-name="ce1" office:value-type="float" office:value="3.57"/>
          <table:table-cell table:style-name="ce1" office:value-type="float" office:value="5.49"/>
          <table:table-cell table:style-name="ce1" office:value-type="float" office:value="6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4</text:p>
          </table:table-cell>
          <table:table-cell table:style-name="ce1" office:value-type="float" office:value="2362.1700000000000"/>
          <table:table-cell table:style-name="ce1" office:value-type="float" office:value="0.44"/>
          <table:table-cell table:style-name="ce1" office:value-type="float" office:value="1.47"/>
          <table:table-cell table:style-name="ce1" office:value-type="float" office:value="3.64"/>
          <table:table-cell table:style-name="ce1" office:value-type="float" office:value="5.95"/>
          <table:table-cell table:style-name="ce1" office:value-type="float" office:value="6.8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4</text:p>
          </table:table-cell>
          <table:table-cell table:style-name="ce1" office:value-type="float" office:value="2378.4700000000000"/>
          <table:table-cell table:style-name="ce1" office:value-type="float" office:value="0.69"/>
          <table:table-cell table:style-name="ce1" office:value-type="float" office:value="1.47"/>
          <table:table-cell table:style-name="ce1" office:value-type="float" office:value="3.83"/>
          <table:table-cell table:style-name="ce1" office:value-type="float" office:value="6.68"/>
          <table:table-cell table:style-name="ce1" office:value-type="float" office:value="7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4</text:p>
          </table:table-cell>
          <table:table-cell table:style-name="ce1" office:value-type="float" office:value="2398.9200000000000"/>
          <table:table-cell table:style-name="ce1" office:value-type="float" office:value="0.86"/>
          <table:table-cell table:style-name="ce1" office:value-type="float" office:value="2.00"/>
          <table:table-cell table:style-name="ce1" office:value-type="float" office:value="3.98"/>
          <table:table-cell table:style-name="ce1" office:value-type="float" office:value="7.60"/>
          <table:table-cell table:style-name="ce1" office:value-type="float" office:value="7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5</text:p>
          </table:table-cell>
          <table:table-cell table:style-name="ce1" office:value-type="float" office:value="2412.8300000000000"/>
          <table:table-cell table:style-name="ce1" office:value-type="float" office:value="0.58"/>
          <table:table-cell table:style-name="ce1" office:value-type="float" office:value="2.14"/>
          <table:table-cell table:style-name="ce1" office:value-type="float" office:value="3.64"/>
          <table:table-cell table:style-name="ce1" office:value-type="float" office:value="0.58"/>
          <table:table-cell table:style-name="ce1" office:value-type="float" office:value="7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5</text:p>
          </table:table-cell>
          <table:table-cell table:style-name="ce1" office:value-type="float" office:value="2427.0700000000000"/>
          <table:table-cell table:style-name="ce1" office:value-type="float" office:value="0.59"/>
          <table:table-cell table:style-name="ce1" office:value-type="float" office:value="2.04"/>
          <table:table-cell table:style-name="ce1" office:value-type="float" office:value="3.54"/>
          <table:table-cell table:style-name="ce1" office:value-type="float" office:value="1.17"/>
          <table:table-cell table:style-name="ce1" office:value-type="float" office:value="7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5</text:p>
          </table:table-cell>
          <table:table-cell table:style-name="ce1" office:value-type="float" office:value="2441.8700000000000"/>
          <table:table-cell table:style-name="ce1" office:value-type="float" office:value="0.61"/>
          <table:table-cell table:style-name="ce1" office:value-type="float" office:value="1.79"/>
          <table:table-cell table:style-name="ce1" office:value-type="float" office:value="3.83"/>
          <table:table-cell table:style-name="ce1" office:value-type="float" office:value="1.79"/>
          <table:table-cell table:style-name="ce1" office:value-type="float" office:value="7.5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5</text:p>
          </table:table-cell>
          <table:table-cell table:style-name="ce1" office:value-type="float" office:value="2463.1100000000000"/>
          <table:table-cell table:style-name="ce1" office:value-type="float" office:value="0.87"/>
          <table:table-cell table:style-name="ce1" office:value-type="float" office:value="2.08"/>
          <table:table-cell table:style-name="ce1" office:value-type="float" office:value="4.27"/>
          <table:table-cell table:style-name="ce1" office:value-type="float" office:value="2.68"/>
          <table:table-cell table:style-name="ce1" office:value-type="float" office:value="8.0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5</text:p>
          </table:table-cell>
          <table:table-cell table:style-name="ce1" office:value-type="float" office:value="2475.1800000000000"/>
          <table:table-cell table:style-name="ce1" office:value-type="float" office:value="0.49"/>
          <table:table-cell table:style-name="ce1" office:value-type="float" office:value="1.98"/>
          <table:table-cell table:style-name="ce1" office:value-type="float" office:value="4.07"/>
          <table:table-cell table:style-name="ce1" office:value-type="float" office:value="3.18"/>
          <table:table-cell table:style-name="ce1" office:value-type="float" office:value="8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5</text:p>
          </table:table-cell>
          <table:table-cell table:style-name="ce1" office:value-type="float" office:value="2474.6800000000000"/>
          <table:table-cell table:style-name="ce1" office:value-type="float" office:value="-0.02"/>
          <table:table-cell table:style-name="ce1" office:value-type="float" office:value="1.34"/>
          <table:table-cell table:style-name="ce1" office:value-type="float" office:value="3.16"/>
          <table:table-cell table:style-name="ce1" office:value-type="float" office:value="3.16"/>
          <table:table-cell table:style-name="ce1" office:value-type="float" office:value="7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5</text:p>
          </table:table-cell>
          <table:table-cell table:style-name="ce1" office:value-type="float" office:value="2480.8700000000000"/>
          <table:table-cell table:style-name="ce1" office:value-type="float" office:value="0.25"/>
          <table:table-cell table:style-name="ce1" office:value-type="float" office:value="0.72"/>
          <table:table-cell table:style-name="ce1" office:value-type="float" office:value="2.82"/>
          <table:table-cell table:style-name="ce1" office:value-type="float" office:value="3.42"/>
          <table:table-cell table:style-name="ce1" office:value-type="float" office:value="6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5</text:p>
          </table:table-cell>
          <table:table-cell table:style-name="ce1" office:value-type="float" office:value="2485.0900000000000"/>
          <table:table-cell table:style-name="ce1" office:value-type="float" office:value="0.17"/>
          <table:table-cell table:style-name="ce1" office:value-type="float" office:value="0.40"/>
          <table:table-cell table:style-name="ce1" office:value-type="float" office:value="2.39"/>
          <table:table-cell table:style-name="ce1" office:value-type="float" office:value="3.59"/>
          <table:table-cell table:style-name="ce1" office:value-type="float" office:value="6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5</text:p>
          </table:table-cell>
          <table:table-cell table:style-name="ce1" office:value-type="float" office:value="2493.7900000000000"/>
          <table:table-cell table:style-name="ce1" office:value-type="float" office:value="0.35"/>
          <table:table-cell table:style-name="ce1" office:value-type="float" office:value="0.77"/>
          <table:table-cell table:style-name="ce1" office:value-type="float" office:value="2.13"/>
          <table:table-cell table:style-name="ce1" office:value-type="float" office:value="3.95"/>
          <table:table-cell table:style-name="ce1" office:value-type="float" office:value="6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5</text:p>
          </table:table-cell>
          <table:table-cell table:style-name="ce1" office:value-type="float" office:value="2512.4900000000000"/>
          <table:table-cell table:style-name="ce1" office:value-type="float" office:value="0.75"/>
          <table:table-cell table:style-name="ce1" office:value-type="float" office:value="1.27"/>
          <table:table-cell table:style-name="ce1" office:value-type="float" office:value="2.00"/>
          <table:table-cell table:style-name="ce1" office:value-type="float" office:value="4.73"/>
          <table:table-cell table:style-name="ce1" office:value-type="float" office:value="6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5</text:p>
          </table:table-cell>
          <table:table-cell table:style-name="ce1" office:value-type="float" office:value="2526.3100000000000"/>
          <table:table-cell table:style-name="ce1" office:value-type="float" office:value="0.55"/>
          <table:table-cell table:style-name="ce1" office:value-type="float" office:value="1.66"/>
          <table:table-cell table:style-name="ce1" office:value-type="float" office:value="2.07"/>
          <table:table-cell table:style-name="ce1" office:value-type="float" office:value="5.31"/>
          <table:table-cell table:style-name="ce1" office:value-type="float" office:value="6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5</text:p>
          </table:table-cell>
          <table:table-cell table:style-name="ce1" office:value-type="float" office:value="2535.4000000000000"/>
          <table:table-cell table:style-name="ce1" office:value-type="float" office:value="0.36"/>
          <table:table-cell table:style-name="ce1" office:value-type="float" office:value="1.67"/>
          <table:table-cell table:style-name="ce1" office:value-type="float" office:value="2.45"/>
          <table:table-cell table:style-name="ce1" office:value-type="float" office:value="5.69"/>
          <table:table-cell table:style-name="ce1" office:value-type="float" office:value="5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6</text:p>
          </table:table-cell>
          <table:table-cell table:style-name="ce1" office:value-type="float" office:value="2550.3600000000000"/>
          <table:table-cell table:style-name="ce1" office:value-type="float" office:value="0.59"/>
          <table:table-cell table:style-name="ce1" office:value-type="float" office:value="1.51"/>
          <table:table-cell table:style-name="ce1" office:value-type="float" office:value="2.80"/>
          <table:table-cell table:style-name="ce1" office:value-type="float" office:value="0.59"/>
          <table:table-cell table:style-name="ce1" office:value-type="float" office:value="5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6</text:p>
          </table:table-cell>
          <table:table-cell table:style-name="ce1" office:value-type="float" office:value="2560.8200000000000"/>
          <table:table-cell table:style-name="ce1" office:value-type="float" office:value="0.41"/>
          <table:table-cell table:style-name="ce1" office:value-type="float" office:value="1.37"/>
          <table:table-cell table:style-name="ce1" office:value-type="float" office:value="3.05"/>
          <table:table-cell table:style-name="ce1" office:value-type="float" office:value="1.00"/>
          <table:table-cell table:style-name="ce1" office:value-type="float" office:value="5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6</text:p>
          </table:table-cell>
          <table:table-cell table:style-name="ce1" office:value-type="float" office:value="2571.8300000000000"/>
          <table:table-cell table:style-name="ce1" office:value-type="float" office:value="0.43"/>
          <table:table-cell table:style-name="ce1" office:value-type="float" office:value="1.44"/>
          <table:table-cell table:style-name="ce1" office:value-type="float" office:value="3.13"/>
          <table:table-cell table:style-name="ce1" office:value-type="float" office:value="1.44"/>
          <table:table-cell table:style-name="ce1" office:value-type="float" office:value="5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6</text:p>
          </table:table-cell>
          <table:table-cell table:style-name="ce1" office:value-type="float" office:value="2577.2300000000000"/>
          <table:table-cell table:style-name="ce1" office:value-type="float" office:value="0.21"/>
          <table:table-cell table:style-name="ce1" office:value-type="float" office:value="1.05"/>
          <table:table-cell table:style-name="ce1" office:value-type="float" office:value="2.58"/>
          <table:table-cell table:style-name="ce1" office:value-type="float" office:value="1.65"/>
          <table:table-cell table:style-name="ce1" office:value-type="float" office:value="4.6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6</text:p>
          </table:table-cell>
          <table:table-cell table:style-name="ce1" office:value-type="float" office:value="2579.8100000000000"/>
          <table:table-cell table:style-name="ce1" office:value-type="float" office:value="0.10"/>
          <table:table-cell table:style-name="ce1" office:value-type="float" office:value="0.74"/>
          <table:table-cell table:style-name="ce1" office:value-type="float" office:value="2.12"/>
          <table:table-cell table:style-name="ce1" office:value-type="float" office:value="1.75"/>
          <table:table-cell table:style-name="ce1" office:value-type="float" office:value="4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6</text:p>
          </table:table-cell>
          <table:table-cell table:style-name="ce1" office:value-type="float" office:value="2574.3900000000000"/>
          <table:table-cell table:style-name="ce1" office:value-type="float" office:value="-0.21"/>
          <table:table-cell table:style-name="ce1" office:value-type="float" office:value="0.10"/>
          <table:table-cell table:style-name="ce1" office:value-type="float" office:value="1.54"/>
          <table:table-cell table:style-name="ce1" office:value-type="float" office:value="1.54"/>
          <table:table-cell table:style-name="ce1" office:value-type="float" office:value="4.0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6</text:p>
          </table:table-cell>
          <table:table-cell table:style-name="ce1" office:value-type="float" office:value="2579.2800000000000"/>
          <table:table-cell table:style-name="ce1" office:value-type="float" office:value="0.19"/>
          <table:table-cell table:style-name="ce1" office:value-type="float" office:value="0.08"/>
          <table:table-cell table:style-name="ce1" office:value-type="float" office:value="1.13"/>
          <table:table-cell table:style-name="ce1" office:value-type="float" office:value="1.73"/>
          <table:table-cell table:style-name="ce1" office:value-type="float" office:value="3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6</text:p>
          </table:table-cell>
          <table:table-cell table:style-name="ce1" office:value-type="float" office:value="2580.5700000000000"/>
          <table:table-cell table:style-name="ce1" office:value-type="float" office:value="0.05"/>
          <table:table-cell table:style-name="ce1" office:value-type="float" office:value="0.03"/>
          <table:table-cell table:style-name="ce1" office:value-type="float" office:value="0.77"/>
          <table:table-cell table:style-name="ce1" office:value-type="float" office:value="1.78"/>
          <table:table-cell table:style-name="ce1" office:value-type="float" office:value="3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6</text:p>
          </table:table-cell>
          <table:table-cell table:style-name="ce1" office:value-type="float" office:value="2585.9900000000000"/>
          <table:table-cell table:style-name="ce1" office:value-type="float" office:value="0.21"/>
          <table:table-cell table:style-name="ce1" office:value-type="float" office:value="0.45"/>
          <table:table-cell table:style-name="ce1" office:value-type="float" office:value="0.55"/>
          <table:table-cell table:style-name="ce1" office:value-type="float" office:value="2.00"/>
          <table:table-cell table:style-name="ce1" office:value-type="float" office:value="3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6</text:p>
          </table:table-cell>
          <table:table-cell table:style-name="ce1" office:value-type="float" office:value="2594.5200000000000"/>
          <table:table-cell table:style-name="ce1" office:value-type="float" office:value="0.33"/>
          <table:table-cell table:style-name="ce1" office:value-type="float" office:value="0.59"/>
          <table:table-cell table:style-name="ce1" office:value-type="float" office:value="0.67"/>
          <table:table-cell table:style-name="ce1" office:value-type="float" office:value="2.33"/>
          <table:table-cell table:style-name="ce1" office:value-type="float" office:value="3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6</text:p>
          </table:table-cell>
          <table:table-cell table:style-name="ce1" office:value-type="float" office:value="2602.5600000000000"/>
          <table:table-cell table:style-name="ce1" office:value-type="float" office:value="0.31"/>
          <table:table-cell table:style-name="ce1" office:value-type="float" office:value="0.85"/>
          <table:table-cell table:style-name="ce1" office:value-type="float" office:value="0.88"/>
          <table:table-cell table:style-name="ce1" office:value-type="float" office:value="2.65"/>
          <table:table-cell table:style-name="ce1" office:value-type="float" office:value="3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6</text:p>
          </table:table-cell>
          <table:table-cell table:style-name="ce1" office:value-type="float" office:value="2615.0500000000000"/>
          <table:table-cell table:style-name="ce1" office:value-type="float" office:value="0.48"/>
          <table:table-cell table:style-name="ce1" office:value-type="float" office:value="1.12"/>
          <table:table-cell table:style-name="ce1" office:value-type="float" office:value="1.58"/>
          <table:table-cell table:style-name="ce1" office:value-type="float" office:value="3.14"/>
          <table:table-cell table:style-name="ce1" office:value-type="float" office:value="3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7</text:p>
          </table:table-cell>
          <table:table-cell table:style-name="ce1" office:value-type="float" office:value="2626.5600000000000"/>
          <table:table-cell table:style-name="ce1" office:value-type="float" office:value="0.44"/>
          <table:table-cell table:style-name="ce1" office:value-type="float" office:value="1.23"/>
          <table:table-cell table:style-name="ce1" office:value-type="float" office:value="1.83"/>
          <table:table-cell table:style-name="ce1" office:value-type="float" office:value="0.44"/>
          <table:table-cell table:style-name="ce1" office:value-type="float" office:value="2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7</text:p>
          </table:table-cell>
          <table:table-cell table:style-name="ce1" office:value-type="float" office:value="2638.1200000000000"/>
          <table:table-cell table:style-name="ce1" office:value-type="float" office:value="0.44"/>
          <table:table-cell table:style-name="ce1" office:value-type="float" office:value="1.37"/>
          <table:table-cell table:style-name="ce1" office:value-type="float" office:value="2.23"/>
          <table:table-cell table:style-name="ce1" office:value-type="float" office:value="0.88"/>
          <table:table-cell table:style-name="ce1" office:value-type="float" office:value="3.0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7</text:p>
          </table:table-cell>
          <table:table-cell table:style-name="ce1" office:value-type="float" office:value="2647.8800000000000"/>
          <table:table-cell table:style-name="ce1" office:value-type="float" office:value="0.37"/>
          <table:table-cell table:style-name="ce1" office:value-type="float" office:value="1.26"/>
          <table:table-cell table:style-name="ce1" office:value-type="float" office:value="2.39"/>
          <table:table-cell table:style-name="ce1" office:value-type="float" office:value="1.26"/>
          <table:table-cell table:style-name="ce1" office:value-type="float" office:value="2.9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7</text:p>
          </table:table-cell>
          <table:table-cell table:style-name="ce1" office:value-type="float" office:value="2654.5000000000000"/>
          <table:table-cell table:style-name="ce1" office:value-type="float" office:value="0.25"/>
          <table:table-cell table:style-name="ce1" office:value-type="float" office:value="1.06"/>
          <table:table-cell table:style-name="ce1" office:value-type="float" office:value="2.31"/>
          <table:table-cell table:style-name="ce1" office:value-type="float" office:value="1.51"/>
          <table:table-cell table:style-name="ce1" office:value-type="float" office:value="3.0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7</text:p>
          </table:table-cell>
          <table:table-cell table:style-name="ce1" office:value-type="float" office:value="2661.9300000000000"/>
          <table:table-cell table:style-name="ce1" office:value-type="float" office:value="0.28"/>
          <table:table-cell table:style-name="ce1" office:value-type="float" office:value="0.90"/>
          <table:table-cell table:style-name="ce1" office:value-type="float" office:value="2.28"/>
          <table:table-cell table:style-name="ce1" office:value-type="float" office:value="1.79"/>
          <table:table-cell table:style-name="ce1" office:value-type="float" office:value="3.1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7</text:p>
          </table:table-cell>
          <table:table-cell table:style-name="ce1" office:value-type="float" office:value="2669.3800000000000"/>
          <table:table-cell table:style-name="ce1" office:value-type="float" office:value="0.28"/>
          <table:table-cell table:style-name="ce1" office:value-type="float" office:value="0.81"/>
          <table:table-cell table:style-name="ce1" office:value-type="float" office:value="2.08"/>
          <table:table-cell table:style-name="ce1" office:value-type="float" office:value="2.08"/>
          <table:table-cell table:style-name="ce1" office:value-type="float" office:value="3.6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7</text:p>
          </table:table-cell>
          <table:table-cell table:style-name="ce1" office:value-type="float" office:value="2675.7900000000000"/>
          <table:table-cell table:style-name="ce1" office:value-type="float" office:value="0.24"/>
          <table:table-cell table:style-name="ce1" office:value-type="float" office:value="0.80"/>
          <table:table-cell table:style-name="ce1" office:value-type="float" office:value="1.87"/>
          <table:table-cell table:style-name="ce1" office:value-type="float" office:value="2.32"/>
          <table:table-cell table:style-name="ce1" office:value-type="float" office:value="3.7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7</text:p>
          </table:table-cell>
          <table:table-cell table:style-name="ce1" office:value-type="float" office:value="2688.3700000000000"/>
          <table:table-cell table:style-name="ce1" office:value-type="float" office:value="0.47"/>
          <table:table-cell table:style-name="ce1" office:value-type="float" office:value="0.99"/>
          <table:table-cell table:style-name="ce1" office:value-type="float" office:value="1.90"/>
          <table:table-cell table:style-name="ce1" office:value-type="float" office:value="2.80"/>
          <table:table-cell table:style-name="ce1" office:value-type="float" office:value="4.1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7</text:p>
          </table:table-cell>
          <table:table-cell table:style-name="ce1" office:value-type="float" office:value="2693.2100000000000"/>
          <table:table-cell table:style-name="ce1" office:value-type="float" office:value="0.18"/>
          <table:table-cell table:style-name="ce1" office:value-type="float" office:value="0.89"/>
          <table:table-cell table:style-name="ce1" office:value-type="float" office:value="1.71"/>
          <table:table-cell table:style-name="ce1" office:value-type="float" office:value="2.99"/>
          <table:table-cell table:style-name="ce1" office:value-type="float" office:value="4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7</text:p>
          </table:table-cell>
          <table:table-cell table:style-name="ce1" office:value-type="float" office:value="2701.2900000000000"/>
          <table:table-cell table:style-name="ce1" office:value-type="float" office:value="0.30"/>
          <table:table-cell table:style-name="ce1" office:value-type="float" office:value="0.95"/>
          <table:table-cell table:style-name="ce1" office:value-type="float" office:value="1.76"/>
          <table:table-cell table:style-name="ce1" office:value-type="float" office:value="3.30"/>
          <table:table-cell table:style-name="ce1" office:value-type="float" office:value="4.1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7</text:p>
          </table:table-cell>
          <table:table-cell table:style-name="ce1" office:value-type="float" office:value="2711.5500000000000"/>
          <table:table-cell table:style-name="ce1" office:value-type="float" office:value="0.38"/>
          <table:table-cell table:style-name="ce1" office:value-type="float" office:value="0.86"/>
          <table:table-cell table:style-name="ce1" office:value-type="float" office:value="1.86"/>
          <table:table-cell table:style-name="ce1" office:value-type="float" office:value="3.69"/>
          <table:table-cell table:style-name="ce1" office:value-type="float" office:value="4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7</text:p>
          </table:table-cell>
          <table:table-cell table:style-name="ce1" office:value-type="float" office:value="2731.6200000000000"/>
          <table:table-cell table:style-name="ce1" office:value-type="float" office:value="0.74"/>
          <table:table-cell table:style-name="ce1" office:value-type="float" office:value="1.43"/>
          <table:table-cell table:style-name="ce1" office:value-type="float" office:value="2.33"/>
          <table:table-cell table:style-name="ce1" office:value-type="float" office:value="4.46"/>
          <table:table-cell table:style-name="ce1" office:value-type="float" office:value="4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8</text:p>
          </table:table-cell>
          <table:table-cell table:style-name="ce1" office:value-type="float" office:value="2746.3700000000000"/>
          <table:table-cell table:style-name="ce1" office:value-type="float" office:value="0.54"/>
          <table:table-cell table:style-name="ce1" office:value-type="float" office:value="1.67"/>
          <table:table-cell table:style-name="ce1" office:value-type="float" office:value="2.64"/>
          <table:table-cell table:style-name="ce1" office:value-type="float" office:value="0.54"/>
          <table:table-cell table:style-name="ce1" office:value-type="float" office:value="4.5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8</text:p>
          </table:table-cell>
          <table:table-cell table:style-name="ce1" office:value-type="float" office:value="2759.8300000000000"/>
          <table:table-cell table:style-name="ce1" office:value-type="float" office:value="0.49"/>
          <table:table-cell table:style-name="ce1" office:value-type="float" office:value="1.78"/>
          <table:table-cell table:style-name="ce1" office:value-type="float" office:value="2.66"/>
          <table:table-cell table:style-name="ce1" office:value-type="float" office:value="1.03"/>
          <table:table-cell table:style-name="ce1" office:value-type="float" office:value="4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8</text:p>
          </table:table-cell>
          <table:table-cell table:style-name="ce1" office:value-type="float" office:value="2773.0800000000000"/>
          <table:table-cell table:style-name="ce1" office:value-type="float" office:value="0.48"/>
          <table:table-cell table:style-name="ce1" office:value-type="float" office:value="1.52"/>
          <table:table-cell table:style-name="ce1" office:value-type="float" office:value="2.97"/>
          <table:table-cell table:style-name="ce1" office:value-type="float" office:value="1.52"/>
          <table:table-cell table:style-name="ce1" office:value-type="float" office:value="4.7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8</text:p>
          </table:table-cell>
          <table:table-cell table:style-name="ce1" office:value-type="float" office:value="2788.3300000000000"/>
          <table:table-cell table:style-name="ce1" office:value-type="float" office:value="0.55"/>
          <table:table-cell table:style-name="ce1" office:value-type="float" office:value="1.53"/>
          <table:table-cell table:style-name="ce1" office:value-type="float" office:value="3.22"/>
          <table:table-cell table:style-name="ce1" office:value-type="float" office:value="2.08"/>
          <table:table-cell table:style-name="ce1" office:value-type="float" office:value="5.0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8</text:p>
          </table:table-cell>
          <table:table-cell table:style-name="ce1" office:value-type="float" office:value="2810.3600000000000"/>
          <table:table-cell table:style-name="ce1" office:value-type="float" office:value="0.79"/>
          <table:table-cell table:style-name="ce1" office:value-type="float" office:value="1.83"/>
          <table:table-cell table:style-name="ce1" office:value-type="float" office:value="3.64"/>
          <table:table-cell table:style-name="ce1" office:value-type="float" office:value="2.88"/>
          <table:table-cell table:style-name="ce1" office:value-type="float" office:value="5.5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8</text:p>
          </table:table-cell>
          <table:table-cell table:style-name="ce1" office:value-type="float" office:value="2831.1600000000000"/>
          <table:table-cell table:style-name="ce1" office:value-type="float" office:value="0.74"/>
          <table:table-cell table:style-name="ce1" office:value-type="float" office:value="2.09"/>
          <table:table-cell table:style-name="ce1" office:value-type="float" office:value="3.64"/>
          <table:table-cell table:style-name="ce1" office:value-type="float" office:value="3.64"/>
          <table:table-cell table:style-name="ce1" office:value-type="float" office:value="6.0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8</text:p>
          </table:table-cell>
          <table:table-cell table:style-name="ce1" office:value-type="float" office:value="2846.1600000000000"/>
          <table:table-cell table:style-name="ce1" office:value-type="float" office:value="0.53"/>
          <table:table-cell table:style-name="ce1" office:value-type="float" office:value="2.07"/>
          <table:table-cell table:style-name="ce1" office:value-type="float" office:value="3.63"/>
          <table:table-cell table:style-name="ce1" office:value-type="float" office:value="4.19"/>
          <table:table-cell table:style-name="ce1" office:value-type="float" office:value="6.3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8</text:p>
          </table:table-cell>
          <table:table-cell table:style-name="ce1" office:value-type="float" office:value="2854.1300000000000"/>
          <table:table-cell table:style-name="ce1" office:value-type="float" office:value="0.28"/>
          <table:table-cell table:style-name="ce1" office:value-type="float" office:value="1.56"/>
          <table:table-cell table:style-name="ce1" office:value-type="float" office:value="3.42"/>
          <table:table-cell table:style-name="ce1" office:value-type="float" office:value="4.48"/>
          <table:table-cell table:style-name="ce1" office:value-type="float" office:value="6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8</text:p>
          </table:table-cell>
          <table:table-cell table:style-name="ce1" office:value-type="float" office:value="2861.5500000000000"/>
          <table:table-cell table:style-name="ce1" office:value-type="float" office:value="0.26"/>
          <table:table-cell table:style-name="ce1" office:value-type="float" office:value="1.07"/>
          <table:table-cell table:style-name="ce1" office:value-type="float" office:value="3.19"/>
          <table:table-cell table:style-name="ce1" office:value-type="float" office:value="4.76"/>
          <table:table-cell table:style-name="ce1" office:value-type="float" office:value="6.2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8</text:p>
          </table:table-cell>
          <table:table-cell table:style-name="ce1" office:value-type="float" office:value="2874.4300000000000"/>
          <table:table-cell table:style-name="ce1" office:value-type="float" office:value="0.45"/>
          <table:table-cell table:style-name="ce1" office:value-type="float" office:value="0.99"/>
          <table:table-cell table:style-name="ce1" office:value-type="float" office:value="3.09"/>
          <table:table-cell table:style-name="ce1" office:value-type="float" office:value="5.23"/>
          <table:table-cell table:style-name="ce1" office:value-type="float" office:value="6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8</text:p>
          </table:table-cell>
          <table:table-cell table:style-name="ce1" office:value-type="float" office:value="2884.7800000000000"/>
          <table:table-cell table:style-name="ce1" office:value-type="float" office:value="0.36"/>
          <table:table-cell table:style-name="ce1" office:value-type="float" office:value="1.07"/>
          <table:table-cell table:style-name="ce1" office:value-type="float" office:value="2.65"/>
          <table:table-cell table:style-name="ce1" office:value-type="float" office:value="5.61"/>
          <table:table-cell table:style-name="ce1" office:value-type="float" office:value="6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8</text:p>
          </table:table-cell>
          <table:table-cell table:style-name="ce1" office:value-type="float" office:value="2892.8600000000000"/>
          <table:table-cell table:style-name="ce1" office:value-type="float" office:value="0.28"/>
          <table:table-cell table:style-name="ce1" office:value-type="float" office:value="1.09"/>
          <table:table-cell table:style-name="ce1" office:value-type="float" office:value="2.18"/>
          <table:table-cell table:style-name="ce1" office:value-type="float" office:value="5.90"/>
          <table:table-cell table:style-name="ce1" office:value-type="float" office:value="5.9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09</text:p>
          </table:table-cell>
          <table:table-cell table:style-name="ce1" office:value-type="float" office:value="2906.7400000000000"/>
          <table:table-cell table:style-name="ce1" office:value-type="float" office:value="0.48"/>
          <table:table-cell table:style-name="ce1" office:value-type="float" office:value="1.12"/>
          <table:table-cell table:style-name="ce1" office:value-type="float" office:value="2.13"/>
          <table:table-cell table:style-name="ce1" office:value-type="float" office:value="0.48"/>
          <table:table-cell table:style-name="ce1" office:value-type="float" office:value="5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09</text:p>
          </table:table-cell>
          <table:table-cell table:style-name="ce1" office:value-type="float" office:value="2922.7300000000000"/>
          <table:table-cell table:style-name="ce1" office:value-type="float" office:value="0.55"/>
          <table:table-cell table:style-name="ce1" office:value-type="float" office:value="1.32"/>
          <table:table-cell table:style-name="ce1" office:value-type="float" office:value="2.40"/>
          <table:table-cell table:style-name="ce1" office:value-type="float" office:value="1.03"/>
          <table:table-cell table:style-name="ce1" office:value-type="float" office:value="5.9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09</text:p>
          </table:table-cell>
          <table:table-cell table:style-name="ce1" office:value-type="float" office:value="2928.5700000000000"/>
          <table:table-cell table:style-name="ce1" office:value-type="float" office:value="0.20"/>
          <table:table-cell table:style-name="ce1" office:value-type="float" office:value="1.23"/>
          <table:table-cell table:style-name="ce1" office:value-type="float" office:value="2.34"/>
          <table:table-cell table:style-name="ce1" office:value-type="float" office:value="1.23"/>
          <table:table-cell table:style-name="ce1" office:value-type="float" office:value="5.6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09</text:p>
          </table:table-cell>
          <table:table-cell table:style-name="ce1" office:value-type="float" office:value="2942.6300000000000"/>
          <table:table-cell table:style-name="ce1" office:value-type="float" office:value="0.48"/>
          <table:table-cell table:style-name="ce1" office:value-type="float" office:value="1.23"/>
          <table:table-cell table:style-name="ce1" office:value-type="float" office:value="2.37"/>
          <table:table-cell table:style-name="ce1" office:value-type="float" office:value="1.72"/>
          <table:table-cell table:style-name="ce1" office:value-type="float" office:value="5.5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09</text:p>
          </table:table-cell>
          <table:table-cell table:style-name="ce1" office:value-type="float" office:value="2956.4600000000000"/>
          <table:table-cell table:style-name="ce1" office:value-type="float" office:value="0.47"/>
          <table:table-cell table:style-name="ce1" office:value-type="float" office:value="1.15"/>
          <table:table-cell table:style-name="ce1" office:value-type="float" office:value="2.48"/>
          <table:table-cell table:style-name="ce1" office:value-type="float" office:value="2.20"/>
          <table:table-cell table:style-name="ce1" office:value-type="float" office:value="5.2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09</text:p>
          </table:table-cell>
          <table:table-cell table:style-name="ce1" office:value-type="float" office:value="2967.1000000000000"/>
          <table:table-cell table:style-name="ce1" office:value-type="float" office:value="0.36"/>
          <table:table-cell table:style-name="ce1" office:value-type="float" office:value="1.32"/>
          <table:table-cell table:style-name="ce1" office:value-type="float" office:value="2.57"/>
          <table:table-cell table:style-name="ce1" office:value-type="float" office:value="2.57"/>
          <table:table-cell table:style-name="ce1" office:value-type="float" office:value="4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09</text:p>
          </table:table-cell>
          <table:table-cell table:style-name="ce1" office:value-type="float" office:value="2974.2200000000000"/>
          <table:table-cell table:style-name="ce1" office:value-type="float" office:value="0.24"/>
          <table:table-cell table:style-name="ce1" office:value-type="float" office:value="1.07"/>
          <table:table-cell table:style-name="ce1" office:value-type="float" office:value="2.32"/>
          <table:table-cell table:style-name="ce1" office:value-type="float" office:value="2.81"/>
          <table:table-cell table:style-name="ce1" office:value-type="float" office:value="4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09</text:p>
          </table:table-cell>
          <table:table-cell table:style-name="ce1" office:value-type="float" office:value="2978.6800000000000"/>
          <table:table-cell table:style-name="ce1" office:value-type="float" office:value="0.15"/>
          <table:table-cell table:style-name="ce1" office:value-type="float" office:value="0.75"/>
          <table:table-cell table:style-name="ce1" office:value-type="float" office:value="1.91"/>
          <table:table-cell table:style-name="ce1" office:value-type="float" office:value="2.97"/>
          <table:table-cell table:style-name="ce1" office:value-type="float" office:value="4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09</text:p>
          </table:table-cell>
          <table:table-cell table:style-name="ce1" office:value-type="float" office:value="2985.8300000000000"/>
          <table:table-cell table:style-name="ce1" office:value-type="float" office:value="0.24"/>
          <table:table-cell table:style-name="ce1" office:value-type="float" office:value="0.63"/>
          <table:table-cell table:style-name="ce1" office:value-type="float" office:value="1.96"/>
          <table:table-cell table:style-name="ce1" office:value-type="float" office:value="3.21"/>
          <table:table-cell table:style-name="ce1" office:value-type="float" office:value="4.3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09</text:p>
          </table:table-cell>
          <table:table-cell table:style-name="ce1" office:value-type="float" office:value="2994.1900000000000"/>
          <table:table-cell table:style-name="ce1" office:value-type="float" office:value="0.28"/>
          <table:table-cell table:style-name="ce1" office:value-type="float" office:value="0.67"/>
          <table:table-cell table:style-name="ce1" office:value-type="float" office:value="1.75"/>
          <table:table-cell table:style-name="ce1" office:value-type="float" office:value="3.50"/>
          <table:table-cell table:style-name="ce1" office:value-type="float" office:value="4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09</text:p>
          </table:table-cell>
          <table:table-cell table:style-name="ce1" office:value-type="float" office:value="3006.4700000000000"/>
          <table:table-cell table:style-name="ce1" office:value-type="float" office:value="0.41"/>
          <table:table-cell table:style-name="ce1" office:value-type="float" office:value="0.93"/>
          <table:table-cell table:style-name="ce1" office:value-type="float" office:value="1.69"/>
          <table:table-cell table:style-name="ce1" office:value-type="float" office:value="3.93"/>
          <table:table-cell table:style-name="ce1" office:value-type="float" office:value="4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09</text:p>
          </table:table-cell>
          <table:table-cell table:style-name="ce1" office:value-type="float" office:value="3017.5900000000000"/>
          <table:table-cell table:style-name="ce1" office:value-type="float" office:value="0.37"/>
          <table:table-cell table:style-name="ce1" office:value-type="float" office:value="1.06"/>
          <table:table-cell table:style-name="ce1" office:value-type="float" office:value="1.70"/>
          <table:table-cell table:style-name="ce1" office:value-type="float" office:value="4.31"/>
          <table:table-cell table:style-name="ce1" office:value-type="float" office:value="4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0</text:p>
          </table:table-cell>
          <table:table-cell table:style-name="ce1" office:value-type="float" office:value="3040.2200000000000"/>
          <table:table-cell table:style-name="ce1" office:value-type="float" office:value="0.75"/>
          <table:table-cell table:style-name="ce1" office:value-type="float" office:value="1.54"/>
          <table:table-cell table:style-name="ce1" office:value-type="float" office:value="2.46"/>
          <table:table-cell table:style-name="ce1" office:value-type="float" office:value="0.75"/>
          <table:table-cell table:style-name="ce1" office:value-type="float" office:value="4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0</text:p>
          </table:table-cell>
          <table:table-cell table:style-name="ce1" office:value-type="float" office:value="3063.9300000000000"/>
          <table:table-cell table:style-name="ce1" office:value-type="float" office:value="0.78"/>
          <table:table-cell table:style-name="ce1" office:value-type="float" office:value="1.91"/>
          <table:table-cell table:style-name="ce1" office:value-type="float" office:value="2.86"/>
          <table:table-cell table:style-name="ce1" office:value-type="float" office:value="1.54"/>
          <table:table-cell table:style-name="ce1" office:value-type="float" office:value="4.8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0</text:p>
          </table:table-cell>
          <table:table-cell table:style-name="ce1" office:value-type="float" office:value="3079.8600000000000"/>
          <table:table-cell table:style-name="ce1" office:value-type="float" office:value="0.52"/>
          <table:table-cell table:style-name="ce1" office:value-type="float" office:value="2.06"/>
          <table:table-cell table:style-name="ce1" office:value-type="float" office:value="3.15"/>
          <table:table-cell table:style-name="ce1" office:value-type="float" office:value="2.06"/>
          <table:table-cell table:style-name="ce1" office:value-type="float" office:value="5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0</text:p>
          </table:table-cell>
          <table:table-cell table:style-name="ce1" office:value-type="float" office:value="3097.4200000000000"/>
          <table:table-cell table:style-name="ce1" office:value-type="float" office:value="0.57"/>
          <table:table-cell table:style-name="ce1" office:value-type="float" office:value="1.88"/>
          <table:table-cell table:style-name="ce1" office:value-type="float" office:value="3.45"/>
          <table:table-cell table:style-name="ce1" office:value-type="float" office:value="2.65"/>
          <table:table-cell table:style-name="ce1" office:value-type="float" office:value="5.2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0</text:p>
          </table:table-cell>
          <table:table-cell table:style-name="ce1" office:value-type="float" office:value="3110.7400000000000"/>
          <table:table-cell table:style-name="ce1" office:value-type="float" office:value="0.43"/>
          <table:table-cell table:style-name="ce1" office:value-type="float" office:value="1.53"/>
          <table:table-cell table:style-name="ce1" office:value-type="float" office:value="3.47"/>
          <table:table-cell table:style-name="ce1" office:value-type="float" office:value="3.09"/>
          <table:table-cell table:style-name="ce1" office:value-type="float" office:value="5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0</text:p>
          </table:table-cell>
          <table:table-cell table:style-name="ce1" office:value-type="float" office:value="3110.7400000000000"/>
          <table:table-cell table:style-name="ce1" office:value-type="float" office:value="0.00"/>
          <table:table-cell table:style-name="ce1" office:value-type="float" office:value="1.00"/>
          <table:table-cell table:style-name="ce1" office:value-type="float" office:value="3.09"/>
          <table:table-cell table:style-name="ce1" office:value-type="float" office:value="3.09"/>
          <table:table-cell table:style-name="ce1" office:value-type="float" office:value="4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0</text:p>
          </table:table-cell>
          <table:table-cell table:style-name="ce1" office:value-type="float" office:value="3111.0500000000000"/>
          <table:table-cell table:style-name="ce1" office:value-type="float" office:value="0.01"/>
          <table:table-cell table:style-name="ce1" office:value-type="float" office:value="0.44"/>
          <table:table-cell table:style-name="ce1" office:value-type="float" office:value="2.33"/>
          <table:table-cell table:style-name="ce1" office:value-type="float" office:value="3.10"/>
          <table:table-cell table:style-name="ce1" office:value-type="float" office:value="4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0</text:p>
          </table:table-cell>
          <table:table-cell table:style-name="ce1" office:value-type="float" office:value="3112.2900000000000"/>
          <table:table-cell table:style-name="ce1" office:value-type="float" office:value="0.04"/>
          <table:table-cell table:style-name="ce1" office:value-type="float" office:value="0.05"/>
          <table:table-cell table:style-name="ce1" office:value-type="float" office:value="1.58"/>
          <table:table-cell table:style-name="ce1" office:value-type="float" office:value="3.14"/>
          <table:table-cell table:style-name="ce1" office:value-type="float" office:value="4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0</text:p>
          </table:table-cell>
          <table:table-cell table:style-name="ce1" office:value-type="float" office:value="3126.2900000000000"/>
          <table:table-cell table:style-name="ce1" office:value-type="float" office:value="0.45"/>
          <table:table-cell table:style-name="ce1" office:value-type="float" office:value="0.50"/>
          <table:table-cell table:style-name="ce1" office:value-type="float" office:value="1.51"/>
          <table:table-cell table:style-name="ce1" office:value-type="float" office:value="3.60"/>
          <table:table-cell table:style-name="ce1" office:value-type="float" office:value="4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0</text:p>
          </table:table-cell>
          <table:table-cell table:style-name="ce1" office:value-type="float" office:value="3149.7400000000000"/>
          <table:table-cell table:style-name="ce1" office:value-type="float" office:value="0.75"/>
          <table:table-cell table:style-name="ce1" office:value-type="float" office:value="1.24"/>
          <table:table-cell table:style-name="ce1" office:value-type="float" office:value="1.69"/>
          <table:table-cell table:style-name="ce1" office:value-type="float" office:value="4.38"/>
          <table:table-cell table:style-name="ce1" office:value-type="float" office:value="5.2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0</text:p>
          </table:table-cell>
          <table:table-cell table:style-name="ce1" office:value-type="float" office:value="3175.8800000000000"/>
          <table:table-cell table:style-name="ce1" office:value-type="float" office:value="0.83"/>
          <table:table-cell table:style-name="ce1" office:value-type="float" office:value="2.04"/>
          <table:table-cell table:style-name="ce1" office:value-type="float" office:value="2.09"/>
          <table:table-cell table:style-name="ce1" office:value-type="float" office:value="5.25"/>
          <table:table-cell table:style-name="ce1" office:value-type="float" office:value="5.6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0</text:p>
          </table:table-cell>
          <table:table-cell table:style-name="ce1" office:value-type="float" office:value="3195.8900000000000"/>
          <table:table-cell table:style-name="ce1" office:value-type="float" office:value="0.63"/>
          <table:table-cell table:style-name="ce1" office:value-type="float" office:value="2.23"/>
          <table:table-cell table:style-name="ce1" office:value-type="float" office:value="2.74"/>
          <table:table-cell table:style-name="ce1" office:value-type="float" office:value="5.91"/>
          <table:table-cell table:style-name="ce1" office:value-type="float" office:value="5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1</text:p>
          </table:table-cell>
          <table:table-cell table:style-name="ce1" office:value-type="float" office:value="3222.4200000000000"/>
          <table:table-cell table:style-name="ce1" office:value-type="float" office:value="0.83"/>
          <table:table-cell table:style-name="ce1" office:value-type="float" office:value="2.31"/>
          <table:table-cell table:style-name="ce1" office:value-type="float" office:value="3.58"/>
          <table:table-cell table:style-name="ce1" office:value-type="float" office:value="0.83"/>
          <table:table-cell table:style-name="ce1" office:value-type="float" office:value="5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1</text:p>
          </table:table-cell>
          <table:table-cell table:style-name="ce1" office:value-type="float" office:value="3248.2000000000000"/>
          <table:table-cell table:style-name="ce1" office:value-type="float" office:value="0.80"/>
          <table:table-cell table:style-name="ce1" office:value-type="float" office:value="2.28"/>
          <table:table-cell table:style-name="ce1" office:value-type="float" office:value="4.37"/>
          <table:table-cell table:style-name="ce1" office:value-type="float" office:value="1.64"/>
          <table:table-cell table:style-name="ce1" office:value-type="float" office:value="6.0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1</text:p>
          </table:table-cell>
          <table:table-cell table:style-name="ce1" office:value-type="float" office:value="3273.8600000000000"/>
          <table:table-cell table:style-name="ce1" office:value-type="float" office:value="0.79"/>
          <table:table-cell table:style-name="ce1" office:value-type="float" office:value="2.44"/>
          <table:table-cell table:style-name="ce1" office:value-type="float" office:value="4.72"/>
          <table:table-cell table:style-name="ce1" office:value-type="float" office:value="2.44"/>
          <table:table-cell table:style-name="ce1" office:value-type="float" office:value="6.3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1</text:p>
          </table:table-cell>
          <table:table-cell table:style-name="ce1" office:value-type="float" office:value="3299.0700000000000"/>
          <table:table-cell table:style-name="ce1" office:value-type="float" office:value="0.77"/>
          <table:table-cell table:style-name="ce1" office:value-type="float" office:value="2.38"/>
          <table:table-cell table:style-name="ce1" office:value-type="float" office:value="4.74"/>
          <table:table-cell table:style-name="ce1" office:value-type="float" office:value="3.23"/>
          <table:table-cell table:style-name="ce1" office:value-type="float" office:value="6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1</text:p>
          </table:table-cell>
          <table:table-cell table:style-name="ce1" office:value-type="float" office:value="3314.5800000000000"/>
          <table:table-cell table:style-name="ce1" office:value-type="float" office:value="0.47"/>
          <table:table-cell table:style-name="ce1" office:value-type="float" office:value="2.04"/>
          <table:table-cell table:style-name="ce1" office:value-type="float" office:value="4.37"/>
          <table:table-cell table:style-name="ce1" office:value-type="float" office:value="3.71"/>
          <table:table-cell table:style-name="ce1" office:value-type="float" office:value="6.5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1</text:p>
          </table:table-cell>
          <table:table-cell table:style-name="ce1" office:value-type="float" office:value="3319.5500000000000"/>
          <table:table-cell table:style-name="ce1" office:value-type="float" office:value="0.15"/>
          <table:table-cell table:style-name="ce1" office:value-type="float" office:value="1.40"/>
          <table:table-cell table:style-name="ce1" office:value-type="float" office:value="3.87"/>
          <table:table-cell table:style-name="ce1" office:value-type="float" office:value="3.87"/>
          <table:table-cell table:style-name="ce1" office:value-type="float" office:value="6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1</text:p>
          </table:table-cell>
          <table:table-cell table:style-name="ce1" office:value-type="float" office:value="3324.8600000000000"/>
          <table:table-cell table:style-name="ce1" office:value-type="float" office:value="0.16"/>
          <table:table-cell table:style-name="ce1" office:value-type="float" office:value="0.78"/>
          <table:table-cell table:style-name="ce1" office:value-type="float" office:value="3.18"/>
          <table:table-cell table:style-name="ce1" office:value-type="float" office:value="4.04"/>
          <table:table-cell table:style-name="ce1" office:value-type="float" office:value="6.8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1</text:p>
          </table:table-cell>
          <table:table-cell table:style-name="ce1" office:value-type="float" office:value="3337.1600000000000"/>
          <table:table-cell table:style-name="ce1" office:value-type="float" office:value="0.37"/>
          <table:table-cell table:style-name="ce1" office:value-type="float" office:value="0.68"/>
          <table:table-cell table:style-name="ce1" office:value-type="float" office:value="2.74"/>
          <table:table-cell table:style-name="ce1" office:value-type="float" office:value="4.42"/>
          <table:table-cell table:style-name="ce1" office:value-type="float" office:value="7.2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1</text:p>
          </table:table-cell>
          <table:table-cell table:style-name="ce1" office:value-type="float" office:value="3354.8500000000000"/>
          <table:table-cell table:style-name="ce1" office:value-type="float" office:value="0.53"/>
          <table:table-cell table:style-name="ce1" office:value-type="float" office:value="1.06"/>
          <table:table-cell table:style-name="ce1" office:value-type="float" office:value="2.47"/>
          <table:table-cell table:style-name="ce1" office:value-type="float" office:value="4.97"/>
          <table:table-cell table:style-name="ce1" office:value-type="float" office:value="7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1</text:p>
          </table:table-cell>
          <table:table-cell table:style-name="ce1" office:value-type="float" office:value="3369.2800000000000"/>
          <table:table-cell table:style-name="ce1" office:value-type="float" office:value="0.43"/>
          <table:table-cell table:style-name="ce1" office:value-type="float" office:value="1.34"/>
          <table:table-cell table:style-name="ce1" office:value-type="float" office:value="2.13"/>
          <table:table-cell table:style-name="ce1" office:value-type="float" office:value="5.43"/>
          <table:table-cell table:style-name="ce1" office:value-type="float" office:value="6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1</text:p>
          </table:table-cell>
          <table:table-cell table:style-name="ce1" office:value-type="float" office:value="3386.8000000000000"/>
          <table:table-cell table:style-name="ce1" office:value-type="float" office:value="0.52"/>
          <table:table-cell table:style-name="ce1" office:value-type="float" office:value="1.49"/>
          <table:table-cell table:style-name="ce1" office:value-type="float" office:value="2.18"/>
          <table:table-cell table:style-name="ce1" office:value-type="float" office:value="5.97"/>
          <table:table-cell table:style-name="ce1" office:value-type="float" office:value="6.6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1</text:p>
          </table:table-cell>
          <table:table-cell table:style-name="ce1" office:value-type="float" office:value="3403.7300000000000"/>
          <table:table-cell table:style-name="ce1" office:value-type="float" office:value="0.50"/>
          <table:table-cell table:style-name="ce1" office:value-type="float" office:value="1.46"/>
          <table:table-cell table:style-name="ce1" office:value-type="float" office:value="2.54"/>
          <table:table-cell table:style-name="ce1" office:value-type="float" office:value="6.50"/>
          <table:table-cell table:style-name="ce1" office:value-type="float" office:value="6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2</text:p>
          </table:table-cell>
          <table:table-cell table:style-name="ce1" office:value-type="float" office:value="3422.7900000000000"/>
          <table:table-cell table:style-name="ce1" office:value-type="float" office:value="0.56"/>
          <table:table-cell table:style-name="ce1" office:value-type="float" office:value="1.59"/>
          <table:table-cell table:style-name="ce1" office:value-type="float" office:value="2.95"/>
          <table:table-cell table:style-name="ce1" office:value-type="float" office:value="0.56"/>
          <table:table-cell table:style-name="ce1" office:value-type="float" office:value="6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2</text:p>
          </table:table-cell>
          <table:table-cell table:style-name="ce1" office:value-type="float" office:value="3438.1900000000000"/>
          <table:table-cell table:style-name="ce1" office:value-type="float" office:value="0.45"/>
          <table:table-cell table:style-name="ce1" office:value-type="float" office:value="1.52"/>
          <table:table-cell table:style-name="ce1" office:value-type="float" office:value="3.03"/>
          <table:table-cell table:style-name="ce1" office:value-type="float" office:value="1.01"/>
          <table:table-cell table:style-name="ce1" office:value-type="float" office:value="5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2</text:p>
          </table:table-cell>
          <table:table-cell table:style-name="ce1" office:value-type="float" office:value="3445.4100000000000"/>
          <table:table-cell table:style-name="ce1" office:value-type="float" office:value="0.21"/>
          <table:table-cell table:style-name="ce1" office:value-type="float" office:value="1.22"/>
          <table:table-cell table:style-name="ce1" office:value-type="float" office:value="2.70"/>
          <table:table-cell table:style-name="ce1" office:value-type="float" office:value="1.22"/>
          <table:table-cell table:style-name="ce1" office:value-type="float" office:value="5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2</text:p>
          </table:table-cell>
          <table:table-cell table:style-name="ce1" office:value-type="float" office:value="3467.4600000000000"/>
          <table:table-cell table:style-name="ce1" office:value-type="float" office:value="0.64"/>
          <table:table-cell table:style-name="ce1" office:value-type="float" office:value="1.31"/>
          <table:table-cell table:style-name="ce1" office:value-type="float" office:value="2.91"/>
          <table:table-cell table:style-name="ce1" office:value-type="float" office:value="1.87"/>
          <table:table-cell table:style-name="ce1" office:value-type="float" office:value="5.1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2</text:p>
          </table:table-cell>
          <table:table-cell table:style-name="ce1" office:value-type="float" office:value="3479.9400000000000"/>
          <table:table-cell table:style-name="ce1" office:value-type="float" office:value="0.36"/>
          <table:table-cell table:style-name="ce1" office:value-type="float" office:value="1.21"/>
          <table:table-cell table:style-name="ce1" office:value-type="float" office:value="2.75"/>
          <table:table-cell table:style-name="ce1" office:value-type="float" office:value="2.24"/>
          <table:table-cell table:style-name="ce1" office:value-type="float" office:value="4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2</text:p>
          </table:table-cell>
          <table:table-cell table:style-name="ce1" office:value-type="float" office:value="3482.7200000000000"/>
          <table:table-cell table:style-name="ce1" office:value-type="float" office:value="0.08"/>
          <table:table-cell table:style-name="ce1" office:value-type="float" office:value="1.08"/>
          <table:table-cell table:style-name="ce1" office:value-type="float" office:value="2.32"/>
          <table:table-cell table:style-name="ce1" office:value-type="float" office:value="2.32"/>
          <table:table-cell table:style-name="ce1" office:value-type="float" office:value="4.9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2</text:p>
          </table:table-cell>
          <table:table-cell table:style-name="ce1" office:value-type="float" office:value="3497.7000000000000"/>
          <table:table-cell table:style-name="ce1" office:value-type="float" office:value="0.43"/>
          <table:table-cell table:style-name="ce1" office:value-type="float" office:value="0.87"/>
          <table:table-cell table:style-name="ce1" office:value-type="float" office:value="2.19"/>
          <table:table-cell table:style-name="ce1" office:value-type="float" office:value="2.76"/>
          <table:table-cell table:style-name="ce1" office:value-type="float" office:value="5.2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2</text:p>
          </table:table-cell>
          <table:table-cell table:style-name="ce1" office:value-type="float" office:value="3512.0400000000000"/>
          <table:table-cell table:style-name="ce1" office:value-type="float" office:value="0.41"/>
          <table:table-cell table:style-name="ce1" office:value-type="float" office:value="0.92"/>
          <table:table-cell table:style-name="ce1" office:value-type="float" office:value="2.15"/>
          <table:table-cell table:style-name="ce1" office:value-type="float" office:value="3.18"/>
          <table:table-cell table:style-name="ce1" office:value-type="float" office:value="5.2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2</text:p>
          </table:table-cell>
          <table:table-cell table:style-name="ce1" office:value-type="float" office:value="3532.0600000000000"/>
          <table:table-cell table:style-name="ce1" office:value-type="float" office:value="0.57"/>
          <table:table-cell table:style-name="ce1" office:value-type="float" office:value="1.42"/>
          <table:table-cell table:style-name="ce1" office:value-type="float" office:value="2.51"/>
          <table:table-cell table:style-name="ce1" office:value-type="float" office:value="3.77"/>
          <table:table-cell table:style-name="ce1" office:value-type="float" office:value="5.2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2</text:p>
          </table:table-cell>
          <table:table-cell table:style-name="ce1" office:value-type="float" office:value="3552.9000000000000"/>
          <table:table-cell table:style-name="ce1" office:value-type="float" office:value="0.59"/>
          <table:table-cell table:style-name="ce1" office:value-type="float" office:value="1.58"/>
          <table:table-cell table:style-name="ce1" office:value-type="float" office:value="2.46"/>
          <table:table-cell table:style-name="ce1" office:value-type="float" office:value="4.38"/>
          <table:table-cell table:style-name="ce1" office:value-type="float" office:value="5.4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2</text:p>
          </table:table-cell>
          <table:table-cell table:style-name="ce1" office:value-type="float" office:value="3574.2200000000000"/>
          <table:table-cell table:style-name="ce1" office:value-type="float" office:value="0.60"/>
          <table:table-cell table:style-name="ce1" office:value-type="float" office:value="1.77"/>
          <table:table-cell table:style-name="ce1" office:value-type="float" office:value="2.71"/>
          <table:table-cell table:style-name="ce1" office:value-type="float" office:value="5.01"/>
          <table:table-cell table:style-name="ce1" office:value-type="float" office:value="5.5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2</text:p>
          </table:table-cell>
          <table:table-cell table:style-name="ce1" office:value-type="float" office:value="3602.4600000000000"/>
          <table:table-cell table:style-name="ce1" office:value-type="float" office:value="0.79"/>
          <table:table-cell table:style-name="ce1" office:value-type="float" office:value="1.99"/>
          <table:table-cell table:style-name="ce1" office:value-type="float" office:value="3.44"/>
          <table:table-cell table:style-name="ce1" office:value-type="float" office:value="5.84"/>
          <table:table-cell table:style-name="ce1" office:value-type="float" office:value="5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3</text:p>
          </table:table-cell>
          <table:table-cell table:style-name="ce1" office:value-type="float" office:value="3633.4400000000000"/>
          <table:table-cell table:style-name="ce1" office:value-type="float" office:value="0.86"/>
          <table:table-cell table:style-name="ce1" office:value-type="float" office:value="2.27"/>
          <table:table-cell table:style-name="ce1" office:value-type="float" office:value="3.88"/>
          <table:table-cell table:style-name="ce1" office:value-type="float" office:value="0.86"/>
          <table:table-cell table:style-name="ce1" office:value-type="float" office:value="6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3</text:p>
          </table:table-cell>
          <table:table-cell table:style-name="ce1" office:value-type="float" office:value="3655.2400000000000"/>
          <table:table-cell table:style-name="ce1" office:value-type="float" office:value="0.60"/>
          <table:table-cell table:style-name="ce1" office:value-type="float" office:value="2.27"/>
          <table:table-cell table:style-name="ce1" office:value-type="float" office:value="4.08"/>
          <table:table-cell table:style-name="ce1" office:value-type="float" office:value="1.47"/>
          <table:table-cell table:style-name="ce1" office:value-type="float" office:value="6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3</text:p>
          </table:table-cell>
          <table:table-cell table:style-name="ce1" office:value-type="float" office:value="3672.4200000000000"/>
          <table:table-cell table:style-name="ce1" office:value-type="float" office:value="0.47"/>
          <table:table-cell table:style-name="ce1" office:value-type="float" office:value="1.94"/>
          <table:table-cell table:style-name="ce1" office:value-type="float" office:value="3.97"/>
          <table:table-cell table:style-name="ce1" office:value-type="float" office:value="1.94"/>
          <table:table-cell table:style-name="ce1" office:value-type="float" office:value="6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3</text:p>
          </table:table-cell>
          <table:table-cell table:style-name="ce1" office:value-type="float" office:value="3692.6200000000000"/>
          <table:table-cell table:style-name="ce1" office:value-type="float" office:value="0.55"/>
          <table:table-cell table:style-name="ce1" office:value-type="float" office:value="1.63"/>
          <table:table-cell table:style-name="ce1" office:value-type="float" office:value="3.93"/>
          <table:table-cell table:style-name="ce1" office:value-type="float" office:value="2.50"/>
          <table:table-cell table:style-name="ce1" office:value-type="float" office:value="6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3</text:p>
          </table:table-cell>
          <table:table-cell table:style-name="ce1" office:value-type="float" office:value="3706.2800000000000"/>
          <table:table-cell table:style-name="ce1" office:value-type="float" office:value="0.37"/>
          <table:table-cell table:style-name="ce1" office:value-type="float" office:value="1.40"/>
          <table:table-cell table:style-name="ce1" office:value-type="float" office:value="3.69"/>
          <table:table-cell table:style-name="ce1" office:value-type="float" office:value="2.88"/>
          <table:table-cell table:style-name="ce1" office:value-type="float" office:value="6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3</text:p>
          </table:table-cell>
          <table:table-cell table:style-name="ce1" office:value-type="float" office:value="3715.9200000000000"/>
          <table:table-cell table:style-name="ce1" office:value-type="float" office:value="0.26"/>
          <table:table-cell table:style-name="ce1" office:value-type="float" office:value="1.18"/>
          <table:table-cell table:style-name="ce1" office:value-type="float" office:value="3.15"/>
          <table:table-cell table:style-name="ce1" office:value-type="float" office:value="3.15"/>
          <table:table-cell table:style-name="ce1" office:value-type="float" office:value="6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3</text:p>
          </table:table-cell>
          <table:table-cell table:style-name="ce1" office:value-type="float" office:value="3717.0300000000000"/>
          <table:table-cell table:style-name="ce1" office:value-type="float" office:value="0.03"/>
          <table:table-cell table:style-name="ce1" office:value-type="float" office:value="0.66"/>
          <table:table-cell table:style-name="ce1" office:value-type="float" office:value="2.30"/>
          <table:table-cell table:style-name="ce1" office:value-type="float" office:value="3.18"/>
          <table:table-cell table:style-name="ce1" office:value-type="float" office:value="6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3</text:p>
          </table:table-cell>
          <table:table-cell table:style-name="ce1" office:value-type="float" office:value="3725.9500000000000"/>
          <table:table-cell table:style-name="ce1" office:value-type="float" office:value="0.24"/>
          <table:table-cell table:style-name="ce1" office:value-type="float" office:value="0.53"/>
          <table:table-cell table:style-name="ce1" office:value-type="float" office:value="1.93"/>
          <table:table-cell table:style-name="ce1" office:value-type="float" office:value="3.43"/>
          <table:table-cell table:style-name="ce1" office:value-type="float" office:value="6.0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3</text:p>
          </table:table-cell>
          <table:table-cell table:style-name="ce1" office:value-type="float" office:value="3738.9900000000000"/>
          <table:table-cell table:style-name="ce1" office:value-type="float" office:value="0.35"/>
          <table:table-cell table:style-name="ce1" office:value-type="float" office:value="0.62"/>
          <table:table-cell table:style-name="ce1" office:value-type="float" office:value="1.81"/>
          <table:table-cell table:style-name="ce1" office:value-type="float" office:value="3.79"/>
          <table:table-cell table:style-name="ce1" office:value-type="float" office:value="5.8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3</text:p>
          </table:table-cell>
          <table:table-cell table:style-name="ce1" office:value-type="float" office:value="3760.3000000000000"/>
          <table:table-cell table:style-name="ce1" office:value-type="float" office:value="0.57"/>
          <table:table-cell table:style-name="ce1" office:value-type="float" office:value="1.16"/>
          <table:table-cell table:style-name="ce1" office:value-type="float" office:value="1.83"/>
          <table:table-cell table:style-name="ce1" office:value-type="float" office:value="4.38"/>
          <table:table-cell table:style-name="ce1" office:value-type="float" office:value="5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3</text:p>
          </table:table-cell>
          <table:table-cell table:style-name="ce1" office:value-type="float" office:value="3780.6100000000000"/>
          <table:table-cell table:style-name="ce1" office:value-type="float" office:value="0.54"/>
          <table:table-cell table:style-name="ce1" office:value-type="float" office:value="1.47"/>
          <table:table-cell table:style-name="ce1" office:value-type="float" office:value="2.01"/>
          <table:table-cell table:style-name="ce1" office:value-type="float" office:value="4.95"/>
          <table:table-cell table:style-name="ce1" office:value-type="float" office:value="5.7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3</text:p>
          </table:table-cell>
          <table:table-cell table:style-name="ce1" office:value-type="float" office:value="3815.3900000000000"/>
          <table:table-cell table:style-name="ce1" office:value-type="float" office:value="0.92"/>
          <table:table-cell table:style-name="ce1" office:value-type="float" office:value="2.04"/>
          <table:table-cell table:style-name="ce1" office:value-type="float" office:value="2.68"/>
          <table:table-cell table:style-name="ce1" office:value-type="float" office:value="5.91"/>
          <table:table-cell table:style-name="ce1" office:value-type="float" office:value="5.9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4</text:p>
          </table:table-cell>
          <table:table-cell table:style-name="ce1" office:value-type="float" office:value="3836.3700000000000"/>
          <table:table-cell table:style-name="ce1" office:value-type="float" office:value="0.55"/>
          <table:table-cell table:style-name="ce1" office:value-type="float" office:value="2.02"/>
          <table:table-cell table:style-name="ce1" office:value-type="float" office:value="3.21"/>
          <table:table-cell table:style-name="ce1" office:value-type="float" office:value="0.55"/>
          <table:table-cell table:style-name="ce1" office:value-type="float" office:value="5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4</text:p>
          </table:table-cell>
          <table:table-cell table:style-name="ce1" office:value-type="float" office:value="3862.8400000000000"/>
          <table:table-cell table:style-name="ce1" office:value-type="float" office:value="0.69"/>
          <table:table-cell table:style-name="ce1" office:value-type="float" office:value="2.18"/>
          <table:table-cell table:style-name="ce1" office:value-type="float" office:value="3.67"/>
          <table:table-cell table:style-name="ce1" office:value-type="float" office:value="1.24"/>
          <table:table-cell table:style-name="ce1" office:value-type="float" office:value="5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4</text:p>
          </table:table-cell>
          <table:table-cell table:style-name="ce1" office:value-type="float" office:value="3898.3800000000000"/>
          <table:table-cell table:style-name="ce1" office:value-type="float" office:value="0.92"/>
          <table:table-cell table:style-name="ce1" office:value-type="float" office:value="2.18"/>
          <table:table-cell table:style-name="ce1" office:value-type="float" office:value="4.26"/>
          <table:table-cell table:style-name="ce1" office:value-type="float" office:value="2.18"/>
          <table:table-cell table:style-name="ce1" office:value-type="float" office:value="6.1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4</text:p>
          </table:table-cell>
          <table:table-cell table:style-name="ce1" office:value-type="float" office:value="3924.5000000000000"/>
          <table:table-cell table:style-name="ce1" office:value-type="float" office:value="0.67"/>
          <table:table-cell table:style-name="ce1" office:value-type="float" office:value="2.30"/>
          <table:table-cell table:style-name="ce1" office:value-type="float" office:value="4.37"/>
          <table:table-cell table:style-name="ce1" office:value-type="float" office:value="2.86"/>
          <table:table-cell table:style-name="ce1" office:value-type="float" office:value="6.2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4</text:p>
          </table:table-cell>
          <table:table-cell table:style-name="ce1" office:value-type="float" office:value="3942.5500000000000"/>
          <table:table-cell table:style-name="ce1" office:value-type="float" office:value="0.46"/>
          <table:table-cell table:style-name="ce1" office:value-type="float" office:value="2.06"/>
          <table:table-cell table:style-name="ce1" office:value-type="float" office:value="4.28"/>
          <table:table-cell table:style-name="ce1" office:value-type="float" office:value="3.33"/>
          <table:table-cell table:style-name="ce1" office:value-type="float" office:value="6.3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4</text:p>
          </table:table-cell>
          <table:table-cell table:style-name="ce1" office:value-type="float" office:value="3958.3200000000000"/>
          <table:table-cell table:style-name="ce1" office:value-type="float" office:value="0.40"/>
          <table:table-cell table:style-name="ce1" office:value-type="float" office:value="1.54"/>
          <table:table-cell table:style-name="ce1" office:value-type="float" office:value="3.75"/>
          <table:table-cell table:style-name="ce1" office:value-type="float" office:value="3.75"/>
          <table:table-cell table:style-name="ce1" office:value-type="float" office:value="6.5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4</text:p>
          </table:table-cell>
          <table:table-cell table:style-name="ce1" office:value-type="float" office:value="3958.7200000000000"/>
          <table:table-cell table:style-name="ce1" office:value-type="float" office:value="0.01"/>
          <table:table-cell table:style-name="ce1" office:value-type="float" office:value="0.87"/>
          <table:table-cell table:style-name="ce1" office:value-type="float" office:value="3.19"/>
          <table:table-cell table:style-name="ce1" office:value-type="float" office:value="3.76"/>
          <table:table-cell table:style-name="ce1" office:value-type="float" office:value="6.5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4</text:p>
          </table:table-cell>
          <table:table-cell table:style-name="ce1" office:value-type="float" office:value="3968.6200000000000"/>
          <table:table-cell table:style-name="ce1" office:value-type="float" office:value="0.25"/>
          <table:table-cell table:style-name="ce1" office:value-type="float" office:value="0.66"/>
          <table:table-cell table:style-name="ce1" office:value-type="float" office:value="2.74"/>
          <table:table-cell table:style-name="ce1" office:value-type="float" office:value="4.02"/>
          <table:table-cell table:style-name="ce1" office:value-type="float" office:value="6.5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4</text:p>
          </table:table-cell>
          <table:table-cell table:style-name="ce1" office:value-type="float" office:value="3991.2400000000000"/>
          <table:table-cell table:style-name="ce1" office:value-type="float" office:value="0.57"/>
          <table:table-cell table:style-name="ce1" office:value-type="float" office:value="0.83"/>
          <table:table-cell table:style-name="ce1" office:value-type="float" office:value="2.38"/>
          <table:table-cell table:style-name="ce1" office:value-type="float" office:value="4.61"/>
          <table:table-cell table:style-name="ce1" office:value-type="float" office:value="6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4</text:p>
          </table:table-cell>
          <table:table-cell table:style-name="ce1" office:value-type="float" office:value="4008.0000000000000"/>
          <table:table-cell table:style-name="ce1" office:value-type="float" office:value="0.42"/>
          <table:table-cell table:style-name="ce1" office:value-type="float" office:value="1.24"/>
          <table:table-cell table:style-name="ce1" office:value-type="float" office:value="2.13"/>
          <table:table-cell table:style-name="ce1" office:value-type="float" office:value="5.05"/>
          <table:table-cell table:style-name="ce1" office:value-type="float" office:value="6.5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4</text:p>
          </table:table-cell>
          <table:table-cell table:style-name="ce1" office:value-type="float" office:value="4028.4400000000000"/>
          <table:table-cell table:style-name="ce1" office:value-type="float" office:value="0.51"/>
          <table:table-cell table:style-name="ce1" office:value-type="float" office:value="1.51"/>
          <table:table-cell table:style-name="ce1" office:value-type="float" office:value="2.18"/>
          <table:table-cell table:style-name="ce1" office:value-type="float" office:value="5.58"/>
          <table:table-cell table:style-name="ce1" office:value-type="float" office:value="6.5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4</text:p>
          </table:table-cell>
          <table:table-cell table:style-name="ce1" office:value-type="float" office:value="4059.8600000000000"/>
          <table:table-cell table:style-name="ce1" office:value-type="float" office:value="0.78"/>
          <table:table-cell table:style-name="ce1" office:value-type="float" office:value="1.72"/>
          <table:table-cell table:style-name="ce1" office:value-type="float" office:value="2.57"/>
          <table:table-cell table:style-name="ce1" office:value-type="float" office:value="6.41"/>
          <table:table-cell table:style-name="ce1" office:value-type="float" office:value="6.4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5</text:p>
          </table:table-cell>
          <table:table-cell table:style-name="ce1" office:value-type="float" office:value="4110.2000000000000"/>
          <table:table-cell table:style-name="ce1" office:value-type="float" office:value="1.24"/>
          <table:table-cell table:style-name="ce1" office:value-type="float" office:value="2.55"/>
          <table:table-cell table:style-name="ce1" office:value-type="float" office:value="3.83"/>
          <table:table-cell table:style-name="ce1" office:value-type="float" office:value="1.24"/>
          <table:table-cell table:style-name="ce1" office:value-type="float" office:value="7.1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5</text:p>
          </table:table-cell>
          <table:table-cell table:style-name="ce1" office:value-type="float" office:value="4160.3400000000000"/>
          <table:table-cell table:style-name="ce1" office:value-type="float" office:value="1.22"/>
          <table:table-cell table:style-name="ce1" office:value-type="float" office:value="3.27"/>
          <table:table-cell table:style-name="ce1" office:value-type="float" office:value="4.83"/>
          <table:table-cell table:style-name="ce1" office:value-type="float" office:value="2.48"/>
          <table:table-cell table:style-name="ce1" office:value-type="float" office:value="7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5</text:p>
          </table:table-cell>
          <table:table-cell table:style-name="ce1" office:value-type="float" office:value="4215.2600000000000"/>
          <table:table-cell table:style-name="ce1" office:value-type="float" office:value="1.32"/>
          <table:table-cell table:style-name="ce1" office:value-type="float" office:value="3.83"/>
          <table:table-cell table:style-name="ce1" office:value-type="float" office:value="5.61"/>
          <table:table-cell table:style-name="ce1" office:value-type="float" office:value="3.83"/>
          <table:table-cell table:style-name="ce1" office:value-type="float" office:value="8.1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5</text:p>
          </table:table-cell>
          <table:table-cell table:style-name="ce1" office:value-type="float" office:value="4245.1900000000000"/>
          <table:table-cell table:style-name="ce1" office:value-type="float" office:value="0.71"/>
          <table:table-cell table:style-name="ce1" office:value-type="float" office:value="3.28"/>
          <table:table-cell table:style-name="ce1" office:value-type="float" office:value="5.92"/>
          <table:table-cell table:style-name="ce1" office:value-type="float" office:value="4.56"/>
          <table:table-cell table:style-name="ce1" office:value-type="float" office:value="8.1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5</text:p>
          </table:table-cell>
          <table:table-cell table:style-name="ce1" office:value-type="float" office:value="4276.6000000000000"/>
          <table:table-cell table:style-name="ce1" office:value-type="float" office:value="0.74"/>
          <table:table-cell table:style-name="ce1" office:value-type="float" office:value="2.79"/>
          <table:table-cell table:style-name="ce1" office:value-type="float" office:value="6.16"/>
          <table:table-cell table:style-name="ce1" office:value-type="float" office:value="5.34"/>
          <table:table-cell table:style-name="ce1" office:value-type="float" office:value="8.4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5</text:p>
          </table:table-cell>
          <table:table-cell table:style-name="ce1" office:value-type="float" office:value="4310.3900000000000"/>
          <table:table-cell table:style-name="ce1" office:value-type="float" office:value="0.79"/>
          <table:table-cell table:style-name="ce1" office:value-type="float" office:value="2.26"/>
          <table:table-cell table:style-name="ce1" office:value-type="float" office:value="6.17"/>
          <table:table-cell table:style-name="ce1" office:value-type="float" office:value="6.17"/>
          <table:table-cell table:style-name="ce1" office:value-type="float" office:value="8.8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5</text:p>
          </table:table-cell>
          <table:table-cell table:style-name="ce1" office:value-type="float" office:value="4337.1100000000000"/>
          <table:table-cell table:style-name="ce1" office:value-type="float" office:value="0.62"/>
          <table:table-cell table:style-name="ce1" office:value-type="float" office:value="2.17"/>
          <table:table-cell table:style-name="ce1" office:value-type="float" office:value="5.52"/>
          <table:table-cell table:style-name="ce1" office:value-type="float" office:value="6.83"/>
          <table:table-cell table:style-name="ce1" office:value-type="float" office:value="9.5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5</text:p>
          </table:table-cell>
          <table:table-cell table:style-name="ce1" office:value-type="float" office:value="4346.6500000000000"/>
          <table:table-cell table:style-name="ce1" office:value-type="float" office:value="0.22"/>
          <table:table-cell table:style-name="ce1" office:value-type="float" office:value="1.64"/>
          <table:table-cell table:style-name="ce1" office:value-type="float" office:value="4.48"/>
          <table:table-cell table:style-name="ce1" office:value-type="float" office:value="7.06"/>
          <table:table-cell table:style-name="ce1" office:value-type="float" office:value="9.5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5</text:p>
          </table:table-cell>
          <table:table-cell table:style-name="ce1" office:value-type="float" office:value="4370.1200000000000"/>
          <table:table-cell table:style-name="ce1" office:value-type="float" office:value="0.54"/>
          <table:table-cell table:style-name="ce1" office:value-type="float" office:value="1.39"/>
          <table:table-cell table:style-name="ce1" office:value-type="float" office:value="3.67"/>
          <table:table-cell table:style-name="ce1" office:value-type="float" office:value="7.64"/>
          <table:table-cell table:style-name="ce1" office:value-type="float" office:value="9.4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5</text:p>
          </table:table-cell>
          <table:table-cell table:style-name="ce1" office:value-type="float" office:value="4405.9500000000000"/>
          <table:table-cell table:style-name="ce1" office:value-type="float" office:value="0.82"/>
          <table:table-cell table:style-name="ce1" office:value-type="float" office:value="1.59"/>
          <table:table-cell table:style-name="ce1" office:value-type="float" office:value="3.79"/>
          <table:table-cell table:style-name="ce1" office:value-type="float" office:value="8.52"/>
          <table:table-cell table:style-name="ce1" office:value-type="float" office:value="9.9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5</text:p>
          </table:table-cell>
          <table:table-cell table:style-name="ce1" office:value-type="float" office:value="4450.4500000000000"/>
          <table:table-cell table:style-name="ce1" office:value-type="float" office:value="1.01"/>
          <table:table-cell table:style-name="ce1" office:value-type="float" office:value="2.39"/>
          <table:table-cell table:style-name="ce1" office:value-type="float" office:value="4.07"/>
          <table:table-cell table:style-name="ce1" office:value-type="float" office:value="9.62"/>
          <table:table-cell table:style-name="ce1" office:value-type="float" office:value="10.4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5</text:p>
          </table:table-cell>
          <table:table-cell table:style-name="ce1" office:value-type="float" office:value="4493.1700000000000"/>
          <table:table-cell table:style-name="ce1" office:value-type="float" office:value="0.96"/>
          <table:table-cell table:style-name="ce1" office:value-type="float" office:value="2.82"/>
          <table:table-cell table:style-name="ce1" office:value-type="float" office:value="4.24"/>
          <table:table-cell table:style-name="ce1" office:value-type="float" office:value="10.67"/>
          <table:table-cell table:style-name="ce1" office:value-type="float" office:value="10.6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6</text:p>
          </table:table-cell>
          <table:table-cell table:style-name="ce1" office:value-type="float" office:value="4550.2300000000000"/>
          <table:table-cell table:style-name="ce1" office:value-type="float" office:value="1.27"/>
          <table:table-cell table:style-name="ce1" office:value-type="float" office:value="3.27"/>
          <table:table-cell table:style-name="ce1" office:value-type="float" office:value="4.91"/>
          <table:table-cell table:style-name="ce1" office:value-type="float" office:value="1.27"/>
          <table:table-cell table:style-name="ce1" office:value-type="float" office:value="10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6</text:p>
          </table:table-cell>
          <table:table-cell table:style-name="ce1" office:value-type="float" office:value="4591.1800000000000"/>
          <table:table-cell table:style-name="ce1" office:value-type="float" office:value="0.90"/>
          <table:table-cell table:style-name="ce1" office:value-type="float" office:value="3.16"/>
          <table:table-cell table:style-name="ce1" office:value-type="float" office:value="5.63"/>
          <table:table-cell table:style-name="ce1" office:value-type="float" office:value="2.18"/>
          <table:table-cell table:style-name="ce1" office:value-type="float" office:value="10.3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6</text:p>
          </table:table-cell>
          <table:table-cell table:style-name="ce1" office:value-type="float" office:value="4610.9200000000000"/>
          <table:table-cell table:style-name="ce1" office:value-type="float" office:value="0.43"/>
          <table:table-cell table:style-name="ce1" office:value-type="float" office:value="2.62"/>
          <table:table-cell table:style-name="ce1" office:value-type="float" office:value="5.51"/>
          <table:table-cell table:style-name="ce1" office:value-type="float" office:value="2.62"/>
          <table:table-cell table:style-name="ce1" office:value-type="float" office:value="9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6</text:p>
          </table:table-cell>
          <table:table-cell table:style-name="ce1" office:value-type="float" office:value="4639.0500000000000"/>
          <table:table-cell table:style-name="ce1" office:value-type="float" office:value="0.61"/>
          <table:table-cell table:style-name="ce1" office:value-type="float" office:value="1.95"/>
          <table:table-cell table:style-name="ce1" office:value-type="float" office:value="5.29"/>
          <table:table-cell table:style-name="ce1" office:value-type="float" office:value="3.25"/>
          <table:table-cell table:style-name="ce1" office:value-type="float" office:value="9.2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6</text:p>
          </table:table-cell>
          <table:table-cell table:style-name="ce1" office:value-type="float" office:value="4675.2300000000000"/>
          <table:table-cell table:style-name="ce1" office:value-type="float" office:value="0.78"/>
          <table:table-cell table:style-name="ce1" office:value-type="float" office:value="1.83"/>
          <table:table-cell table:style-name="ce1" office:value-type="float" office:value="5.05"/>
          <table:table-cell table:style-name="ce1" office:value-type="float" office:value="4.05"/>
          <table:table-cell table:style-name="ce1" office:value-type="float" office:value="9.3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6</text:p>
          </table:table-cell>
          <table:table-cell table:style-name="ce1" office:value-type="float" office:value="4691.5900000000000"/>
          <table:table-cell table:style-name="ce1" office:value-type="float" office:value="0.35"/>
          <table:table-cell table:style-name="ce1" office:value-type="float" office:value="1.75"/>
          <table:table-cell table:style-name="ce1" office:value-type="float" office:value="4.42"/>
          <table:table-cell table:style-name="ce1" office:value-type="float" office:value="4.42"/>
          <table:table-cell table:style-name="ce1" office:value-type="float" office:value="8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6</text:p>
          </table:table-cell>
          <table:table-cell table:style-name="ce1" office:value-type="float" office:value="4715.9900000000000"/>
          <table:table-cell table:style-name="ce1" office:value-type="float" office:value="0.52"/>
          <table:table-cell table:style-name="ce1" office:value-type="float" office:value="1.66"/>
          <table:table-cell table:style-name="ce1" office:value-type="float" office:value="3.64"/>
          <table:table-cell table:style-name="ce1" office:value-type="float" office:value="4.96"/>
          <table:table-cell table:style-name="ce1" office:value-type="float" office:value="8.7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6</text:p>
          </table:table-cell>
          <table:table-cell table:style-name="ce1" office:value-type="float" office:value="4736.7400000000000"/>
          <table:table-cell table:style-name="ce1" office:value-type="float" office:value="0.44"/>
          <table:table-cell table:style-name="ce1" office:value-type="float" office:value="1.32"/>
          <table:table-cell table:style-name="ce1" office:value-type="float" office:value="3.17"/>
          <table:table-cell table:style-name="ce1" office:value-type="float" office:value="5.42"/>
          <table:table-cell table:style-name="ce1" office:value-type="float" office:value="8.9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6</text:p>
          </table:table-cell>
          <table:table-cell table:style-name="ce1" office:value-type="float" office:value="4740.5300000000000"/>
          <table:table-cell table:style-name="ce1" office:value-type="float" office:value="0.08"/>
          <table:table-cell table:style-name="ce1" office:value-type="float" office:value="1.04"/>
          <table:table-cell table:style-name="ce1" office:value-type="float" office:value="2.81"/>
          <table:table-cell table:style-name="ce1" office:value-type="float" office:value="5.51"/>
          <table:table-cell table:style-name="ce1" office:value-type="float" office:value="8.4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6</text:p>
          </table:table-cell>
          <table:table-cell table:style-name="ce1" office:value-type="float" office:value="4752.8600000000000"/>
          <table:table-cell table:style-name="ce1" office:value-type="float" office:value="0.26"/>
          <table:table-cell table:style-name="ce1" office:value-type="float" office:value="0.78"/>
          <table:table-cell table:style-name="ce1" office:value-type="float" office:value="2.45"/>
          <table:table-cell table:style-name="ce1" office:value-type="float" office:value="5.78"/>
          <table:table-cell table:style-name="ce1" office:value-type="float" office:value="7.8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6</text:p>
          </table:table-cell>
          <table:table-cell table:style-name="ce1" office:value-type="float" office:value="4761.4200000000000"/>
          <table:table-cell table:style-name="ce1" office:value-type="float" office:value="0.18"/>
          <table:table-cell table:style-name="ce1" office:value-type="float" office:value="0.52"/>
          <table:table-cell table:style-name="ce1" office:value-type="float" office:value="1.84"/>
          <table:table-cell table:style-name="ce1" office:value-type="float" office:value="5.97"/>
          <table:table-cell table:style-name="ce1" office:value-type="float" office:value="6.9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6</text:p>
          </table:table-cell>
          <table:table-cell table:style-name="ce1" office:value-type="float" office:value="4775.7000000000000"/>
          <table:table-cell table:style-name="ce1" office:value-type="float" office:value="0.30"/>
          <table:table-cell table:style-name="ce1" office:value-type="float" office:value="0.74"/>
          <table:table-cell table:style-name="ce1" office:value-type="float" office:value="1.79"/>
          <table:table-cell table:style-name="ce1" office:value-type="float" office:value="6.29"/>
          <table:table-cell table:style-name="ce1" office:value-type="float" office:value="6.2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7</text:p>
          </table:table-cell>
          <table:table-cell table:style-name="ce1" office:value-type="float" office:value="4793.8500000000000"/>
          <table:table-cell table:style-name="ce1" office:value-type="float" office:value="0.38"/>
          <table:table-cell table:style-name="ce1" office:value-type="float" office:value="0.86"/>
          <table:table-cell table:style-name="ce1" office:value-type="float" office:value="1.65"/>
          <table:table-cell table:style-name="ce1" office:value-type="float" office:value="0.38"/>
          <table:table-cell table:style-name="ce1" office:value-type="float" office:value="5.3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7</text:p>
          </table:table-cell>
          <table:table-cell table:style-name="ce1" office:value-type="float" office:value="4809.6700000000000"/>
          <table:table-cell table:style-name="ce1" office:value-type="float" office:value="0.33"/>
          <table:table-cell table:style-name="ce1" office:value-type="float" office:value="1.01"/>
          <table:table-cell table:style-name="ce1" office:value-type="float" office:value="1.54"/>
          <table:table-cell table:style-name="ce1" office:value-type="float" office:value="0.71"/>
          <table:table-cell table:style-name="ce1" office:value-type="float" office:value="4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7</text:p>
          </table:table-cell>
          <table:table-cell table:style-name="ce1" office:value-type="float" office:value="4821.6900000000000"/>
          <table:table-cell table:style-name="ce1" office:value-type="float" office:value="0.25"/>
          <table:table-cell table:style-name="ce1" office:value-type="float" office:value="0.96"/>
          <table:table-cell table:style-name="ce1" office:value-type="float" office:value="1.71"/>
          <table:table-cell table:style-name="ce1" office:value-type="float" office:value="0.96"/>
          <table:table-cell table:style-name="ce1" office:value-type="float" office:value="4.5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7</text:p>
          </table:table-cell>
          <table:table-cell table:style-name="ce1" office:value-type="float" office:value="4828.4400000000000"/>
          <table:table-cell table:style-name="ce1" office:value-type="float" office:value="0.14"/>
          <table:table-cell table:style-name="ce1" office:value-type="float" office:value="0.72"/>
          <table:table-cell table:style-name="ce1" office:value-type="float" office:value="1.59"/>
          <table:table-cell table:style-name="ce1" office:value-type="float" office:value="1.10"/>
          <table:table-cell table:style-name="ce1" office:value-type="float" office:value="4.0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7</text:p>
          </table:table-cell>
          <table:table-cell table:style-name="ce1" office:value-type="float" office:value="4843.4100000000000"/>
          <table:table-cell table:style-name="ce1" office:value-type="float" office:value="0.31"/>
          <table:table-cell table:style-name="ce1" office:value-type="float" office:value="0.70"/>
          <table:table-cell table:style-name="ce1" office:value-type="float" office:value="1.72"/>
          <table:table-cell table:style-name="ce1" office:value-type="float" office:value="1.42"/>
          <table:table-cell table:style-name="ce1" office:value-type="float" office:value="3.6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7</text:p>
          </table:table-cell>
          <table:table-cell table:style-name="ce1" office:value-type="float" office:value="4832.2700000000000"/>
          <table:table-cell table:style-name="ce1" office:value-type="float" office:value="-0.23"/>
          <table:table-cell table:style-name="ce1" office:value-type="float" office:value="0.22"/>
          <table:table-cell table:style-name="ce1" office:value-type="float" office:value="1.18"/>
          <table:table-cell table:style-name="ce1" office:value-type="float" office:value="1.18"/>
          <table:table-cell table:style-name="ce1" office:value-type="float" office:value="3.0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7</text:p>
          </table:table-cell>
          <table:table-cell table:style-name="ce1" office:value-type="float" office:value="4843.8700000000000"/>
          <table:table-cell table:style-name="ce1" office:value-type="float" office:value="0.24"/>
          <table:table-cell table:style-name="ce1" office:value-type="float" office:value="0.32"/>
          <table:table-cell table:style-name="ce1" office:value-type="float" office:value="1.04"/>
          <table:table-cell table:style-name="ce1" office:value-type="float" office:value="1.43"/>
          <table:table-cell table:style-name="ce1" office:value-type="float" office:value="2.7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7</text:p>
          </table:table-cell>
          <table:table-cell table:style-name="ce1" office:value-type="float" office:value="4853.0700000000000"/>
          <table:table-cell table:style-name="ce1" office:value-type="float" office:value="0.19"/>
          <table:table-cell table:style-name="ce1" office:value-type="float" office:value="0.20"/>
          <table:table-cell table:style-name="ce1" office:value-type="float" office:value="0.90"/>
          <table:table-cell table:style-name="ce1" office:value-type="float" office:value="1.62"/>
          <table:table-cell table:style-name="ce1" office:value-type="float" office:value="2.4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7</text:p>
          </table:table-cell>
          <table:table-cell table:style-name="ce1" office:value-type="float" office:value="4860.8300000000000"/>
          <table:table-cell table:style-name="ce1" office:value-type="float" office:value="0.16"/>
          <table:table-cell table:style-name="ce1" office:value-type="float" office:value="0.59"/>
          <table:table-cell table:style-name="ce1" office:value-type="float" office:value="0.81"/>
          <table:table-cell table:style-name="ce1" office:value-type="float" office:value="1.78"/>
          <table:table-cell table:style-name="ce1" office:value-type="float" office:value="2.5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7</text:p>
          </table:table-cell>
          <table:table-cell table:style-name="ce1" office:value-type="float" office:value="4881.2500000000000"/>
          <table:table-cell table:style-name="ce1" office:value-type="float" office:value="0.42"/>
          <table:table-cell table:style-name="ce1" office:value-type="float" office:value="0.77"/>
          <table:table-cell table:style-name="ce1" office:value-type="float" office:value="1.09"/>
          <table:table-cell table:style-name="ce1" office:value-type="float" office:value="2.21"/>
          <table:table-cell table:style-name="ce1" office:value-type="float" office:value="2.7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7</text:p>
          </table:table-cell>
          <table:table-cell table:style-name="ce1" office:value-type="float" office:value="4894.9200000000000"/>
          <table:table-cell table:style-name="ce1" office:value-type="float" office:value="0.28"/>
          <table:table-cell table:style-name="ce1" office:value-type="float" office:value="0.86"/>
          <table:table-cell table:style-name="ce1" office:value-type="float" office:value="1.06"/>
          <table:table-cell table:style-name="ce1" office:value-type="float" office:value="2.50"/>
          <table:table-cell table:style-name="ce1" office:value-type="float" office:value="2.8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7</text:p>
          </table:table-cell>
          <table:table-cell table:style-name="ce1" office:value-type="float" office:value="4916.4600000000000"/>
          <table:table-cell table:style-name="ce1" office:value-type="float" office:value="0.44"/>
          <table:table-cell table:style-name="ce1" office:value-type="float" office:value="1.14"/>
          <table:table-cell table:style-name="ce1" office:value-type="float" office:value="1.74"/>
          <table:table-cell table:style-name="ce1" office:value-type="float" office:value="2.95"/>
          <table:table-cell table:style-name="ce1" office:value-type="float" office:value="2.9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8</text:p>
          </table:table-cell>
          <table:table-cell table:style-name="ce1" office:value-type="float" office:value="4930.7200000000000"/>
          <table:table-cell table:style-name="ce1" office:value-type="float" office:value="0.29"/>
          <table:table-cell table:style-name="ce1" office:value-type="float" office:value="1.01"/>
          <table:table-cell table:style-name="ce1" office:value-type="float" office:value="1.79"/>
          <table:table-cell table:style-name="ce1" office:value-type="float" office:value="0.29"/>
          <table:table-cell table:style-name="ce1" office:value-type="float" office:value="2.8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8</text:p>
          </table:table-cell>
          <table:table-cell table:style-name="ce1" office:value-type="float" office:value="4946.5000000000000"/>
          <table:table-cell table:style-name="ce1" office:value-type="float" office:value="0.32"/>
          <table:table-cell table:style-name="ce1" office:value-type="float" office:value="1.05"/>
          <table:table-cell table:style-name="ce1" office:value-type="float" office:value="1.93"/>
          <table:table-cell table:style-name="ce1" office:value-type="float" office:value="0.61"/>
          <table:table-cell table:style-name="ce1" office:value-type="float" office:value="2.8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8</text:p>
          </table:table-cell>
          <table:table-cell table:style-name="ce1" office:value-type="float" office:value="4950.9500000000000"/>
          <table:table-cell table:style-name="ce1" office:value-type="float" office:value="0.09"/>
          <table:table-cell table:style-name="ce1" office:value-type="float" office:value="0.70"/>
          <table:table-cell table:style-name="ce1" office:value-type="float" office:value="1.85"/>
          <table:table-cell table:style-name="ce1" office:value-type="float" office:value="0.70"/>
          <table:table-cell table:style-name="ce1" office:value-type="float" office:value="2.6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8</text:p>
          </table:table-cell>
          <table:table-cell table:style-name="ce1" office:value-type="float" office:value="4961.8400000000000"/>
          <table:table-cell table:style-name="ce1" office:value-type="float" office:value="0.22"/>
          <table:table-cell table:style-name="ce1" office:value-type="float" office:value="0.63"/>
          <table:table-cell table:style-name="ce1" office:value-type="float" office:value="1.65"/>
          <table:table-cell table:style-name="ce1" office:value-type="float" office:value="0.92"/>
          <table:table-cell table:style-name="ce1" office:value-type="float" office:value="2.7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8</text:p>
          </table:table-cell>
          <table:table-cell table:style-name="ce1" office:value-type="float" office:value="4981.6900000000000"/>
          <table:table-cell table:style-name="ce1" office:value-type="float" office:value="0.40"/>
          <table:table-cell table:style-name="ce1" office:value-type="float" office:value="0.71"/>
          <table:table-cell table:style-name="ce1" office:value-type="float" office:value="1.77"/>
          <table:table-cell table:style-name="ce1" office:value-type="float" office:value="1.33"/>
          <table:table-cell table:style-name="ce1" office:value-type="float" office:value="2.8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8</text:p>
          </table:table-cell>
          <table:table-cell table:style-name="ce1" office:value-type="float" office:value="5044.4600000000000"/>
          <table:table-cell table:style-name="ce1" office:value-type="float" office:value="1.26"/>
          <table:table-cell table:style-name="ce1" office:value-type="float" office:value="1.89"/>
          <table:table-cell table:style-name="ce1" office:value-type="float" office:value="2.60"/>
          <table:table-cell table:style-name="ce1" office:value-type="float" office:value="2.60"/>
          <table:table-cell table:style-name="ce1" office:value-type="float" office:value="4.3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8</text:p>
          </table:table-cell>
          <table:table-cell table:style-name="ce1" office:value-type="float" office:value="5061.1100000000000"/>
          <table:table-cell table:style-name="ce1" office:value-type="float" office:value="0.33"/>
          <table:table-cell table:style-name="ce1" office:value-type="float" office:value="2.00"/>
          <table:table-cell table:style-name="ce1" office:value-type="float" office:value="2.64"/>
          <table:table-cell table:style-name="ce1" office:value-type="float" office:value="2.94"/>
          <table:table-cell table:style-name="ce1" office:value-type="float" office:value="4.4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8</text:p>
          </table:table-cell>
          <table:table-cell table:style-name="ce1" office:value-type="float" office:value="5056.5600000000000"/>
          <table:table-cell table:style-name="ce1" office:value-type="float" office:value="-0.09"/>
          <table:table-cell table:style-name="ce1" office:value-type="float" office:value="1.50"/>
          <table:table-cell table:style-name="ce1" office:value-type="float" office:value="2.23"/>
          <table:table-cell table:style-name="ce1" office:value-type="float" office:value="2.85"/>
          <table:table-cell table:style-name="ce1" office:value-type="float" office:value="4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8</text:p>
          </table:table-cell>
          <table:table-cell table:style-name="ce1" office:value-type="float" office:value="5080.8300000000000"/>
          <table:table-cell table:style-name="ce1" office:value-type="float" office:value="0.48"/>
          <table:table-cell table:style-name="ce1" office:value-type="float" office:value="0.72"/>
          <table:table-cell table:style-name="ce1" office:value-type="float" office:value="2.62"/>
          <table:table-cell table:style-name="ce1" office:value-type="float" office:value="3.34"/>
          <table:table-cell table:style-name="ce1" office:value-type="float" office:value="4.5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8</text:p>
          </table:table-cell>
          <table:table-cell table:style-name="ce1" office:value-type="float" office:value="5103.6900000000000"/>
          <table:table-cell table:style-name="ce1" office:value-type="float" office:value="0.45"/>
          <table:table-cell table:style-name="ce1" office:value-type="float" office:value="0.84"/>
          <table:table-cell table:style-name="ce1" office:value-type="float" office:value="2.86"/>
          <table:table-cell table:style-name="ce1" office:value-type="float" office:value="3.81"/>
          <table:table-cell table:style-name="ce1" office:value-type="float" office:value="4.5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8</text:p>
          </table:table-cell>
          <table:table-cell table:style-name="ce1" office:value-type="float" office:value="5092.9700000000000"/>
          <table:table-cell table:style-name="ce1" office:value-type="float" office:value="-0.21"/>
          <table:table-cell table:style-name="ce1" office:value-type="float" office:value="0.72"/>
          <table:table-cell table:style-name="ce1" office:value-type="float" office:value="2.23"/>
          <table:table-cell table:style-name="ce1" office:value-type="float" office:value="3.59"/>
          <table:table-cell table:style-name="ce1" office:value-type="float" office:value="4.0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8</text:p>
          </table:table-cell>
          <table:table-cell table:style-name="ce1" office:value-type="float" office:value="5100.6100000000000"/>
          <table:table-cell table:style-name="ce1" office:value-type="float" office:value="0.15"/>
          <table:table-cell table:style-name="ce1" office:value-type="float" office:value="0.39"/>
          <table:table-cell table:style-name="ce1" office:value-type="float" office:value="1.11"/>
          <table:table-cell table:style-name="ce1" office:value-type="float" office:value="3.75"/>
          <table:table-cell table:style-name="ce1" office:value-type="float" office:value="3.75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19</text:p>
          </table:table-cell>
          <table:table-cell table:style-name="ce1" office:value-type="float" office:value="5116.9300000000000"/>
          <table:table-cell table:style-name="ce1" office:value-type="float" office:value="0.32"/>
          <table:table-cell table:style-name="ce1" office:value-type="float" office:value="0.26"/>
          <table:table-cell table:style-name="ce1" office:value-type="float" office:value="1.10"/>
          <table:table-cell table:style-name="ce1" office:value-type="float" office:value="0.32"/>
          <table:table-cell table:style-name="ce1" office:value-type="float" office:value="3.7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19</text:p>
          </table:table-cell>
          <table:table-cell table:style-name="ce1" office:value-type="float" office:value="5138.9300000000000"/>
          <table:table-cell table:style-name="ce1" office:value-type="float" office:value="0.43"/>
          <table:table-cell table:style-name="ce1" office:value-type="float" office:value="0.90"/>
          <table:table-cell table:style-name="ce1" office:value-type="float" office:value="1.63"/>
          <table:table-cell table:style-name="ce1" office:value-type="float" office:value="0.75"/>
          <table:table-cell table:style-name="ce1" office:value-type="float" office:value="3.8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19</text:p>
          </table:table-cell>
          <table:table-cell table:style-name="ce1" office:value-type="float" office:value="5177.4700000000000"/>
          <table:table-cell table:style-name="ce1" office:value-type="float" office:value="0.75"/>
          <table:table-cell table:style-name="ce1" office:value-type="float" office:value="1.51"/>
          <table:table-cell table:style-name="ce1" office:value-type="float" office:value="1.90"/>
          <table:table-cell table:style-name="ce1" office:value-type="float" office:value="1.51"/>
          <table:table-cell table:style-name="ce1" office:value-type="float" office:value="4.5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19</text:p>
          </table:table-cell>
          <table:table-cell table:style-name="ce1" office:value-type="float" office:value="5206.9800000000000"/>
          <table:table-cell table:style-name="ce1" office:value-type="float" office:value="0.57"/>
          <table:table-cell table:style-name="ce1" office:value-type="float" office:value="1.76"/>
          <table:table-cell table:style-name="ce1" office:value-type="float" office:value="2.02"/>
          <table:table-cell table:style-name="ce1" office:value-type="float" office:value="2.09"/>
          <table:table-cell table:style-name="ce1" office:value-type="float" office:value="4.9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19</text:p>
          </table:table-cell>
          <table:table-cell table:style-name="ce1" office:value-type="float" office:value="5213.7500000000000"/>
          <table:table-cell table:style-name="ce1" office:value-type="float" office:value="0.13"/>
          <table:table-cell table:style-name="ce1" office:value-type="float" office:value="1.46"/>
          <table:table-cell table:style-name="ce1" office:value-type="float" office:value="2.37"/>
          <table:table-cell table:style-name="ce1" office:value-type="float" office:value="2.22"/>
          <table:table-cell table:style-name="ce1" office:value-type="float" office:value="4.66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19</text:p>
          </table:table-cell>
          <table:table-cell table:style-name="ce1" office:value-type="float" office:value="5214.2700000000000"/>
          <table:table-cell table:style-name="ce1" office:value-type="float" office:value="0.01"/>
          <table:table-cell table:style-name="ce1" office:value-type="float" office:value="0.71"/>
          <table:table-cell table:style-name="ce1" office:value-type="float" office:value="2.23"/>
          <table:table-cell table:style-name="ce1" office:value-type="float" office:value="2.23"/>
          <table:table-cell table:style-name="ce1" office:value-type="float" office:value="3.3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19</text:p>
          </table:table-cell>
          <table:table-cell table:style-name="ce1" office:value-type="float" office:value="5224.1800000000000"/>
          <table:table-cell table:style-name="ce1" office:value-type="float" office:value="0.19"/>
          <table:table-cell table:style-name="ce1" office:value-type="float" office:value="0.33"/>
          <table:table-cell table:style-name="ce1" office:value-type="float" office:value="2.10"/>
          <table:table-cell table:style-name="ce1" office:value-type="float" office:value="2.42"/>
          <table:table-cell table:style-name="ce1" office:value-type="float" office:value="3.22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gosto 2019</text:p>
          </table:table-cell>
          <table:table-cell table:style-name="ce1" office:value-type="float" office:value="5229.9300000000000"/>
          <table:table-cell table:style-name="ce1" office:value-type="float" office:value="0.11"/>
          <table:table-cell table:style-name="ce1" office:value-type="float" office:value="0.31"/>
          <table:table-cell table:style-name="ce1" office:value-type="float" office:value="1.77"/>
          <table:table-cell table:style-name="ce1" office:value-type="float" office:value="2.54"/>
          <table:table-cell table:style-name="ce1" office:value-type="float" office:value="3.4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setembro 2019</text:p>
          </table:table-cell>
          <table:table-cell table:style-name="ce1" office:value-type="float" office:value="5227.8400000000000"/>
          <table:table-cell table:style-name="ce1" office:value-type="float" office:value="-0.04"/>
          <table:table-cell table:style-name="ce1" office:value-type="float" office:value="0.26"/>
          <table:table-cell table:style-name="ce1" office:value-type="float" office:value="0.97"/>
          <table:table-cell table:style-name="ce1" office:value-type="float" office:value="2.49"/>
          <table:table-cell table:style-name="ce1" office:value-type="float" office:value="2.8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outubro 2019</text:p>
          </table:table-cell>
          <table:table-cell table:style-name="ce1" office:value-type="float" office:value="5233.0700000000000"/>
          <table:table-cell table:style-name="ce1" office:value-type="float" office:value="0.10"/>
          <table:table-cell table:style-name="ce1" office:value-type="float" office:value="0.17"/>
          <table:table-cell table:style-name="ce1" office:value-type="float" office:value="0.50"/>
          <table:table-cell table:style-name="ce1" office:value-type="float" office:value="2.60"/>
          <table:table-cell table:style-name="ce1" office:value-type="float" office:value="2.54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novembro 2019</text:p>
          </table:table-cell>
          <table:table-cell table:style-name="ce1" office:value-type="float" office:value="5259.7600000000000"/>
          <table:table-cell table:style-name="ce1" office:value-type="float" office:value="0.51"/>
          <table:table-cell table:style-name="ce1" office:value-type="float" office:value="0.57"/>
          <table:table-cell table:style-name="ce1" office:value-type="float" office:value="0.88"/>
          <table:table-cell table:style-name="ce1" office:value-type="float" office:value="3.12"/>
          <table:table-cell table:style-name="ce1" office:value-type="float" office:value="3.27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dezembro 2019</text:p>
          </table:table-cell>
          <table:table-cell table:style-name="ce1" office:value-type="float" office:value="5320.2500000000000"/>
          <table:table-cell table:style-name="ce1" office:value-type="float" office:value="1.15"/>
          <table:table-cell table:style-name="ce1" office:value-type="float" office:value="1.77"/>
          <table:table-cell table:style-name="ce1" office:value-type="float" office:value="2.03"/>
          <table:table-cell table:style-name="ce1" office:value-type="float" office:value="4.31"/>
          <table:table-cell table:style-name="ce1" office:value-type="float" office:value="4.3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aneiro 2020</text:p>
          </table:table-cell>
          <table:table-cell table:style-name="ce1" office:value-type="float" office:value="5331.4200000000000"/>
          <table:table-cell table:style-name="ce1" office:value-type="float" office:value="0.21"/>
          <table:table-cell table:style-name="ce1" office:value-type="float" office:value="1.88"/>
          <table:table-cell table:style-name="ce1" office:value-type="float" office:value="2.05"/>
          <table:table-cell table:style-name="ce1" office:value-type="float" office:value="0.21"/>
          <table:table-cell table:style-name="ce1" office:value-type="float" office:value="4.19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fevereiro 2020</text:p>
          </table:table-cell>
          <table:table-cell table:style-name="ce1" office:value-type="float" office:value="5344.7500000000000"/>
          <table:table-cell table:style-name="ce1" office:value-type="float" office:value="0.25"/>
          <table:table-cell table:style-name="ce1" office:value-type="float" office:value="1.62"/>
          <table:table-cell table:style-name="ce1" office:value-type="float" office:value="2.20"/>
          <table:table-cell table:style-name="ce1" office:value-type="float" office:value="0.46"/>
          <table:table-cell table:style-name="ce1" office:value-type="float" office:value="4.01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rço 2020</text:p>
          </table:table-cell>
          <table:table-cell table:style-name="ce1" office:value-type="float" office:value="5348.4900000000000"/>
          <table:table-cell table:style-name="ce1" office:value-type="float" office:value="0.07"/>
          <table:table-cell table:style-name="ce1" office:value-type="float" office:value="0.53"/>
          <table:table-cell table:style-name="ce1" office:value-type="float" office:value="2.31"/>
          <table:table-cell table:style-name="ce1" office:value-type="float" office:value="0.53"/>
          <table:table-cell table:style-name="ce1" office:value-type="float" office:value="3.3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abril 2020</text:p>
          </table:table-cell>
          <table:table-cell table:style-name="ce1" office:value-type="float" office:value="5331.9100000000000"/>
          <table:table-cell table:style-name="ce1" office:value-type="float" office:value="-0.31"/>
          <table:table-cell table:style-name="ce1" office:value-type="float" office:value="0.01"/>
          <table:table-cell table:style-name="ce1" office:value-type="float" office:value="1.89"/>
          <table:table-cell table:style-name="ce1" office:value-type="float" office:value="0.22"/>
          <table:table-cell table:style-name="ce1" office:value-type="float" office:value="2.40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maio 2020</text:p>
          </table:table-cell>
          <table:table-cell table:style-name="ce1" office:value-type="float" office:value="5311.6500000000000"/>
          <table:table-cell table:style-name="ce1" office:value-type="float" office:value="-0.38"/>
          <table:table-cell table:style-name="ce1" office:value-type="float" office:value="-0.62"/>
          <table:table-cell table:style-name="ce1" office:value-type="float" office:value="0.99"/>
          <table:table-cell table:style-name="ce1" office:value-type="float" office:value="-0.16"/>
          <table:table-cell table:style-name="ce1" office:value-type="float" office:value="1.88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nho 2020</text:p>
          </table:table-cell>
          <table:table-cell table:style-name="ce1" office:value-type="float" office:value="5325.4600000000000"/>
          <table:table-cell table:style-name="ce1" office:value-type="float" office:value="0.26"/>
          <table:table-cell table:style-name="ce1" office:value-type="float" office:value="-0.43"/>
          <table:table-cell table:style-name="ce1" office:value-type="float" office:value="0.10"/>
          <table:table-cell table:style-name="ce1" office:value-type="float" office:value="0.10"/>
          <table:table-cell table:style-name="ce1" office:value-type="float" office:value="2.13"/>
        </table:table-row>
        <table:table-row table:style-name="ro1">
          <table:table-cell table:style-name="ce1" office:value-type="string">
            <text:p/>
          </table:table-cell>
          <table:table-cell table:style-name="ce1" office:value-type="string">
            <text:p>julho 2020</text:p>
          </table:table-cell>
          <table:table-cell table:style-name="ce1" office:value-type="float" office:value="5344.6300000000000"/>
          <table:table-cell table:style-name="ce1" office:value-type="float" office:value="0.36"/>
          <table:table-cell table:style-name="ce1" office:value-type="float" office:value="0.24"/>
          <table:table-cell table:style-name="ce1" office:value-type="float" office:value="0.25"/>
          <table:table-cell table:style-name="ce1" office:value-type="float" office:value="0.46"/>
          <table:table-cell table:style-name="ce1" office:value-type="float" office:value="2.31"/>
        </table:table-row>
        <table:table-row table:style-name="ro1">
          <table:table-cell table:style-name="ce1" office:value-type="string">
            <text:p>Fonte: IBGE - Índice Nacional de Preços ao Consumidor Amplo</text:p>
          </table:table-cell>
        </table:table-row>
      </table:table>
      <table:table table:name="Notas" table:style-name="ta1">
        <table:table-row table:style-name="ro1">
          <table:table-cell table:style-name="ce1" office:value-type="string">
            <text:p>Notas</text:p>
          </table:table-cell>
        </table:table-row>
        <table:table-row table:style-name="ro1">
          <table:table-cell table:style-name="ce1" office:value-type="string">
            <text:p>1 - Período de coleta ajustado ao mês civil (do primeiro ao trigésimo dia de cada mês), para os meses anteriores a março de 1986.</text:p>
          </table:table-cell>
        </table:table-row>
        <table:table-row table:style-name="ro1">
          <table:table-cell table:style-name="ce1" office:value-type="string">
            <text:p/>
          </table:table-cell>
        </table:table-row>
        <table:table-row table:style-name="ro1">
          <table:table-cell table:style-name="ce1" office:value-type="string">
            <text:p>Legenda</text:p>
          </table:table-cell>
        </table:table-row>
        <table:table-row table:style-name="ro1">
          <table:table-cell table:style-name="ce1" office:value-type="string">
            <text:p>Símbolo</text:p>
          </table:table-cell>
          <table:table-cell table:style-name="ce1" office:value-type="string">
            <text:p>Significado</text:p>
          </table:table-cell>
        </table:table-row>
        <table:table-row table:style-name="ro1">
          <table:table-cell table:style-name="ce1" office:value-type="string">
            <text:p>-</text:p>
          </table:table-cell>
          <table:table-cell table:style-name="ce1" office:value-type="string">
            <text:p>Zero absoluto, não resultante de um cálculo ou arredondamento.
Ex: Em determinado município não existem pessoas de 14 anos de idade sem instrução.</text:p>
          </table:table-cell>
        </table:table-row>
        <table:table-row table:style-name="ro1">
          <table:table-cell table:style-name="ce1" office:value-type="float" office:value="0"/>
          <table:table-cell table:style-name="ce1" office:value-type="string">
            <text:p>Zero resultante de um cálculo ou arredondamento.
Ex: A inflação do feijão em determinada Região Metropolitana foi 0.
Determinado município produziu 400 kg de sementes de girassol e os dados da tabela são expressos em toneladas.</text:p>
          </table:table-cell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Valor inibido para não identificar o informante.
Ex: Determinado município só possui uma empresa produtora de cimento, logo o valor de sua produção deve ser inibido.</text:p>
          </table:table-cell>
        </table:table-row>
        <table:table-row table:style-name="ro1">
          <table:table-cell table:style-name="ce1" office:value-type="string">
            <text:p>..</text:p>
          </table:table-cell>
          <table:table-cell table:style-name="ce1" office:value-type="string">
            <text:p>Valor não se aplica.
Ex: Não se pode obter o total da produção agrícola em determinado município quando os produtos agrícolas são contabilizados com unidades de medida distintas.</text:p>
          </table:table-cell>
        </table:table-row>
        <table:table-row table:style-name="ro1">
          <table:table-cell table:style-name="ce1" office:value-type="string">
            <text:p>...</text:p>
          </table:table-cell>
          <table:table-cell table:style-name="ce1" office:value-type="string">
            <text:p>Valor não disponível.
Ex: A produção de feijão em determinado município não foi pesquisada ou determinado município não existia no ano da pesquisa.</text:p>
          </table:table-cell>
        </table:table-row>
        <table:table-row table:style-name="ro1">
          <table:table-cell table:style-name="ce1" office:value-type="string">
            <text:p>A a Z
(exceto X)</text:p>
          </table:table-cell>
          <table:table-cell table:style-name="ce1" office:value-type="string">
            <text:p>Significa uma faixa de valores. Varia em função da tabela (se for o caso).
Ex: O nível de precisão da produção estimada de combustíveis está na faixa A (95 a 100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IBGE/SIDRA/1.0</meta:generator>
    <dc:creator>API Sidra</dc:creator>
    <dc:date>2020-09-07T23:12:31.000Z</dc:date>
  </office:meta>
</office:document-meta>
</file>